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 manifest:media-type="application/vnd.sun.star.oleobjec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5.625in" fo:margin-left="1.0618in" style:page-number="auto" table:align="left" style:writing-mode="lr-tb"/>
    </style:style>
    <style:style style:name="Table1.A" style:family="table-column">
      <style:table-column-properties style:column-width="2.2917in"/>
    </style:style>
    <style:style style:name="Table1.B" style:family="table-column">
      <style:table-column-properties style:column-width="3.3333in"/>
    </style:style>
    <style:style style:name="Table1.A1" style:family="table-cell">
      <style:table-cell-properties fo:padding="0.0382in" fo:border="none"/>
    </style:style>
    <style:style style:name="Table2" style:family="table" style:master-page-name="">
      <style:table-properties style:width="4.6271in" fo:margin-left="1.0875in" style:page-number="auto" table:align="left" style:writing-mode="lr-tb"/>
    </style:style>
    <style:style style:name="Table2.A" style:family="table-column">
      <style:table-column-properties style:column-width="2.266in"/>
    </style:style>
    <style:style style:name="Table2.B" style:family="table-column">
      <style:table-column-properties style:column-width="2.3611in"/>
    </style:style>
    <style:style style:name="Table2.A1" style:family="table-cell">
      <style:table-cell-properties fo:padding="0.0382in" fo:border="none"/>
    </style:style>
    <style:style style:name="Table5" style:family="table" style:master-page-name="">
      <style:table-properties style:width="4.6535in" fo:margin-left="1.0528in" style:page-number="auto" table:align="left" style:writing-mode="lr-tb"/>
    </style:style>
    <style:style style:name="Table5.A" style:family="table-column">
      <style:table-column-properties style:column-width="2.309in"/>
    </style:style>
    <style:style style:name="Table5.B" style:family="table-column">
      <style:table-column-properties style:column-width="2.3444in"/>
    </style:style>
    <style:style style:name="Table5.A1" style:family="table-cell">
      <style:table-cell-properties fo:padding="0.0382in" fo:border="none"/>
    </style:style>
    <style:style style:name="Table4" style:family="table">
      <style:table-properties style:width="6.6951in" table:align="margins" style:writing-mode="lr-tb"/>
    </style:style>
    <style:style style:name="Table4.A" style:family="table-column">
      <style:table-column-properties style:column-width="1.4986in" style:rel-column-width="14669*"/>
    </style:style>
    <style:style style:name="Table4.B" style:family="table-column">
      <style:table-column-properties style:column-width="5.1965in" style:rel-column-width="5086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92e1a9"/>
    </style:style>
    <style:style style:name="P10"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1"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2"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style:style>
    <style:style style:name="P13" style:family="paragraph" style:parent-style-name="Running_20_Footer">
      <style:paragraph-properties fo:margin-top="0in" fo:margin-bottom="0in" loext:contextual-spacing="false" fo:padding="0in" fo:border="none"/>
      <style:text-properties style:font-name="Arial"/>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5" style:family="paragraph" style:parent-style-name="Running_20_Footer">
      <style:paragraph-properties fo:margin-top="0in" fo:margin-bottom="0in" loext:contextual-spacing="false" fo:line-height="100%" fo:padding="0in" fo:border="none">
        <style:tab-stops/>
      </style:paragraph-properties>
    </style:style>
    <style:style style:name="P16"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8"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9"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0" style:family="paragraph" style:parent-style-name="Standard">
      <style:paragraph-properties fo:margin-top="0in" fo:margin-bottom="0in" loext:contextual-spacing="false"/>
    </style:style>
    <style:style style:name="P21" style:family="paragraph" style:parent-style-name="Standard">
      <style:paragraph-properties fo:margin-top="0in" fo:margin-bottom="0in" loext:contextual-spacing="false" fo:text-align="start" style:justify-single-word="false"/>
      <style:text-properties style:font-name="Helv"/>
    </style:style>
    <style:style style:name="P22"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3" style:family="paragraph" style:parent-style-name="Header">
      <style:paragraph-properties fo:text-align="end" style:justify-single-word="false"/>
    </style:style>
    <style:style style:name="P24" style:family="paragraph" style:parent-style-name="Footer">
      <style:paragraph-properties fo:text-align="end" style:justify-single-word="false"/>
    </style:style>
    <style:style style:name="P25" style:family="paragraph" style:parent-style-name="Footer">
      <style:paragraph-properties fo:text-align="end" style:justify-single-word="false"/>
      <style:text-properties officeooo:paragraph-rsid="002cd7d3"/>
    </style:style>
    <style:style style:name="P26" style:family="paragraph" style:parent-style-name="Footer">
      <style:paragraph-properties fo:text-align="start" style:justify-single-word="false"/>
    </style:style>
    <style:style style:name="P27"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8"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9"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0"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1"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2"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3"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34"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35" style:family="paragraph" style:parent-style-name="Standard">
      <style:text-properties officeooo:rsid="00ff1898" officeooo:paragraph-rsid="0116de8b"/>
    </style:style>
    <style:style style:name="P36" style:family="paragraph" style:parent-style-name="Standard">
      <style:text-properties officeooo:rsid="00ff1898" officeooo:paragraph-rsid="014e9537"/>
    </style:style>
    <style:style style:name="P37" style:family="paragraph" style:parent-style-name="Standard">
      <style:text-properties officeooo:rsid="01014afd" officeooo:paragraph-rsid="01014afd"/>
    </style:style>
    <style:style style:name="P38" style:family="paragraph" style:parent-style-name="Standard">
      <style:text-properties officeooo:rsid="010597aa" officeooo:paragraph-rsid="010597aa"/>
    </style:style>
    <style:style style:name="P39" style:family="paragraph" style:parent-style-name="Standard">
      <style:text-properties officeooo:rsid="0108cf59" officeooo:paragraph-rsid="0108cf59"/>
    </style:style>
    <style:style style:name="P40" style:family="paragraph" style:parent-style-name="Standard">
      <style:text-properties officeooo:rsid="0109f12a" officeooo:paragraph-rsid="0109f12a"/>
    </style:style>
    <style:style style:name="P41" style:family="paragraph" style:parent-style-name="Standard">
      <style:text-properties officeooo:rsid="0109f12a" officeooo:paragraph-rsid="01561cc4"/>
    </style:style>
    <style:style style:name="P42" style:family="paragraph" style:parent-style-name="Standard">
      <style:text-properties officeooo:rsid="010aefdf" officeooo:paragraph-rsid="010aefdf"/>
    </style:style>
    <style:style style:name="P43" style:family="paragraph" style:parent-style-name="Standard">
      <style:text-properties officeooo:rsid="010aefdf" officeooo:paragraph-rsid="01639228"/>
    </style:style>
    <style:style style:name="P44" style:family="paragraph" style:parent-style-name="Standard">
      <style:text-properties officeooo:rsid="010b286d" officeooo:paragraph-rsid="010b286d"/>
    </style:style>
    <style:style style:name="P45" style:family="paragraph" style:parent-style-name="Standard">
      <style:text-properties officeooo:rsid="00f91453" officeooo:paragraph-rsid="00f91453"/>
    </style:style>
    <style:style style:name="P46" style:family="paragraph" style:parent-style-name="Standard">
      <style:text-properties officeooo:rsid="011cd19b" officeooo:paragraph-rsid="011cd19b"/>
    </style:style>
    <style:style style:name="P47" style:family="paragraph" style:parent-style-name="Standard">
      <style:text-properties officeooo:rsid="011cd19b" officeooo:paragraph-rsid="01573c9e"/>
    </style:style>
    <style:style style:name="P48" style:family="paragraph" style:parent-style-name="Standard">
      <style:text-properties officeooo:rsid="0127dd35" officeooo:paragraph-rsid="0127dd35"/>
    </style:style>
    <style:style style:name="P49" style:family="paragraph" style:parent-style-name="Standard">
      <style:text-properties officeooo:rsid="012943e8" officeooo:paragraph-rsid="012943e8"/>
    </style:style>
    <style:style style:name="P50" style:family="paragraph" style:parent-style-name="Standard">
      <style:text-properties officeooo:rsid="012c5c25" officeooo:paragraph-rsid="012c5c25"/>
    </style:style>
    <style:style style:name="P51" style:family="paragraph" style:parent-style-name="Standard">
      <style:text-properties officeooo:rsid="012d62c4" officeooo:paragraph-rsid="012d62c4"/>
    </style:style>
    <style:style style:name="P52" style:family="paragraph" style:parent-style-name="Standard">
      <style:text-properties officeooo:rsid="00fdfc8d" officeooo:paragraph-rsid="013668a3"/>
    </style:style>
    <style:style style:name="P53" style:family="paragraph" style:parent-style-name="Standard">
      <style:text-properties officeooo:paragraph-rsid="01107ae7"/>
    </style:style>
    <style:style style:name="P54" style:family="paragraph" style:parent-style-name="Standard">
      <style:text-properties officeooo:rsid="013146b3" officeooo:paragraph-rsid="013146b3"/>
    </style:style>
    <style:style style:name="P55" style:family="paragraph" style:parent-style-name="Standard">
      <style:text-properties officeooo:rsid="013146b3" officeooo:paragraph-rsid="015f7cb3"/>
    </style:style>
    <style:style style:name="P56" style:family="paragraph" style:parent-style-name="Standard">
      <style:text-properties officeooo:rsid="0131e50f" officeooo:paragraph-rsid="0131e50f"/>
    </style:style>
    <style:style style:name="P57" style:family="paragraph" style:parent-style-name="Standard">
      <style:text-properties officeooo:rsid="00fc025a" officeooo:paragraph-rsid="012f8bbf"/>
    </style:style>
    <style:style style:name="P58" style:family="paragraph" style:parent-style-name="Standard">
      <style:text-properties officeooo:rsid="00fc025a" officeooo:paragraph-rsid="0154211d"/>
    </style:style>
    <style:style style:name="P59" style:family="paragraph" style:parent-style-name="Standard">
      <style:text-properties officeooo:rsid="01355753" officeooo:paragraph-rsid="01355753"/>
    </style:style>
    <style:style style:name="P60" style:family="paragraph" style:parent-style-name="Standard">
      <style:text-properties officeooo:rsid="013668a3" officeooo:paragraph-rsid="013668a3"/>
    </style:style>
    <style:style style:name="P61" style:family="paragraph" style:parent-style-name="Standard">
      <style:text-properties officeooo:rsid="012eafe1" officeooo:paragraph-rsid="012eafe1"/>
    </style:style>
    <style:style style:name="P62" style:family="paragraph" style:parent-style-name="Standard">
      <style:text-properties officeooo:rsid="0137993e" officeooo:paragraph-rsid="0137993e"/>
    </style:style>
    <style:style style:name="P63" style:family="paragraph" style:parent-style-name="Standard">
      <style:text-properties officeooo:rsid="013afb91" officeooo:paragraph-rsid="013afb91"/>
    </style:style>
    <style:style style:name="P64" style:family="paragraph" style:parent-style-name="Standard">
      <style:text-properties officeooo:rsid="013afb91" officeooo:paragraph-rsid="019f9d55"/>
    </style:style>
    <style:style style:name="P65" style:family="paragraph" style:parent-style-name="Standard">
      <style:text-properties officeooo:paragraph-rsid="013da50d"/>
    </style:style>
    <style:style style:name="P66" style:family="paragraph" style:parent-style-name="Standard">
      <style:text-properties officeooo:rsid="0101e6f5" officeooo:paragraph-rsid="013f0301"/>
    </style:style>
    <style:style style:name="P67" style:family="paragraph" style:parent-style-name="Standard">
      <style:text-properties officeooo:rsid="01425fbc" officeooo:paragraph-rsid="01425fbc"/>
    </style:style>
    <style:style style:name="P68" style:family="paragraph" style:parent-style-name="Standard">
      <style:text-properties officeooo:rsid="01425fbc" officeooo:paragraph-rsid="015184dc"/>
    </style:style>
    <style:style style:name="P69" style:family="paragraph" style:parent-style-name="Standard">
      <style:text-properties officeooo:rsid="0146cae4" officeooo:paragraph-rsid="0146cae4"/>
    </style:style>
    <style:style style:name="P70" style:family="paragraph" style:parent-style-name="Standard">
      <style:text-properties officeooo:rsid="0148bc95" officeooo:paragraph-rsid="0148bc95"/>
    </style:style>
    <style:style style:name="P71" style:family="paragraph" style:parent-style-name="Standard">
      <style:text-properties officeooo:rsid="014e9537" officeooo:paragraph-rsid="0150296b"/>
    </style:style>
    <style:style style:name="P72" style:family="paragraph" style:parent-style-name="Standard">
      <style:text-properties officeooo:rsid="0150296b" officeooo:paragraph-rsid="0150296b"/>
    </style:style>
    <style:style style:name="P73" style:family="paragraph" style:parent-style-name="Standard">
      <style:text-properties officeooo:rsid="0154211d" officeooo:paragraph-rsid="0154211d"/>
    </style:style>
    <style:style style:name="P74" style:family="paragraph" style:parent-style-name="Standard">
      <style:text-properties officeooo:rsid="01561cc4" officeooo:paragraph-rsid="01561cc4"/>
    </style:style>
    <style:style style:name="P75" style:family="paragraph" style:parent-style-name="Standard">
      <style:text-properties officeooo:rsid="012057ca" officeooo:paragraph-rsid="015882cf"/>
    </style:style>
    <style:style style:name="P76" style:family="paragraph" style:parent-style-name="Standard">
      <style:text-properties officeooo:rsid="015a8cdd" officeooo:paragraph-rsid="015a8cdd"/>
    </style:style>
    <style:style style:name="P77" style:family="paragraph" style:parent-style-name="Standard">
      <style:text-properties officeooo:rsid="00f73de1" officeooo:paragraph-rsid="00f73de1"/>
    </style:style>
    <style:style style:name="P78" style:family="paragraph" style:parent-style-name="Standard">
      <style:text-properties fo:font-style="normal" officeooo:rsid="013b7294" officeooo:paragraph-rsid="013b7294" style:font-style-asian="normal" style:font-style-complex="normal"/>
    </style:style>
    <style:style style:name="P79" style:family="paragraph" style:parent-style-name="Standard">
      <style:text-properties fo:font-style="normal" officeooo:rsid="01561cc4" officeooo:paragraph-rsid="01561cc4" style:font-style-asian="normal" style:font-style-complex="normal"/>
    </style:style>
    <style:style style:name="P80" style:family="paragraph" style:parent-style-name="Standard">
      <style:text-properties fo:font-weight="normal" officeooo:rsid="0143d6c7" officeooo:paragraph-rsid="0143d6c7" style:font-weight-asian="normal" style:font-weight-complex="normal"/>
    </style:style>
    <style:style style:name="P81" style:family="paragraph" style:parent-style-name="Standard">
      <style:text-properties officeooo:rsid="015c21e7" officeooo:paragraph-rsid="015c21e7"/>
    </style:style>
    <style:style style:name="P82" style:family="paragraph" style:parent-style-name="Standard">
      <style:text-properties officeooo:rsid="015c21e7" officeooo:paragraph-rsid="016b11f1"/>
    </style:style>
    <style:style style:name="P83" style:family="paragraph" style:parent-style-name="Standard">
      <style:text-properties officeooo:rsid="015e82c7" officeooo:paragraph-rsid="015e82c7"/>
    </style:style>
    <style:style style:name="P84" style:family="paragraph" style:parent-style-name="Standard">
      <style:text-properties officeooo:rsid="01639228" officeooo:paragraph-rsid="01639228"/>
    </style:style>
    <style:style style:name="P85" style:family="paragraph" style:parent-style-name="Standard">
      <style:text-properties officeooo:rsid="01639228" officeooo:paragraph-rsid="016429af"/>
    </style:style>
    <style:style style:name="P86" style:family="paragraph" style:parent-style-name="Standard">
      <style:text-properties officeooo:rsid="01654bb3" officeooo:paragraph-rsid="01654bb3"/>
    </style:style>
    <style:style style:name="P87" style:family="paragraph" style:parent-style-name="Standard">
      <style:text-properties officeooo:rsid="016b11f1" officeooo:paragraph-rsid="016b11f1"/>
    </style:style>
    <style:style style:name="P88" style:family="paragraph" style:parent-style-name="Standard">
      <style:text-properties officeooo:rsid="016c99ba" officeooo:paragraph-rsid="016c99ba"/>
    </style:style>
    <style:style style:name="P89" style:family="paragraph" style:parent-style-name="Standard">
      <style:text-properties officeooo:rsid="016e9270" officeooo:paragraph-rsid="016e9270"/>
    </style:style>
    <style:style style:name="P90" style:family="paragraph" style:parent-style-name="Standard">
      <style:text-properties officeooo:rsid="0174f5f8" officeooo:paragraph-rsid="0174f5f8"/>
    </style:style>
    <style:style style:name="P91" style:family="paragraph" style:parent-style-name="Standard">
      <style:text-properties officeooo:rsid="0176d661" officeooo:paragraph-rsid="0176d661"/>
    </style:style>
    <style:style style:name="P92" style:family="paragraph" style:parent-style-name="Standard">
      <style:text-properties officeooo:rsid="017a5f31" officeooo:paragraph-rsid="017a5f31"/>
    </style:style>
    <style:style style:name="P93" style:family="paragraph" style:parent-style-name="Standard">
      <style:text-properties officeooo:paragraph-rsid="017a5f31"/>
    </style:style>
    <style:style style:name="P94" style:family="paragraph" style:parent-style-name="Standard">
      <style:text-properties officeooo:rsid="017c3edc" officeooo:paragraph-rsid="017c3edc"/>
    </style:style>
    <style:style style:name="P95" style:family="paragraph" style:parent-style-name="Standard">
      <style:text-properties officeooo:rsid="017d4d89" officeooo:paragraph-rsid="017d4d89"/>
    </style:style>
    <style:style style:name="P96" style:family="paragraph" style:parent-style-name="Standard">
      <style:text-properties officeooo:paragraph-rsid="017d4d89"/>
    </style:style>
    <style:style style:name="P97" style:family="paragraph" style:parent-style-name="Standard">
      <style:text-properties officeooo:rsid="016429af" officeooo:paragraph-rsid="016429af"/>
    </style:style>
    <style:style style:name="P98" style:family="paragraph" style:parent-style-name="Standard">
      <style:text-properties officeooo:rsid="01817f39" officeooo:paragraph-rsid="01817f39"/>
    </style:style>
    <style:style style:name="P99" style:family="paragraph" style:parent-style-name="Standard">
      <style:text-properties officeooo:rsid="01832f4e" officeooo:paragraph-rsid="01832f4e"/>
    </style:style>
    <style:style style:name="P100" style:family="paragraph" style:parent-style-name="Standard">
      <style:text-properties officeooo:rsid="01854827" officeooo:paragraph-rsid="01854827"/>
    </style:style>
    <style:style style:name="P101" style:family="paragraph" style:parent-style-name="Standard">
      <style:text-properties officeooo:rsid="0189af1b" officeooo:paragraph-rsid="0189af1b"/>
    </style:style>
    <style:style style:name="P102" style:family="paragraph" style:parent-style-name="Standard">
      <style:text-properties officeooo:rsid="018a3e75" officeooo:paragraph-rsid="018a3e75"/>
    </style:style>
    <style:style style:name="P103" style:family="paragraph" style:parent-style-name="Standard">
      <style:text-properties officeooo:rsid="018ac5a8" officeooo:paragraph-rsid="018ac5a8"/>
    </style:style>
    <style:style style:name="P104" style:family="paragraph" style:parent-style-name="Standard">
      <style:text-properties officeooo:rsid="018c2fe4" officeooo:paragraph-rsid="018c2fe4"/>
    </style:style>
    <style:style style:name="P105" style:family="paragraph" style:parent-style-name="Standard">
      <style:text-properties officeooo:rsid="0194e39c" officeooo:paragraph-rsid="0195ce32"/>
    </style:style>
    <style:style style:name="P106" style:family="paragraph" style:parent-style-name="Standard">
      <style:text-properties officeooo:rsid="0198863f" officeooo:paragraph-rsid="0198863f"/>
    </style:style>
    <style:style style:name="P107" style:family="paragraph" style:parent-style-name="Text_20_body">
      <style:text-properties officeooo:rsid="00f490ea" officeooo:paragraph-rsid="00f490ea"/>
    </style:style>
    <style:style style:name="P108" style:family="paragraph" style:parent-style-name="Text_20_body">
      <style:text-properties officeooo:rsid="00f676cf" officeooo:paragraph-rsid="00f676cf"/>
    </style:style>
    <style:style style:name="P109" style:family="paragraph" style:parent-style-name="Text_20_body">
      <style:text-properties officeooo:rsid="00fdfc8d" officeooo:paragraph-rsid="00fdfc8d"/>
    </style:style>
    <style:style style:name="P110" style:family="paragraph" style:parent-style-name="Text_20_body">
      <style:text-properties officeooo:rsid="0106c75b" officeooo:paragraph-rsid="0106c75b"/>
    </style:style>
    <style:style style:name="P111" style:family="paragraph" style:parent-style-name="Text_20_body">
      <style:text-properties officeooo:rsid="0106dc7e" officeooo:paragraph-rsid="0106dc7e"/>
    </style:style>
    <style:style style:name="P112" style:family="paragraph" style:parent-style-name="Text_20_body">
      <style:text-properties officeooo:rsid="0108cf59" officeooo:paragraph-rsid="0108cf59"/>
    </style:style>
    <style:style style:name="P113" style:family="paragraph" style:parent-style-name="Text_20_body">
      <style:text-properties fo:font-weight="normal" officeooo:rsid="01026725" officeooo:paragraph-rsid="01026725" style:font-weight-asian="normal" style:font-weight-complex="normal"/>
    </style:style>
    <style:style style:name="P114" style:family="paragraph" style:parent-style-name="Text_20_body">
      <style:text-properties fo:font-weight="normal" officeooo:rsid="015a8cdd" officeooo:paragraph-rsid="015a8cdd" style:font-weight-asian="normal" style:font-weight-complex="normal"/>
    </style:style>
    <style:style style:name="P115" style:family="paragraph" style:parent-style-name="Text_20_body">
      <style:text-properties fo:font-weight="normal" officeooo:rsid="014bb10c" officeooo:paragraph-rsid="014bb10c" style:font-weight-asian="normal" style:font-weight-complex="normal"/>
    </style:style>
    <style:style style:name="P116" style:family="paragraph" style:parent-style-name="Text_20_body">
      <style:text-properties fo:font-weight="normal" officeooo:rsid="014bb10c" officeooo:paragraph-rsid="016c99ba" style:font-weight-asian="normal" style:font-weight-complex="normal"/>
    </style:style>
    <style:style style:name="P117" style:family="paragraph" style:parent-style-name="Text_20_body">
      <style:text-properties fo:font-weight="normal" officeooo:rsid="014bb10c" officeooo:paragraph-rsid="018fbbc9" style:font-weight-asian="normal" style:font-weight-complex="normal"/>
    </style:style>
    <style:style style:name="P118" style:family="paragraph" style:parent-style-name="Text_20_body">
      <style:text-properties fo:font-weight="normal" officeooo:rsid="014d4315" officeooo:paragraph-rsid="014d4315" style:font-weight-asian="normal" style:font-weight-complex="normal"/>
    </style:style>
    <style:style style:name="P119" style:family="paragraph" style:parent-style-name="Text_20_body">
      <style:text-properties fo:font-weight="normal" officeooo:rsid="019b9cac" officeooo:paragraph-rsid="019b9cac" style:font-weight-asian="normal" style:font-weight-complex="normal"/>
    </style:style>
    <style:style style:name="P120" style:family="paragraph" style:parent-style-name="Text_20_body">
      <style:text-properties officeooo:rsid="012057ca" officeooo:paragraph-rsid="012057ca"/>
    </style:style>
    <style:style style:name="P121" style:family="paragraph" style:parent-style-name="Text_20_body">
      <style:text-properties officeooo:paragraph-rsid="012705e6"/>
    </style:style>
    <style:style style:name="P122" style:family="paragraph" style:parent-style-name="Text_20_body">
      <style:text-properties officeooo:rsid="012705e6" officeooo:paragraph-rsid="012705e6"/>
    </style:style>
    <style:style style:name="P123" style:family="paragraph" style:parent-style-name="Text_20_body">
      <style:text-properties officeooo:rsid="0133e9a5" officeooo:paragraph-rsid="0133e9a5"/>
    </style:style>
    <style:style style:name="P124" style:family="paragraph" style:parent-style-name="Text_20_body">
      <style:text-properties officeooo:rsid="00fe2948" officeooo:paragraph-rsid="013668a3"/>
    </style:style>
    <style:style style:name="P125" style:family="paragraph" style:parent-style-name="Text_20_body">
      <style:text-properties officeooo:rsid="013da50d" officeooo:paragraph-rsid="013da50d"/>
    </style:style>
    <style:style style:name="P126" style:family="paragraph" style:parent-style-name="Text_20_body">
      <style:text-properties officeooo:rsid="0140c3c0" officeooo:paragraph-rsid="0140c3c0"/>
    </style:style>
    <style:style style:name="P127" style:family="paragraph" style:parent-style-name="Text_20_body">
      <style:text-properties officeooo:rsid="0148bc95" officeooo:paragraph-rsid="0148bc95"/>
    </style:style>
    <style:style style:name="P128" style:family="paragraph" style:parent-style-name="Text_20_body">
      <style:text-properties officeooo:rsid="014a66b9" officeooo:paragraph-rsid="014a66b9"/>
    </style:style>
    <style:style style:name="P129" style:family="paragraph" style:parent-style-name="Text_20_body">
      <style:text-properties officeooo:rsid="014bb10c" officeooo:paragraph-rsid="014bb10c"/>
    </style:style>
    <style:style style:name="P130" style:family="paragraph" style:parent-style-name="Text_20_body">
      <style:text-properties officeooo:rsid="014e047d" officeooo:paragraph-rsid="014e047d"/>
    </style:style>
    <style:style style:name="P131" style:family="paragraph" style:parent-style-name="Text_20_body">
      <style:text-properties officeooo:rsid="0151c3ff" officeooo:paragraph-rsid="0151c3ff"/>
    </style:style>
    <style:style style:name="P132" style:family="paragraph" style:parent-style-name="Text_20_body">
      <style:text-properties officeooo:rsid="0151c3ff" officeooo:paragraph-rsid="015c21e7"/>
    </style:style>
    <style:style style:name="P133" style:family="paragraph" style:parent-style-name="Text_20_body">
      <style:text-properties officeooo:rsid="0152f952" officeooo:paragraph-rsid="0152f952"/>
    </style:style>
    <style:style style:name="P134" style:family="paragraph" style:parent-style-name="Text_20_body">
      <style:text-properties officeooo:rsid="01425fbc" officeooo:paragraph-rsid="01425fbc"/>
    </style:style>
    <style:style style:name="P135" style:family="paragraph" style:parent-style-name="Text_20_body">
      <style:text-properties officeooo:rsid="014d4315" officeooo:paragraph-rsid="01654bb3"/>
    </style:style>
    <style:style style:name="P136" style:family="paragraph" style:parent-style-name="Text_20_body">
      <style:text-properties officeooo:rsid="0176d661" officeooo:paragraph-rsid="0176d661"/>
    </style:style>
    <style:style style:name="P137" style:family="paragraph" style:parent-style-name="Text_20_body">
      <style:text-properties officeooo:rsid="0178cfd1" officeooo:paragraph-rsid="0178cfd1"/>
    </style:style>
    <style:style style:name="P138" style:family="paragraph" style:parent-style-name="Text_20_body">
      <style:text-properties officeooo:rsid="017a5f31" officeooo:paragraph-rsid="017a5f31"/>
    </style:style>
    <style:style style:name="P139" style:family="paragraph" style:parent-style-name="Text_20_body">
      <style:text-properties officeooo:rsid="017a9bbf" officeooo:paragraph-rsid="017a9bbf"/>
    </style:style>
    <style:style style:name="P140" style:family="paragraph" style:parent-style-name="Text_20_body">
      <style:text-properties officeooo:rsid="01859313" officeooo:paragraph-rsid="01859313"/>
    </style:style>
    <style:style style:name="P141" style:family="paragraph" style:parent-style-name="Text_20_body">
      <style:text-properties officeooo:rsid="01859313" officeooo:paragraph-rsid="0185f851"/>
    </style:style>
    <style:style style:name="P142" style:family="paragraph" style:parent-style-name="Text_20_body">
      <style:text-properties officeooo:rsid="0185f851" officeooo:paragraph-rsid="0185f851"/>
    </style:style>
    <style:style style:name="P143" style:family="paragraph" style:parent-style-name="Text_20_body">
      <style:text-properties officeooo:rsid="0189af1b" officeooo:paragraph-rsid="0189af1b"/>
    </style:style>
    <style:style style:name="P144" style:family="paragraph" style:parent-style-name="Text_20_body">
      <style:text-properties officeooo:rsid="018ac5a8" officeooo:paragraph-rsid="018ac5a8"/>
    </style:style>
    <style:style style:name="P145" style:family="paragraph" style:parent-style-name="Text_20_body">
      <style:text-properties officeooo:rsid="018da270" officeooo:paragraph-rsid="018da270"/>
    </style:style>
    <style:style style:name="P146" style:family="paragraph" style:parent-style-name="Text_20_body">
      <style:text-properties officeooo:rsid="018e07f0" officeooo:paragraph-rsid="018e07f0"/>
    </style:style>
    <style:style style:name="P147" style:family="paragraph" style:parent-style-name="Text_20_body">
      <style:text-properties officeooo:rsid="0192e1a9" officeooo:paragraph-rsid="0192e1a9"/>
    </style:style>
    <style:style style:name="P148" style:family="paragraph" style:parent-style-name="Text_20_body">
      <style:text-properties officeooo:rsid="01944816" officeooo:paragraph-rsid="01944816"/>
    </style:style>
    <style:style style:name="P149" style:family="paragraph" style:parent-style-name="Text_20_body">
      <style:text-properties officeooo:rsid="019a60e8" officeooo:paragraph-rsid="019a60e8"/>
    </style:style>
    <style:style style:name="P150" style:family="paragraph" style:parent-style-name="Text_20_body">
      <style:text-properties officeooo:rsid="015c21e7" officeooo:paragraph-rsid="015c21e7"/>
    </style:style>
    <style:style style:name="P151" style:family="paragraph" style:parent-style-name="Text_20_body">
      <style:text-properties officeooo:rsid="019e8d54" officeooo:paragraph-rsid="019e8d54"/>
    </style:style>
    <style:style style:name="P152" style:family="paragraph" style:parent-style-name="SQLStatement" style:master-page-name="">
      <style:paragraph-properties style:page-number="auto" fo:keep-with-next="always"/>
      <style:text-properties officeooo:rsid="0108cf59" officeooo:paragraph-rsid="0108cf59"/>
    </style:style>
    <style:style style:name="P153" style:family="paragraph" style:parent-style-name="SQLStatement" style:master-page-name="">
      <loext:graphic-properties draw:fill-image-width="0in" draw:fill-image-height="0in"/>
      <style:paragraph-properties style:page-number="auto" fo:keep-with-next="always"/>
      <style:text-properties officeooo:rsid="0108cf59" officeooo:paragraph-rsid="0108cf59"/>
    </style:style>
    <style:style style:name="P154" style:family="paragraph" style:parent-style-name="Quoted" style:master-page-name="">
      <style:paragraph-properties style:page-number="auto" fo:keep-with-next="always"/>
    </style:style>
    <style:style style:name="P155" style:family="paragraph" style:parent-style-name="Standard" style:master-page-name="">
      <style:paragraph-properties style:page-number="auto" fo:keep-with-next="always"/>
      <style:text-properties officeooo:rsid="00fdfc8d" officeooo:paragraph-rsid="013668a3"/>
    </style:style>
    <style:style style:name="P156" style:family="paragraph" style:parent-style-name="Highlighted">
      <style:text-properties officeooo:rsid="00fdfc8d" officeooo:paragraph-rsid="00fdfc8d"/>
    </style:style>
    <style:style style:name="P157" style:family="paragraph" style:parent-style-name="Highlighted">
      <style:text-properties officeooo:rsid="0106c75b" officeooo:paragraph-rsid="0106c75b"/>
    </style:style>
    <style:style style:name="P158" style:family="paragraph" style:parent-style-name="Highlighted">
      <style:text-properties officeooo:rsid="0108cf59" officeooo:paragraph-rsid="0108cf59"/>
    </style:style>
    <style:style style:name="P159" style:family="paragraph" style:parent-style-name="Highlighted">
      <style:text-properties officeooo:rsid="010efd79" officeooo:paragraph-rsid="010efd79"/>
    </style:style>
    <style:style style:name="P160" style:family="paragraph" style:parent-style-name="Highlighted">
      <style:text-properties officeooo:rsid="013eb62e" officeooo:paragraph-rsid="013eb62e"/>
    </style:style>
    <style:style style:name="P161" style:family="paragraph" style:parent-style-name="Highlighted">
      <style:text-properties officeooo:rsid="010b286d" officeooo:paragraph-rsid="010b286d"/>
    </style:style>
    <style:style style:name="P162" style:family="paragraph" style:parent-style-name="Highlighted">
      <style:text-properties officeooo:rsid="015a8cdd" officeooo:paragraph-rsid="015a8cdd"/>
    </style:style>
    <style:style style:name="P163" style:family="paragraph" style:parent-style-name="Highlighted">
      <style:text-properties officeooo:rsid="016f13df" officeooo:paragraph-rsid="016f13df"/>
    </style:style>
    <style:style style:name="P164" style:family="paragraph" style:parent-style-name="Highlighted">
      <style:text-properties officeooo:rsid="016f7922" officeooo:paragraph-rsid="016f7922"/>
    </style:style>
    <style:style style:name="P165" style:family="paragraph" style:parent-style-name="Highlighted">
      <style:text-properties officeooo:rsid="0178cfd1" officeooo:paragraph-rsid="0178cfd1"/>
    </style:style>
    <style:style style:name="P166" style:family="paragraph" style:parent-style-name="Highlighted">
      <style:text-properties officeooo:rsid="017a9bbf" officeooo:paragraph-rsid="017a9bbf"/>
    </style:style>
    <style:style style:name="P167" style:family="paragraph" style:parent-style-name="Highlighted">
      <style:text-properties officeooo:rsid="0187b567" officeooo:paragraph-rsid="0187b567"/>
    </style:style>
    <style:style style:name="P168" style:family="paragraph" style:parent-style-name="Highlighted">
      <style:text-properties officeooo:rsid="018ac5a8" officeooo:paragraph-rsid="018ac5a8"/>
    </style:style>
    <style:style style:name="P169" style:family="paragraph" style:parent-style-name="SQLStatement">
      <style:text-properties officeooo:rsid="00fdfc8d" officeooo:paragraph-rsid="00fdfc8d"/>
    </style:style>
    <style:style style:name="P170" style:family="paragraph" style:parent-style-name="SQLStatement">
      <style:text-properties officeooo:rsid="0106c75b" officeooo:paragraph-rsid="0106c75b"/>
    </style:style>
    <style:style style:name="P171" style:family="paragraph" style:parent-style-name="SQLStatement">
      <style:text-properties officeooo:rsid="0106dc7e" officeooo:paragraph-rsid="0106dc7e"/>
    </style:style>
    <style:style style:name="P172" style:family="paragraph" style:parent-style-name="SQLStatement">
      <style:text-properties officeooo:rsid="0106dc7e" officeooo:paragraph-rsid="0140c3c0"/>
    </style:style>
    <style:style style:name="P173" style:family="paragraph" style:parent-style-name="SQLStatement">
      <style:text-properties officeooo:rsid="0108cf59" officeooo:paragraph-rsid="0108cf59"/>
    </style:style>
    <style:style style:name="P174" style:family="paragraph" style:parent-style-name="SQLStatement">
      <style:text-properties officeooo:rsid="0176d661" officeooo:paragraph-rsid="0176d661"/>
    </style:style>
    <style:style style:name="P175" style:family="paragraph" style:parent-style-name="SQLStatement">
      <style:text-properties officeooo:rsid="0178cfd1" officeooo:paragraph-rsid="0178cfd1"/>
    </style:style>
    <style:style style:name="P176" style:family="paragraph" style:parent-style-name="SQLStatement">
      <style:text-properties officeooo:rsid="017fb8f9" officeooo:paragraph-rsid="017fb8f9"/>
    </style:style>
    <style:style style:name="P177" style:family="paragraph" style:parent-style-name="SQLStatement">
      <style:paragraph-properties fo:keep-with-next="always"/>
      <style:text-properties officeooo:rsid="0108cf59" officeooo:paragraph-rsid="0108cf59"/>
    </style:style>
    <style:style style:name="P178" style:family="paragraph" style:parent-style-name="SQLStatement">
      <style:paragraph-properties fo:keep-with-next="always"/>
      <style:text-properties officeooo:rsid="0106c75b" officeooo:paragraph-rsid="0106c75b"/>
    </style:style>
    <style:style style:name="P179" style:family="paragraph" style:parent-style-name="SQLStatement">
      <style:paragraph-properties fo:keep-with-next="always"/>
      <style:text-properties officeooo:rsid="0106c75b" officeooo:paragraph-rsid="01407ff3"/>
    </style:style>
    <style:style style:name="P180" style:family="paragraph" style:parent-style-name="SQLStatement">
      <style:paragraph-properties fo:keep-with-next="always"/>
      <style:text-properties officeooo:rsid="0106c75b" officeooo:paragraph-rsid="01639228"/>
    </style:style>
    <style:style style:name="P181" style:family="paragraph" style:parent-style-name="SQLStatement">
      <style:paragraph-properties fo:keep-with-next="always"/>
      <style:text-properties officeooo:rsid="01407ff3" officeooo:paragraph-rsid="01407ff3"/>
    </style:style>
    <style:style style:name="P182" style:family="paragraph" style:parent-style-name="Standard">
      <style:paragraph-properties fo:keep-with-next="always"/>
      <style:text-properties officeooo:rsid="00f91453" officeooo:paragraph-rsid="00f91453"/>
    </style:style>
    <style:style style:name="P183" style:family="paragraph" style:parent-style-name="Endnote">
      <style:text-properties officeooo:rsid="01153c38" officeooo:paragraph-rsid="01153c38"/>
    </style:style>
    <style:style style:name="P184" style:family="paragraph" style:parent-style-name="Endnote">
      <style:text-properties officeooo:rsid="0116de8b" officeooo:paragraph-rsid="0116de8b"/>
    </style:style>
    <style:style style:name="P185" style:family="paragraph" style:parent-style-name="Endnote">
      <style:text-properties officeooo:paragraph-rsid="01181658"/>
    </style:style>
    <style:style style:name="P186" style:family="paragraph" style:parent-style-name="Endnote">
      <style:text-properties officeooo:rsid="0119c3af" officeooo:paragraph-rsid="0119c3af"/>
    </style:style>
    <style:style style:name="P187" style:family="paragraph" style:parent-style-name="Endnote">
      <style:text-properties officeooo:rsid="0119c3af" officeooo:paragraph-rsid="011acd12"/>
    </style:style>
    <style:style style:name="P188" style:family="paragraph" style:parent-style-name="Endnote">
      <style:text-properties officeooo:rsid="011b669b" officeooo:paragraph-rsid="011b669b"/>
    </style:style>
    <style:style style:name="P189" style:family="paragraph" style:parent-style-name="Endnote">
      <style:text-properties officeooo:paragraph-rsid="011cd19b"/>
    </style:style>
    <style:style style:name="P190" style:family="paragraph" style:parent-style-name="Endnote">
      <style:text-properties officeooo:rsid="011e713a" officeooo:paragraph-rsid="011e713a"/>
    </style:style>
    <style:style style:name="P191" style:family="paragraph" style:parent-style-name="Endnote">
      <style:text-properties officeooo:rsid="012057ca" officeooo:paragraph-rsid="012057ca"/>
    </style:style>
    <style:style style:name="P192" style:family="paragraph" style:parent-style-name="Endnote">
      <style:text-properties officeooo:paragraph-rsid="01266ddb"/>
    </style:style>
    <style:style style:name="P193" style:family="paragraph" style:parent-style-name="Endnote">
      <style:text-properties officeooo:rsid="012c5c25" officeooo:paragraph-rsid="012c5c25"/>
    </style:style>
    <style:style style:name="P194" style:family="paragraph" style:parent-style-name="Endnote">
      <style:text-properties officeooo:rsid="012d62c4" officeooo:paragraph-rsid="012d62c4"/>
    </style:style>
    <style:style style:name="P195" style:family="paragraph" style:parent-style-name="Endnote">
      <style:text-properties officeooo:rsid="0133e9a5" officeooo:paragraph-rsid="0133e9a5"/>
    </style:style>
    <style:style style:name="P196" style:family="paragraph" style:parent-style-name="Endnote">
      <style:text-properties officeooo:paragraph-rsid="01107ae7"/>
    </style:style>
    <style:style style:name="P197" style:family="paragraph" style:parent-style-name="Endnote">
      <style:text-properties officeooo:paragraph-rsid="0112af60"/>
    </style:style>
    <style:style style:name="P198" style:family="paragraph" style:parent-style-name="Endnote">
      <style:text-properties officeooo:paragraph-rsid="01153c38"/>
    </style:style>
    <style:style style:name="P199" style:family="paragraph" style:parent-style-name="Endnote">
      <style:text-properties officeooo:rsid="01181658" officeooo:paragraph-rsid="013cab6a"/>
    </style:style>
    <style:style style:name="P200" style:family="paragraph" style:parent-style-name="Endnote">
      <style:text-properties officeooo:rsid="013cab6a" officeooo:paragraph-rsid="013cab6a"/>
    </style:style>
    <style:style style:name="P201" style:family="paragraph" style:parent-style-name="Endnote">
      <style:text-properties officeooo:paragraph-rsid="014e047d"/>
    </style:style>
    <style:style style:name="P202" style:family="paragraph" style:parent-style-name="Endnote">
      <style:text-properties officeooo:rsid="0152f952" officeooo:paragraph-rsid="0152f952"/>
    </style:style>
    <style:style style:name="P203" style:family="paragraph" style:parent-style-name="Endnote">
      <style:text-properties officeooo:paragraph-rsid="0152f952"/>
    </style:style>
    <style:style style:name="P204" style:family="paragraph" style:parent-style-name="Endnote">
      <style:text-properties officeooo:rsid="015de50c" officeooo:paragraph-rsid="015de50c"/>
    </style:style>
    <style:style style:name="P205" style:family="paragraph" style:parent-style-name="Endnote">
      <style:text-properties officeooo:rsid="01659ebf" officeooo:paragraph-rsid="01659ebf"/>
    </style:style>
    <style:style style:name="P206" style:family="paragraph" style:parent-style-name="Endnote">
      <style:text-properties officeooo:paragraph-rsid="0170a8ba"/>
    </style:style>
    <style:style style:name="P207" style:family="paragraph" style:parent-style-name="Endnote">
      <style:text-properties officeooo:rsid="0176d661" officeooo:paragraph-rsid="0176d661"/>
    </style:style>
    <style:style style:name="P208" style:family="paragraph" style:parent-style-name="Endnote">
      <style:text-properties officeooo:rsid="018a3e75" officeooo:paragraph-rsid="018a3e75"/>
    </style:style>
    <style:style style:name="P209" style:family="paragraph" style:parent-style-name="Endnote">
      <style:text-properties officeooo:rsid="01a13e8e" officeooo:paragraph-rsid="01a13e8e"/>
    </style:style>
    <style:style style:name="P210" style:family="paragraph" style:parent-style-name="Endnote">
      <style:text-properties officeooo:rsid="01a1c277" officeooo:paragraph-rsid="01a1c277"/>
    </style:style>
    <style:style style:name="P211" style:family="paragraph" style:parent-style-name="Endnote">
      <style:text-properties officeooo:rsid="01a37d8b" officeooo:paragraph-rsid="01a37d8b"/>
    </style:style>
    <style:style style:name="P212" style:family="paragraph" style:parent-style-name="Highlighted">
      <style:paragraph-properties fo:margin-left="0.4925in" fo:margin-right="0in" fo:text-indent="0in" style:auto-text-indent="false"/>
      <style:text-properties officeooo:paragraph-rsid="0124044b"/>
    </style:style>
    <style:style style:name="P213" style:family="paragraph" style:parent-style-name="Highlighted">
      <style:paragraph-properties fo:margin-left="0.4925in" fo:margin-right="0in" fo:text-indent="0in" style:auto-text-indent="false"/>
      <style:text-properties officeooo:paragraph-rsid="0152f952"/>
    </style:style>
    <style:style style:name="P214" style:family="paragraph" style:parent-style-name="Text_20_body">
      <style:paragraph-properties fo:margin-left="0.4925in" fo:margin-right="0in" fo:text-indent="0in" style:auto-text-indent="false"/>
      <style:text-properties officeooo:rsid="018c2fe4" officeooo:paragraph-rsid="018c2fe4"/>
    </style:style>
    <style:style style:name="P215" style:family="paragraph" style:parent-style-name="QuotedSQL">
      <style:paragraph-properties fo:margin-left="0.4925in" fo:margin-right="0in" fo:text-indent="0in" style:auto-text-indent="false"/>
      <style:text-properties officeooo:rsid="018c2fe4" officeooo:paragraph-rsid="018c2fe4"/>
    </style:style>
    <style:style style:name="P216" style:family="paragraph" style:parent-style-name="Quoted">
      <style:text-properties officeooo:rsid="0146cae4" officeooo:paragraph-rsid="0146cae4"/>
    </style:style>
    <style:style style:name="P217" style:family="paragraph" style:parent-style-name="Quoted">
      <style:text-properties fo:font-weight="normal" officeooo:rsid="0151c3ff" officeooo:paragraph-rsid="0151c3ff" style:font-weight-asian="normal" style:font-weight-complex="normal"/>
    </style:style>
    <style:style style:name="P218" style:family="paragraph" style:parent-style-name="Bold_20_Paragraph">
      <style:text-properties officeooo:rsid="0131e50f" officeooo:paragraph-rsid="0131e50f"/>
    </style:style>
    <style:style style:name="P219" style:family="paragraph" style:parent-style-name="Bold_20_Paragraph">
      <style:text-properties officeooo:rsid="0133e9a5" officeooo:paragraph-rsid="0133e9a5"/>
    </style:style>
    <style:style style:name="P220" style:family="paragraph" style:parent-style-name="Bold_20_Paragraph">
      <style:text-properties officeooo:rsid="01355753" officeooo:paragraph-rsid="01355753"/>
    </style:style>
    <style:style style:name="P221" style:family="paragraph" style:parent-style-name="Bold_20_Paragraph">
      <style:text-properties officeooo:rsid="019b9cac" officeooo:paragraph-rsid="019b9cac"/>
    </style:style>
    <style:style style:name="P222" style:family="paragraph" style:parent-style-name="Bold_20_Paragraph">
      <style:text-properties officeooo:rsid="019b9cac" officeooo:paragraph-rsid="019d4cb9"/>
    </style:style>
    <style:style style:name="P223" style:family="paragraph" style:parent-style-name="Preformatted_20_Text">
      <loext:graphic-properties draw:fill="none"/>
      <style:paragraph-properties fo:margin-left="0.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paragraph-rsid="0165c59f" style:font-size-asian="11pt" style:font-size-complex="11pt"/>
    </style:style>
    <style:style style:name="P224"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225"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226"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227"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228" style:family="paragraph" style:parent-style-name="Table_20_Contents">
      <style:text-properties officeooo:rsid="01859313" officeooo:paragraph-rsid="01859313"/>
    </style:style>
    <style:style style:name="P229" style:family="paragraph" style:parent-style-name="Table_20_Contents">
      <style:text-properties officeooo:rsid="01859313" officeooo:paragraph-rsid="0187b567"/>
    </style:style>
    <style:style style:name="P230" style:family="paragraph" style:parent-style-name="Table_20_Contents">
      <style:text-properties officeooo:rsid="0187b567" officeooo:paragraph-rsid="0187b567"/>
    </style:style>
    <style:style style:name="P231" style:family="paragraph" style:parent-style-name="Table_20_Contents">
      <style:text-properties officeooo:rsid="018a3e75" officeooo:paragraph-rsid="018a3e75"/>
    </style:style>
    <style:style style:name="P232" style:family="paragraph" style:parent-style-name="QuotedSQL">
      <style:text-properties officeooo:rsid="01854827" officeooo:paragraph-rsid="01854827"/>
    </style:style>
    <style:style style:name="P233" style:family="paragraph" style:parent-style-name="QuotedSQL">
      <style:text-properties officeooo:rsid="018a3e75" officeooo:paragraph-rsid="018a3e75"/>
    </style:style>
    <style:style style:name="P234" style:family="paragraph" style:parent-style-name="QuotedSQL">
      <style:text-properties officeooo:paragraph-rsid="018a3e75"/>
    </style:style>
    <style:style style:name="P235" style:family="paragraph" style:parent-style-name="Preformatted_20_Text">
      <style:text-properties style:font-name="Century Schoolbook L" fo:font-size="11pt" style:font-size-asian="11pt" style:font-size-complex="11pt"/>
    </style:style>
    <style:style style:name="P236" style:family="paragraph" style:parent-style-name="Preformatted_20_Text">
      <style:text-properties style:font-name="Century Schoolbook L" fo:font-size="11pt" officeooo:paragraph-rsid="014a66b9" style:font-size-asian="11pt" style:font-size-complex="11pt"/>
    </style:style>
    <style:style style:name="P237" style:family="paragraph" style:parent-style-name="Preformatted_20_Text">
      <style:text-properties style:font-name="Century Schoolbook L" fo:font-size="11pt" officeooo:paragraph-rsid="0165c59f" style:font-name-asian="Liberation Mono" style:font-size-asian="11pt" style:font-name-complex="Liberation Mono" style:font-size-complex="11pt"/>
    </style:style>
    <style:style style:name="P238" style:family="paragraph" style:parent-style-name="Standard" style:list-style-name="L4"/>
    <style:style style:name="P239" style:family="paragraph" style:parent-style-name="Standard" style:list-style-name="L4">
      <style:paragraph-properties fo:text-align="start" style:justify-single-word="false"/>
      <style:text-properties officeooo:rsid="00f73de1" officeooo:paragraph-rsid="00f73de1"/>
    </style:style>
    <style:style style:name="P240" style:family="paragraph" style:parent-style-name="Standard" style:list-style-name="L4">
      <style:paragraph-properties fo:text-align="start" style:justify-single-word="false"/>
      <style:text-properties officeooo:rsid="00f73de1" officeooo:paragraph-rsid="01aed830"/>
    </style:style>
    <style:style style:name="P241" style:family="paragraph" style:parent-style-name="Standard" style:list-style-name="L4">
      <style:paragraph-properties fo:text-align="start" style:justify-single-word="false"/>
      <style:text-properties officeooo:rsid="00ff3323" officeooo:paragraph-rsid="00ff3323"/>
    </style:style>
    <style:style style:name="P242" style:family="paragraph" style:parent-style-name="Standard" style:list-style-name="L4">
      <style:paragraph-properties fo:text-align="start" style:justify-single-word="false"/>
      <style:text-properties officeooo:rsid="00ff3323" officeooo:paragraph-rsid="01af2a78"/>
    </style:style>
    <style:style style:name="P243" style:family="paragraph" style:parent-style-name="Standard" style:list-style-name="L4">
      <style:paragraph-properties fo:text-align="start" style:justify-single-word="false"/>
      <style:text-properties officeooo:paragraph-rsid="0109f12a"/>
    </style:style>
    <style:style style:name="P244" style:family="paragraph" style:parent-style-name="Standard" style:list-style-name="L4">
      <style:paragraph-properties fo:text-align="start" style:justify-single-word="false"/>
      <style:text-properties officeooo:rsid="0131e50f" officeooo:paragraph-rsid="0131e50f"/>
    </style:style>
    <style:style style:name="P245" style:family="paragraph" style:parent-style-name="Standard" style:list-style-name="L6">
      <style:text-properties officeooo:rsid="0131e50f" officeooo:paragraph-rsid="0131e50f"/>
    </style:style>
    <style:style style:name="P246" style:family="paragraph" style:parent-style-name="Standard" style:list-style-name="L4">
      <style:paragraph-properties fo:text-align="start" style:justify-single-word="false"/>
      <style:text-properties officeooo:rsid="0176d661" officeooo:paragraph-rsid="0176d661"/>
    </style:style>
    <style:style style:name="P247" style:family="paragraph" style:parent-style-name="Standard" style:list-style-name="L4">
      <style:paragraph-properties fo:text-align="start" style:justify-single-word="false"/>
      <style:text-properties officeooo:rsid="01355753" officeooo:paragraph-rsid="01355753"/>
    </style:style>
    <style:style style:name="P248" style:family="paragraph" style:parent-style-name="Standard" style:list-style-name="L4">
      <style:paragraph-properties fo:text-align="start" style:justify-single-word="false"/>
      <style:text-properties officeooo:rsid="01519129" officeooo:paragraph-rsid="01659ebf"/>
    </style:style>
    <style:style style:name="P249" style:family="paragraph" style:parent-style-name="Standard" style:list-style-name="L4">
      <style:paragraph-properties fo:text-align="start" style:justify-single-word="false"/>
      <style:text-properties officeooo:rsid="0143d6c7" officeooo:paragraph-rsid="0143d6c7"/>
    </style:style>
    <style:style style:name="P250" style:family="paragraph" style:parent-style-name="Standard" style:list-style-name="L17">
      <style:text-properties officeooo:rsid="0143d6c7" officeooo:paragraph-rsid="0143d6c7"/>
    </style:style>
    <style:style style:name="P251" style:family="paragraph" style:parent-style-name="Standard" style:list-style-name="L4">
      <style:paragraph-properties fo:text-align="start" style:justify-single-word="false"/>
      <style:text-properties officeooo:rsid="015184dc" officeooo:paragraph-rsid="015184dc"/>
    </style:style>
    <style:style style:name="P252" style:family="paragraph" style:parent-style-name="Standard" style:list-style-name="L4">
      <style:paragraph-properties fo:text-align="start" style:justify-single-word="false"/>
      <style:text-properties officeooo:rsid="015e82c7" officeooo:paragraph-rsid="015e82c7"/>
    </style:style>
    <style:style style:name="P253" style:family="paragraph" style:parent-style-name="Standard" style:list-style-name="L4">
      <style:paragraph-properties fo:text-align="start" style:justify-single-word="false"/>
      <style:text-properties officeooo:rsid="0167ceda" officeooo:paragraph-rsid="0167ceda"/>
    </style:style>
    <style:style style:name="P254" style:family="paragraph" style:parent-style-name="Standard" style:list-style-name="L5">
      <style:text-properties officeooo:rsid="0127dd35" officeooo:paragraph-rsid="013146b3"/>
    </style:style>
    <style:style style:name="P255" style:family="paragraph" style:parent-style-name="Standard" style:list-style-name="L9">
      <style:text-properties officeooo:rsid="0127dd35" officeooo:paragraph-rsid="0127dd35"/>
    </style:style>
    <style:style style:name="P256" style:family="paragraph" style:parent-style-name="Standard" style:list-style-name="L5">
      <style:text-properties officeooo:rsid="013146b3" officeooo:paragraph-rsid="013146b3"/>
    </style:style>
    <style:style style:name="P257" style:family="paragraph" style:parent-style-name="Standard" style:list-style-name="L8">
      <style:text-properties officeooo:rsid="00f91453" officeooo:paragraph-rsid="00f91453"/>
    </style:style>
    <style:style style:name="P258" style:family="paragraph" style:parent-style-name="Standard" style:list-style-name="L8">
      <style:text-properties officeooo:rsid="00fdfc8d" officeooo:paragraph-rsid="00fdfc8d"/>
    </style:style>
    <style:style style:name="P259" style:family="paragraph" style:parent-style-name="Standard" style:list-style-name="L10">
      <style:text-properties officeooo:rsid="012943e8" officeooo:paragraph-rsid="013668a3"/>
    </style:style>
    <style:style style:name="P260" style:family="paragraph" style:parent-style-name="Standard" style:list-style-name="L10">
      <style:text-properties officeooo:rsid="012943e8" officeooo:paragraph-rsid="012943e8"/>
    </style:style>
    <style:style style:name="P261" style:family="paragraph" style:parent-style-name="Standard" style:list-style-name="L10">
      <style:text-properties officeooo:rsid="012943e8" officeooo:paragraph-rsid="012ad169"/>
    </style:style>
    <style:style style:name="P262" style:family="paragraph" style:parent-style-name="Standard" style:list-style-name="L11">
      <style:text-properties officeooo:rsid="013afb91" officeooo:paragraph-rsid="019f9d55"/>
    </style:style>
    <style:style style:name="P263" style:family="paragraph" style:parent-style-name="Standard" style:list-style-name="L12">
      <style:text-properties fo:font-style="normal" officeooo:rsid="013b7294" officeooo:paragraph-rsid="013b7294" style:font-style-asian="normal" style:font-style-complex="normal"/>
    </style:style>
    <style:style style:name="P264" style:family="paragraph" style:parent-style-name="Standard" style:list-style-name="L23">
      <style:text-properties fo:font-style="normal" officeooo:rsid="0109f12a" officeooo:paragraph-rsid="0109f12a" style:font-style-asian="normal" style:font-style-complex="normal"/>
    </style:style>
    <style:style style:name="P265" style:family="paragraph" style:parent-style-name="Standard" style:list-style-name="L12">
      <style:text-properties officeooo:rsid="00ff1898" officeooo:paragraph-rsid="01007189"/>
    </style:style>
    <style:style style:name="P266" style:family="paragraph" style:parent-style-name="Standard" style:list-style-name="L12">
      <style:text-properties officeooo:rsid="013b7294" officeooo:paragraph-rsid="013b7294"/>
    </style:style>
    <style:style style:name="P267" style:family="paragraph" style:parent-style-name="Standard" style:list-style-name="L16">
      <style:text-properties officeooo:rsid="01425fbc" officeooo:paragraph-rsid="01425fbc"/>
    </style:style>
    <style:style style:name="P268" style:family="paragraph" style:parent-style-name="Standard" style:list-style-name="L17">
      <style:text-properties fo:font-weight="normal" officeooo:rsid="0143d6c7" officeooo:paragraph-rsid="0143d6c7" style:font-weight-asian="normal" style:font-weight-complex="normal"/>
    </style:style>
    <style:style style:name="P269" style:family="paragraph" style:parent-style-name="Standard" style:list-style-name="L21">
      <style:text-properties fo:font-weight="normal" officeooo:rsid="0154211d" officeooo:paragraph-rsid="0154211d" style:font-weight-asian="normal" style:font-weight-complex="normal"/>
    </style:style>
    <style:style style:name="P270" style:family="paragraph" style:parent-style-name="Standard" style:list-style-name="L28">
      <style:text-properties fo:font-weight="normal" officeooo:rsid="017d4d89" officeooo:paragraph-rsid="017d4d89" style:font-weight-asian="normal" style:font-weight-complex="normal"/>
    </style:style>
    <style:style style:name="P271" style:family="paragraph" style:parent-style-name="Standard">
      <style:text-properties fo:font-weight="normal" officeooo:rsid="017a5f31" officeooo:paragraph-rsid="017a5f31" style:font-weight-asian="normal" style:font-weight-complex="normal"/>
    </style:style>
    <style:style style:name="P272" style:family="paragraph" style:parent-style-name="Standard">
      <style:text-properties fo:font-weight="normal" officeooo:rsid="01b1ea07" officeooo:paragraph-rsid="01b1ea07" style:font-weight-asian="normal" style:font-weight-complex="normal"/>
    </style:style>
    <style:style style:name="P273" style:family="paragraph" style:parent-style-name="Standard" style:list-style-name="L36">
      <style:text-properties fo:font-weight="normal" officeooo:rsid="01b3f228" officeooo:paragraph-rsid="01b3f228" style:font-weight-asian="normal" style:font-weight-complex="normal"/>
    </style:style>
    <style:style style:name="P274" style:family="paragraph" style:parent-style-name="Standard">
      <style:text-properties fo:font-weight="normal" officeooo:rsid="01b3f228" officeooo:paragraph-rsid="01b3f228" style:font-weight-asian="normal" style:font-weight-complex="normal"/>
    </style:style>
    <style:style style:name="P275" style:family="paragraph" style:parent-style-name="Standard" style:list-style-name="L22">
      <style:text-properties officeooo:rsid="015c21e7" officeooo:paragraph-rsid="015c21e7"/>
    </style:style>
    <style:style style:name="P276" style:family="paragraph" style:parent-style-name="Standard" style:list-style-name="L24">
      <style:text-properties officeooo:rsid="015882cf" officeooo:paragraph-rsid="015882cf"/>
    </style:style>
    <style:style style:name="P277" style:family="paragraph" style:parent-style-name="Standard" style:list-style-name="L25">
      <style:text-properties officeooo:rsid="0195ce32" officeooo:paragraph-rsid="0195ce32"/>
    </style:style>
    <style:style style:name="P278" style:family="paragraph" style:parent-style-name="Standard" style:list-style-name="L25">
      <style:text-properties officeooo:rsid="01266ddb" officeooo:paragraph-rsid="0170a8ba"/>
    </style:style>
    <style:style style:name="P279" style:family="paragraph" style:parent-style-name="Standard" style:list-style-name="L28">
      <style:text-properties officeooo:rsid="017d4d89" officeooo:paragraph-rsid="017d4d89"/>
    </style:style>
    <style:style style:name="P280" style:family="paragraph" style:parent-style-name="Standard" style:list-style-name="L29">
      <style:text-properties officeooo:rsid="01852a51" officeooo:paragraph-rsid="01852a51"/>
    </style:style>
    <style:style style:name="P281" style:family="paragraph" style:parent-style-name="Standard" style:list-style-name="L32">
      <style:text-properties officeooo:rsid="018ac5a8" officeooo:paragraph-rsid="018ac5a8"/>
    </style:style>
    <style:style style:name="P282" style:family="paragraph" style:parent-style-name="Standard" style:list-style-name="L32">
      <style:text-properties officeooo:rsid="018c2fe4" officeooo:paragraph-rsid="018c2fe4"/>
    </style:style>
    <style:style style:name="P283" style:family="paragraph" style:parent-style-name="Standard" style:list-style-name="L33">
      <style:text-properties officeooo:rsid="018c2fe4" officeooo:paragraph-rsid="018c2fe4"/>
    </style:style>
    <style:style style:name="P284" style:family="paragraph" style:parent-style-name="Standard" style:list-style-name="L35">
      <style:text-properties officeooo:rsid="0198863f" officeooo:paragraph-rsid="0198863f"/>
    </style:style>
    <style:style style:name="P285" style:family="paragraph" style:parent-style-name="Standard">
      <style:text-properties officeooo:rsid="016c99ba" officeooo:paragraph-rsid="01abbf15"/>
    </style:style>
    <style:style style:name="P286" style:family="paragraph" style:parent-style-name="Standard">
      <style:text-properties officeooo:paragraph-rsid="0122fd4d"/>
    </style:style>
    <style:style style:name="P287" style:family="paragraph" style:parent-style-name="Standard">
      <style:text-properties officeooo:rsid="017c3edc" officeooo:paragraph-rsid="01b4483a"/>
    </style:style>
    <style:style style:name="P288"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289"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290" style:family="paragraph" style:parent-style-name="Text_20_body" style:list-style-name="L1">
      <style:text-properties officeooo:rsid="00f490ea" officeooo:paragraph-rsid="00f490ea"/>
    </style:style>
    <style:style style:name="P291" style:family="paragraph" style:parent-style-name="Text_20_body" style:list-style-name="L2">
      <style:text-properties officeooo:rsid="00f490ea" officeooo:paragraph-rsid="00f490ea"/>
    </style:style>
    <style:style style:name="P292" style:family="paragraph" style:parent-style-name="Text_20_body" style:list-style-name="L3">
      <style:text-properties officeooo:rsid="00f676cf" officeooo:paragraph-rsid="00f676cf"/>
    </style:style>
    <style:style style:name="P293" style:family="paragraph" style:parent-style-name="Text_20_body" style:list-style-name="L7">
      <style:text-properties fo:font-weight="normal" officeooo:rsid="015a8cdd" officeooo:paragraph-rsid="015a8cdd" style:font-weight-asian="normal" style:font-weight-complex="normal"/>
    </style:style>
    <style:style style:name="P294" style:family="paragraph" style:parent-style-name="Text_20_body" style:list-style-name="L18">
      <style:text-properties fo:font-weight="normal" officeooo:rsid="014bb10c" officeooo:paragraph-rsid="014bb10c" style:font-weight-asian="normal" style:font-weight-complex="normal"/>
    </style:style>
    <style:style style:name="P295" style:family="paragraph" style:parent-style-name="Text_20_body" style:list-style-name="L13">
      <style:text-properties officeooo:rsid="012705e6" officeooo:paragraph-rsid="012705e6"/>
    </style:style>
    <style:style style:name="P296" style:family="paragraph" style:parent-style-name="Text_20_body" style:list-style-name="L15">
      <style:text-properties officeooo:rsid="01026725" officeooo:paragraph-rsid="01026725"/>
    </style:style>
    <style:style style:name="P297" style:family="paragraph" style:parent-style-name="Text_20_body" style:list-style-name="L15">
      <style:text-properties officeooo:rsid="01043ba7" officeooo:paragraph-rsid="01043ba7"/>
    </style:style>
    <style:style style:name="P298" style:family="paragraph" style:parent-style-name="Text_20_body" style:list-style-name="L19">
      <style:text-properties officeooo:paragraph-rsid="016c99ba"/>
    </style:style>
    <style:style style:name="P299" style:family="paragraph" style:parent-style-name="Text_20_body" style:list-style-name="L20">
      <style:text-properties officeooo:rsid="0151c3ff" officeooo:paragraph-rsid="0151c3ff"/>
    </style:style>
    <style:style style:name="P300" style:family="paragraph" style:parent-style-name="Text_20_body" style:list-style-name="L20">
      <style:text-properties officeooo:rsid="0152f952" officeooo:paragraph-rsid="0152f952"/>
    </style:style>
    <style:style style:name="P301" style:family="paragraph" style:parent-style-name="Text_20_body" style:list-style-name="L26"/>
    <style:style style:name="P302" style:family="paragraph" style:parent-style-name="Text_20_body" style:list-style-name="L26">
      <style:text-properties officeooo:paragraph-rsid="0122fd4d"/>
    </style:style>
    <style:style style:name="P303" style:family="paragraph" style:parent-style-name="Text_20_body" style:list-style-name="L27">
      <style:text-properties officeooo:paragraph-rsid="0124044b"/>
    </style:style>
    <style:style style:name="P304" style:family="paragraph" style:parent-style-name="Text_20_body" style:list-style-name="L30">
      <style:text-properties officeooo:rsid="0185f851" officeooo:paragraph-rsid="0185f851"/>
    </style:style>
    <style:style style:name="P305" style:family="paragraph" style:parent-style-name="Text_20_body" style:list-style-name="L34">
      <style:text-properties officeooo:rsid="018c2fe4" officeooo:paragraph-rsid="018c2fe4"/>
    </style:style>
    <style:style style:name="P306" style:family="paragraph" style:parent-style-name="Text_20_body">
      <style:text-properties officeooo:rsid="01abbf15" officeooo:paragraph-rsid="01abbf15"/>
    </style:style>
    <style:style style:name="P307" style:family="paragraph" style:parent-style-name="Text_20_body" style:list-style-name="L31">
      <style:paragraph-properties fo:margin-top="0in" fo:margin-bottom="0.1701in" loext:contextual-spacing="true"/>
      <style:text-properties officeooo:rsid="018ac5a8" officeooo:paragraph-rsid="018ac5a8"/>
    </style:style>
    <style:style style:name="P308" style:family="paragraph" style:parent-style-name="Heading_20_1">
      <style:text-properties officeooo:paragraph-rsid="0127dd35"/>
    </style:style>
    <style:style style:name="P309" style:family="paragraph" style:parent-style-name="Heading_20_1" style:master-page-name="Right_20_Page">
      <style:paragraph-properties style:page-number="1" fo:break-before="auto" fo:break-after="auto"/>
      <style:text-properties officeooo:paragraph-rsid="002a495c"/>
    </style:style>
    <style:style style:name="P310" style:family="paragraph" style:parent-style-name="Heading_20_2">
      <style:text-properties officeooo:rsid="00f73de1" officeooo:paragraph-rsid="00f73de1"/>
    </style:style>
    <style:style style:name="P311" style:family="paragraph" style:parent-style-name="Heading_20_2">
      <style:text-properties officeooo:rsid="00f91453" officeooo:paragraph-rsid="00f91453"/>
    </style:style>
    <style:style style:name="P312" style:family="paragraph" style:parent-style-name="Heading_20_2">
      <style:text-properties officeooo:rsid="0127dd35" officeooo:paragraph-rsid="0127dd35"/>
    </style:style>
    <style:style style:name="P313" style:family="paragraph" style:parent-style-name="Heading_20_2">
      <style:text-properties officeooo:rsid="011437c9" officeooo:paragraph-rsid="012eafe1"/>
    </style:style>
    <style:style style:name="P314" style:family="paragraph" style:parent-style-name="Heading_20_2">
      <style:text-properties officeooo:rsid="0130aa5e" officeooo:paragraph-rsid="0130aa5e"/>
    </style:style>
    <style:style style:name="P315" style:family="paragraph" style:parent-style-name="Heading_20_2">
      <style:text-properties officeooo:rsid="010adfb4" officeooo:paragraph-rsid="010adfb4"/>
    </style:style>
    <style:style style:name="P316" style:family="paragraph" style:parent-style-name="Heading_20_2">
      <style:text-properties officeooo:rsid="010adfb4" officeooo:paragraph-rsid="015a8cdd"/>
    </style:style>
    <style:style style:name="P317" style:family="paragraph" style:parent-style-name="Heading_20_2">
      <style:text-properties officeooo:rsid="01737526" officeooo:paragraph-rsid="01737526"/>
    </style:style>
    <style:style style:name="P318" style:family="paragraph" style:parent-style-name="Heading_20_3">
      <style:text-properties officeooo:rsid="0130aa5e" officeooo:paragraph-rsid="0130aa5e"/>
    </style:style>
    <style:style style:name="P319" style:family="paragraph" style:parent-style-name="Heading_20_3">
      <style:text-properties officeooo:rsid="010adfb4" officeooo:paragraph-rsid="010adfb4"/>
    </style:style>
    <style:style style:name="P320" style:family="paragraph" style:parent-style-name="Heading_20_3">
      <style:text-properties officeooo:rsid="010adfb4" officeooo:paragraph-rsid="01b4483a"/>
    </style:style>
    <style:style style:name="P321" style:family="paragraph" style:parent-style-name="Heading_20_3">
      <style:text-properties officeooo:rsid="0174f5f8" officeooo:paragraph-rsid="0174f5f8"/>
    </style:style>
    <style:style style:name="P322" style:family="paragraph" style:parent-style-name="Heading_20_3">
      <style:text-properties officeooo:rsid="0174f5f8" officeooo:paragraph-rsid="01b4483a"/>
    </style:style>
    <style:style style:name="P323" style:family="paragraph" style:parent-style-name="Heading_20_3">
      <style:text-properties officeooo:rsid="01854827" officeooo:paragraph-rsid="01854827"/>
    </style:style>
    <style:style style:name="P324" style:family="paragraph" style:parent-style-name="Heading_20_3">
      <style:text-properties officeooo:rsid="018ac5a8" officeooo:paragraph-rsid="018ac5a8"/>
    </style:style>
    <style:style style:name="P325" style:family="paragraph" style:parent-style-name="Heading_20_4">
      <style:text-properties officeooo:rsid="013da50d" officeooo:paragraph-rsid="013da50d"/>
    </style:style>
    <style:style style:name="P326" style:family="paragraph" style:parent-style-name="Heading_20_4">
      <style:text-properties officeooo:rsid="01026725" officeooo:paragraph-rsid="01026725"/>
    </style:style>
    <style:style style:name="P327" style:family="paragraph" style:parent-style-name="Heading_20_4">
      <style:text-properties officeooo:rsid="010aefdf" officeooo:paragraph-rsid="010aefdf"/>
    </style:style>
    <style:style style:name="P328" style:family="paragraph" style:parent-style-name="Heading_20_4">
      <style:text-properties officeooo:rsid="0160c52c" officeooo:paragraph-rsid="0160c52c"/>
    </style:style>
    <style:style style:name="P329" style:family="paragraph" style:parent-style-name="Heading_20_4">
      <style:text-properties officeooo:rsid="014e9537" officeooo:paragraph-rsid="014e9537"/>
    </style:style>
    <style:style style:name="P330" style:family="paragraph" style:parent-style-name="Heading_20_4">
      <style:text-properties officeooo:rsid="016c99ba" officeooo:paragraph-rsid="016c99ba"/>
    </style:style>
    <style:style style:name="P331" style:family="paragraph" style:parent-style-name="Heading_20_4">
      <style:text-properties officeooo:rsid="017c3edc" officeooo:paragraph-rsid="017c3edc"/>
    </style:style>
    <style:style style:name="P332" style:family="paragraph" style:parent-style-name="Heading_20_4">
      <style:text-properties officeooo:rsid="017d4d89" officeooo:paragraph-rsid="017d4d89"/>
    </style:style>
    <style:style style:name="P333" style:family="paragraph" style:parent-style-name="Heading_20_4">
      <style:text-properties officeooo:rsid="01b3f228" officeooo:paragraph-rsid="01b3f228"/>
    </style:style>
    <style:style style:name="P334" style:family="paragraph" style:parent-style-name="Contents_20_1" style:master-page-name="Front_20_Right">
      <style:paragraph-properties style:page-number="auto">
        <style:tab-stops>
          <style:tab-stop style:position="6.2701in" style:type="right"/>
        </style:tab-stops>
      </style:paragraph-properties>
    </style:style>
    <style:style style:name="P335" style:family="paragraph" style:parent-style-name="Table_20_Contents">
      <style:text-properties style:font-name="Century Schoolbook L" fo:font-size="11pt" style:font-size-asian="11pt" style:font-size-complex="11pt"/>
    </style:style>
    <style:style style:name="P336" style:family="paragraph" style:parent-style-name="Highlighted">
      <style:text-properties officeooo:rsid="016429af" officeooo:paragraph-rsid="016429af"/>
    </style:style>
    <style:style style:name="P337" style:family="paragraph" style:parent-style-name="Highlighted">
      <style:text-properties officeooo:rsid="01b1ea07" officeooo:paragraph-rsid="01b1ea07"/>
    </style:style>
    <style:style style:name="P338" style:family="paragraph" style:parent-style-name="SQLStatement">
      <style:text-properties officeooo:rsid="017fb8f9" officeooo:paragraph-rsid="01b4483a"/>
    </style:style>
    <style:style style:name="P339" style:family="paragraph" style:parent-style-name="Quoted" style:list-style-name="L14">
      <style:paragraph-properties fo:margin-left="0in" fo:margin-right="0in" fo:text-indent="0in" style:auto-text-indent="false"/>
    </style:style>
    <style:style style:name="P340" style:family="paragraph" style:parent-style-name="Preformatted_20_Text">
      <style:text-properties style:font-name="Century Schoolbook L" fo:font-size="11pt" style:font-size-asian="11pt" style:font-size-complex="11pt"/>
    </style:style>
    <style:style style:name="P341" style:family="paragraph" style:parent-style-name="Preformatted_20_Text">
      <loext:graphic-properties draw:fill="none"/>
      <style:paragraph-properties fo:margin-left="0.0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4.3508in"/>
          <style:tab-stop style:position="6.25in" style:type="right"/>
        </style:tab-stops>
      </style:paragraph-properties>
      <style:text-properties style:font-name="Century Schoolbook L" fo:font-size="11pt" officeooo:rsid="0165c59f" officeooo:paragraph-rsid="018fbbc9" style:font-size-asian="11pt" style:font-size-complex="11pt"/>
    </style:style>
    <style:style style:name="P342"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bb10c" style:font-size-asian="11pt" style:font-size-complex="11pt"/>
    </style:style>
    <style:style style:name="P343" style:family="paragraph" style:parent-style-name="Preformatted_20_Text">
      <loext:graphic-properties draw:fill="none"/>
      <style:paragraph-properties fo:margin-left="0.5618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a82a73" style:font-size-asian="11pt" style:font-size-complex="11pt"/>
    </style:style>
    <style:style style:name="P344"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paragraph-rsid="014a66b9" style:font-size-asian="11pt" style:font-size-complex="11pt"/>
    </style:style>
    <style:style style:name="P345" style:family="paragraph" style:parent-style-name="Preformatted_20_Text">
      <loext:graphic-properties draw:fill="none"/>
      <style:paragraph-properties fo:margin-left="0.6252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66d373" officeooo:paragraph-rsid="0166d373" style:font-size-asian="11pt" style:font-size-complex="11pt"/>
    </style:style>
    <style:style style:name="P346" style:family="paragraph" style:parent-style-name="Preformatted_20_Text">
      <loext:graphic-properties draw:fill="none"/>
      <style:paragraph-properties fo:margin-left="1.4366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65c59f" style:font-size-asian="11pt" style:font-size-complex="11pt"/>
    </style:style>
    <style:style style:name="P347" style:family="paragraph" style:parent-style-name="Preformatted_20_Text">
      <loext:graphic-properties draw:fill="none"/>
      <style:paragraph-properties fo:margin-left="1.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9in"/>
          <style:tab-stop style:position="1.15in"/>
          <style:tab-stop style:position="1.35in"/>
          <style:tab-stop style:position="2.5in"/>
          <style:tab-stop style:position="6.25in" style:type="right"/>
        </style:tab-stops>
      </style:paragraph-properties>
      <style:text-properties style:font-name="Century Schoolbook L" fo:font-size="11pt" officeooo:rsid="0165c59f" officeooo:paragraph-rsid="018fbbc9" style:font-size-asian="11pt" style:font-size-complex="11pt"/>
    </style:style>
    <style:style style:name="P348" style:family="paragraph" style:parent-style-name="Preformatted_20_Text">
      <loext:graphic-properties draw:fill="none"/>
      <style:paragraph-properties fo:margin-left="0.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officeooo:rsid="018fbbc9" officeooo:paragraph-rsid="018fbbc9" style:font-size-asian="11pt" style:font-size-complex="11pt"/>
    </style:style>
    <style:style style:name="P349" style:family="paragraph" style:parent-style-name="Preformatted_20_Text">
      <loext:graphic-properties draw:fill="none"/>
      <style:paragraph-properties fo:margin-left="0.25in" fo:margin-right="0in" fo:margin-top="0in" fo:margin-bottom="0.1701in" loext:contextual-spacing="true" fo:text-align="justify" style:justify-single-word="false" fo:orphans="2" fo:widows="2" fo:text-indent="0in" style:auto-text-indent="false" fo:background-color="transparent"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Century Schoolbook L" fo:font-size="11pt" style:font-size-asian="11pt" style:font-size-complex="11pt"/>
    </style:style>
    <style:style style:name="P350" style:family="paragraph" style:parent-style-name="Preformatted_20_Text">
      <style:paragraph-properties fo:margin-top="0in" fo:margin-bottom="0.05in" loext:contextual-spacing="true" fo:text-align="center" style:justify-single-word="false"/>
      <style:text-properties style:font-name="Century Schoolbook L" fo:font-size="11pt" officeooo:rsid="01a9affe" officeooo:paragraph-rsid="01a9affe" style:font-size-asian="11pt" style:font-size-complex="11pt"/>
    </style:style>
    <style:style style:name="P351" style:family="paragraph" style:parent-style-name="QuotedSQL" style:list-style-name="L14">
      <style:paragraph-properties fo:margin-left="0in" fo:margin-right="0in" fo:text-indent="0in" style:auto-text-indent="false"/>
    </style:style>
    <style:style style:name="P352" style:family="paragraph" style:parent-style-name="Endnote">
      <style:text-properties officeooo:rsid="01aaa9e2" officeooo:paragraph-rsid="01aaa9e2"/>
    </style:style>
    <style:style style:name="P353" style:family="paragraph" style:parent-style-name="Endnote">
      <style:text-properties officeooo:paragraph-rsid="01ae616f"/>
    </style:style>
    <style:style style:name="P354" style:family="paragraph" style:parent-style-name="Endnote">
      <style:text-properties officeooo:rsid="01af5339" officeooo:paragraph-rsid="01af5339"/>
    </style:style>
    <style:style style:name="P355" style:family="paragraph" style:parent-style-name="Endnote">
      <style:text-properties officeooo:rsid="01b1ea07" officeooo:paragraph-rsid="01b1ea07"/>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fo:font-style="italic" style:font-style-asian="italic" style:font-style-complex="italic"/>
    </style:style>
    <style:style style:name="T10" style:family="text">
      <style:text-properties fo:font-style="italic" officeooo:rsid="00f490ea" style:font-style-asian="italic" style:font-style-complex="italic"/>
    </style:style>
    <style:style style:name="T11" style:family="text">
      <style:text-properties fo:font-style="italic" fo:font-weight="normal" officeooo:rsid="01043ba7" style:font-style-asian="italic" style:font-weight-asian="normal" style:font-style-complex="italic" style:font-weight-complex="normal"/>
    </style:style>
    <style:style style:name="T12" style:family="text">
      <style:text-properties officeooo:rsid="00f490ea"/>
    </style:style>
    <style:style style:name="T13" style:family="text">
      <style:text-properties officeooo:rsid="00f676cf"/>
    </style:style>
    <style:style style:name="T14" style:family="text">
      <style:text-properties officeooo:rsid="00f73de1"/>
    </style:style>
    <style:style style:name="T15" style:family="text">
      <style:text-properties officeooo:rsid="00fe2948"/>
    </style:style>
    <style:style style:name="T16" style:family="text">
      <style:text-properties fo:font-style="normal" style:font-style-asian="normal" style:font-style-complex="normal"/>
    </style:style>
    <style:style style:name="T17" style:family="text">
      <style:text-properties fo:font-style="normal" officeooo:rsid="01007189" style:font-style-asian="normal" style:font-style-complex="normal"/>
    </style:style>
    <style:style style:name="T18" style:family="text">
      <style:text-properties fo:font-style="normal" officeooo:rsid="01014afd" style:font-style-asian="normal" style:font-style-complex="normal"/>
    </style:style>
    <style:style style:name="T19" style:family="text">
      <style:text-properties fo:font-style="normal" officeooo:rsid="0106c75b" style:font-style-asian="normal" style:font-style-complex="normal"/>
    </style:style>
    <style:style style:name="T20" style:family="text">
      <style:text-properties fo:font-style="normal" officeooo:rsid="0109f12a" style:font-style-asian="normal" style:font-style-complex="normal"/>
    </style:style>
    <style:style style:name="T21" style:family="text">
      <style:text-properties fo:font-style="normal" officeooo:rsid="010adfb4" style:font-style-asian="normal" style:font-style-complex="normal"/>
    </style:style>
    <style:style style:name="T22" style:family="text">
      <style:text-properties fo:font-style="normal" officeooo:rsid="010b286d" style:font-style-asian="normal" style:font-style-complex="normal"/>
    </style:style>
    <style:style style:name="T23" style:family="text">
      <style:text-properties fo:font-style="normal" officeooo:rsid="01107ae7" style:font-style-asian="normal" style:font-style-complex="normal"/>
    </style:style>
    <style:style style:name="T24" style:family="text">
      <style:text-properties fo:font-style="normal" officeooo:rsid="01181658" style:font-style-asian="normal" style:font-style-complex="normal"/>
    </style:style>
    <style:style style:name="T25" style:family="text">
      <style:text-properties fo:font-style="normal" officeooo:rsid="013b6936" style:font-style-asian="normal" style:font-style-complex="normal"/>
    </style:style>
    <style:style style:name="T26" style:family="text">
      <style:text-properties fo:font-style="normal" officeooo:rsid="013b7294" style:font-style-asian="normal" style:font-style-complex="normal"/>
    </style:style>
    <style:style style:name="T27" style:family="text">
      <style:text-properties fo:font-style="normal" officeooo:rsid="011f03ea" style:font-style-asian="normal" style:font-style-complex="normal"/>
    </style:style>
    <style:style style:name="T28" style:family="text">
      <style:text-properties fo:font-style="normal" officeooo:rsid="00ff1898" style:font-style-asian="normal" style:font-style-complex="normal"/>
    </style:style>
    <style:style style:name="T29" style:family="text">
      <style:text-properties fo:font-style="normal" officeooo:rsid="013cab6a" style:font-style-asian="normal" style:font-style-complex="normal"/>
    </style:style>
    <style:style style:name="T30" style:family="text">
      <style:text-properties fo:font-style="normal" officeooo:rsid="013da50d" style:font-style-asian="normal" style:font-style-complex="normal"/>
    </style:style>
    <style:style style:name="T31" style:family="text">
      <style:text-properties fo:font-style="normal" officeooo:rsid="00fc025a" style:font-style-asian="normal" style:font-style-complex="normal"/>
    </style:style>
    <style:style style:name="T32" style:family="text">
      <style:text-properties fo:font-style="normal" officeooo:rsid="0162c28d" style:font-style-asian="normal" style:font-style-complex="normal"/>
    </style:style>
    <style:style style:name="T33" style:family="text">
      <style:text-properties fo:font-style="normal" officeooo:rsid="019f9d55" style:font-style-asian="normal" style:font-style-complex="normal"/>
    </style:style>
    <style:style style:name="T34" style:family="text">
      <style:text-properties fo:font-style="normal" fo:font-weight="bold" officeooo:rsid="010adfb4" style:font-style-asian="normal" style:font-weight-asian="bold" style:font-style-complex="normal" style:font-weight-complex="bold"/>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1043ba7" style:font-style-asian="normal" style:font-weight-asian="normal" style:font-style-complex="normal" style:font-weight-complex="normal"/>
    </style:style>
    <style:style style:name="T37" style:family="text">
      <style:text-properties fo:font-style="normal" fo:font-weight="normal" officeooo:rsid="01181658" style:font-style-asian="normal" style:font-weight-asian="normal" style:font-style-complex="normal" style:font-weight-complex="normal"/>
    </style:style>
    <style:style style:name="T38" style:family="text">
      <style:text-properties fo:font-style="normal" fo:font-weight="normal" officeooo:rsid="0119c3af" style:font-style-asian="normal" style:font-weight-asian="normal" style:font-style-complex="normal" style:font-weight-complex="normal"/>
    </style:style>
    <style:style style:name="T39" style:family="text">
      <style:text-properties fo:font-style="normal" fo:font-weight="normal" officeooo:rsid="01407ff3" style:font-style-asian="normal" style:font-weight-asian="normal" style:font-style-complex="normal" style:font-weight-complex="normal"/>
    </style:style>
    <style:style style:name="T40" style:family="text">
      <style:text-properties fo:font-style="normal" fo:font-weight="normal" officeooo:rsid="01639228" style:font-style-asian="normal" style:font-weight-asian="normal" style:font-style-complex="normal" style:font-weight-complex="normal"/>
    </style:style>
    <style:style style:name="T41" style:family="text">
      <style:text-properties fo:font-weight="bold" style:font-weight-asian="bold" style:font-weight-complex="bold"/>
    </style:style>
    <style:style style:name="T42" style:family="text">
      <style:text-properties fo:font-weight="bold" officeooo:rsid="01107ae7" style:font-weight-asian="bold" style:font-weight-complex="bold"/>
    </style:style>
    <style:style style:name="T43" style:family="text">
      <style:text-properties fo:font-weight="bold" officeooo:rsid="01181658" style:font-weight-asian="bold" style:font-weight-complex="bold"/>
    </style:style>
    <style:style style:name="T44" style:family="text">
      <style:text-properties fo:font-weight="bold" officeooo:rsid="013668a3" style:font-weight-asian="bold" style:font-weight-complex="bold"/>
    </style:style>
    <style:style style:name="T45" style:family="text">
      <style:text-properties fo:font-weight="bold" officeooo:rsid="0143d6c7" style:font-weight-asian="bold" style:font-weight-complex="bold"/>
    </style:style>
    <style:style style:name="T46" style:family="text">
      <style:text-properties fo:font-weight="bold" officeooo:rsid="015184dc" style:font-weight-asian="bold" style:font-weight-complex="bold"/>
    </style:style>
    <style:style style:name="T47" style:family="text">
      <style:text-properties fo:font-weight="bold" officeooo:rsid="01519129" style:font-weight-asian="bold" style:font-weight-complex="bold"/>
    </style:style>
    <style:style style:name="T48" style:family="text">
      <style:text-properties fo:font-weight="bold" officeooo:rsid="0167ceda" style:font-weight-asian="bold" style:font-weight-complex="bold"/>
    </style:style>
    <style:style style:name="T49" style:family="text">
      <style:text-properties fo:font-weight="bold" officeooo:rsid="017a5f31" style:font-weight-asian="bold" style:font-weight-complex="bold"/>
    </style:style>
    <style:style style:name="T50" style:family="text">
      <style:text-properties fo:font-weight="bold" officeooo:rsid="017d4d89" style:font-weight-asian="bold" style:font-weight-complex="bold"/>
    </style:style>
    <style:style style:name="T51" style:family="text">
      <style:text-properties fo:font-weight="bold" style:font-name-asian="Liberation Mono" style:font-weight-asian="bold" style:font-name-complex="Liberation Mono" style:font-weight-complex="bold"/>
    </style:style>
    <style:style style:name="T52" style:family="text">
      <style:text-properties fo:font-weight="bold" officeooo:rsid="0165c59f" style:font-name-asian="Liberation Mono" style:font-weight-asian="bold" style:font-name-complex="Liberation Mono" style:font-weight-complex="bold"/>
    </style:style>
    <style:style style:name="T53" style:family="text">
      <style:text-properties officeooo:rsid="01007189"/>
    </style:style>
    <style:style style:name="T54" style:family="text">
      <style:text-properties officeooo:rsid="0101e6f5"/>
    </style:style>
    <style:style style:name="T55" style:family="text">
      <style:text-properties fo:font-weight="normal" style:font-weight-asian="normal" style:font-weight-complex="normal"/>
    </style:style>
    <style:style style:name="T56" style:family="text">
      <style:text-properties fo:font-weight="normal" officeooo:rsid="01043ba7" style:font-weight-asian="normal" style:font-weight-complex="normal"/>
    </style:style>
    <style:style style:name="T57" style:family="text">
      <style:text-properties fo:font-weight="normal" officeooo:rsid="01181658" style:font-weight-asian="normal" style:font-weight-complex="normal"/>
    </style:style>
    <style:style style:name="T58" style:family="text">
      <style:text-properties fo:font-weight="normal" officeooo:rsid="0122fd4d" style:font-weight-asian="normal" style:font-weight-complex="normal"/>
    </style:style>
    <style:style style:name="T59" style:family="text">
      <style:text-properties fo:font-weight="normal" officeooo:rsid="0124040a" style:font-weight-asian="normal" style:font-weight-complex="normal"/>
    </style:style>
    <style:style style:name="T60" style:family="text">
      <style:text-properties fo:font-weight="normal" officeooo:rsid="0124044b" style:font-weight-asian="normal" style:font-weight-complex="normal"/>
    </style:style>
    <style:style style:name="T61" style:family="text">
      <style:text-properties fo:font-weight="normal" officeooo:rsid="012705e6" style:font-weight-asian="normal" style:font-weight-complex="normal"/>
    </style:style>
    <style:style style:name="T62" style:family="text">
      <style:text-properties fo:font-weight="normal" officeooo:rsid="01337332" style:font-weight-asian="normal" style:font-weight-complex="normal"/>
    </style:style>
    <style:style style:name="T63" style:family="text">
      <style:text-properties fo:font-weight="normal" officeooo:rsid="013f0301" style:font-weight-asian="normal" style:font-weight-complex="normal"/>
    </style:style>
    <style:style style:name="T64" style:family="text">
      <style:text-properties fo:font-weight="normal" officeooo:rsid="0143d6c7" style:font-weight-asian="normal" style:font-weight-complex="normal"/>
    </style:style>
    <style:style style:name="T65" style:family="text">
      <style:text-properties fo:font-weight="normal" officeooo:rsid="01452323" style:font-weight-asian="normal" style:font-weight-complex="normal"/>
    </style:style>
    <style:style style:name="T66" style:family="text">
      <style:text-properties fo:font-weight="normal" officeooo:rsid="014d4315" style:font-weight-asian="normal" style:font-weight-complex="normal"/>
    </style:style>
    <style:style style:name="T67" style:family="text">
      <style:text-properties fo:font-weight="normal" officeooo:rsid="014bb10c" style:font-weight-asian="normal" style:font-weight-complex="normal"/>
    </style:style>
    <style:style style:name="T68" style:family="text">
      <style:text-properties fo:font-weight="normal" officeooo:rsid="015184dc" style:font-weight-asian="normal" style:font-weight-complex="normal"/>
    </style:style>
    <style:style style:name="T69" style:family="text">
      <style:text-properties fo:font-weight="normal" officeooo:rsid="0151c3ff" style:font-weight-asian="normal" style:font-weight-complex="normal"/>
    </style:style>
    <style:style style:name="T70" style:family="text">
      <style:text-properties fo:font-weight="normal" officeooo:rsid="015882cf" style:font-weight-asian="normal" style:font-weight-complex="normal"/>
    </style:style>
    <style:style style:name="T71" style:family="text">
      <style:text-properties fo:font-weight="normal" officeooo:rsid="015f7cb3" style:font-weight-asian="normal" style:font-weight-complex="normal"/>
    </style:style>
    <style:style style:name="T72" style:family="text">
      <style:text-properties fo:font-weight="normal" officeooo:rsid="016429af" style:font-weight-asian="normal" style:font-weight-complex="normal"/>
    </style:style>
    <style:style style:name="T73" style:family="text">
      <style:text-properties fo:font-weight="normal" officeooo:rsid="0166b33b" style:font-weight-asian="normal" style:font-weight-complex="normal"/>
    </style:style>
    <style:style style:name="T74" style:family="text">
      <style:text-properties fo:font-weight="normal" officeooo:rsid="0167ceda" style:font-weight-asian="normal" style:font-weight-complex="normal"/>
    </style:style>
    <style:style style:name="T75" style:family="text">
      <style:text-properties fo:font-weight="normal" officeooo:rsid="016c99ba" style:font-weight-asian="normal" style:font-weight-complex="normal"/>
    </style:style>
    <style:style style:name="T76" style:family="text">
      <style:text-properties fo:font-weight="normal" officeooo:rsid="0171f39f" style:font-weight-asian="normal" style:font-weight-complex="normal"/>
    </style:style>
    <style:style style:name="T77" style:family="text">
      <style:text-properties fo:font-weight="normal" officeooo:rsid="017a5f31" style:font-weight-asian="normal" style:font-weight-complex="normal"/>
    </style:style>
    <style:style style:name="T78" style:family="text">
      <style:text-properties fo:font-weight="normal" officeooo:rsid="017a9bbf" style:font-weight-asian="normal" style:font-weight-complex="normal"/>
    </style:style>
    <style:style style:name="T79" style:family="text">
      <style:text-properties fo:font-weight="normal" officeooo:rsid="017d4d89" style:font-weight-asian="normal" style:font-weight-complex="normal"/>
    </style:style>
    <style:style style:name="T80" style:family="text">
      <style:text-properties fo:font-weight="normal" officeooo:rsid="017e1a5b" style:font-weight-asian="normal" style:font-weight-complex="normal"/>
    </style:style>
    <style:style style:name="T81" style:family="text">
      <style:text-properties fo:font-weight="normal" officeooo:rsid="019b9cac" style:font-weight-asian="normal" style:font-weight-complex="normal"/>
    </style:style>
    <style:style style:name="T82" style:family="text">
      <style:text-properties fo:font-weight="normal" officeooo:rsid="01a4e831" style:font-weight-asian="normal" style:font-weight-complex="normal"/>
    </style:style>
    <style:style style:name="T83" style:family="text">
      <style:text-properties fo:font-weight="normal" officeooo:rsid="01a9affe" style:font-weight-asian="normal" style:font-weight-complex="normal"/>
    </style:style>
    <style:style style:name="T84" style:family="text">
      <style:text-properties fo:font-weight="normal" officeooo:rsid="01abbf15" style:font-weight-asian="normal" style:font-weight-complex="normal"/>
    </style:style>
    <style:style style:name="T85" style:family="text">
      <style:text-properties fo:font-weight="normal" officeooo:rsid="01af5339" style:font-weight-asian="normal" style:font-weight-complex="normal"/>
    </style:style>
    <style:style style:name="T86" style:family="text">
      <style:text-properties fo:font-weight="normal" officeooo:rsid="01b102df" style:font-weight-asian="normal" style:font-weight-complex="normal"/>
    </style:style>
    <style:style style:name="T87" style:family="text">
      <style:text-properties fo:font-weight="normal" officeooo:rsid="01b4483a" style:font-weight-asian="normal" style:font-weight-complex="normal"/>
    </style:style>
    <style:style style:name="T88" style:family="text">
      <style:text-properties officeooo:rsid="01026725"/>
    </style:style>
    <style:style style:name="T89" style:family="text">
      <style:text-properties officeooo:rsid="0106c75b"/>
    </style:style>
    <style:style style:name="T90" style:family="text">
      <style:text-properties officeooo:rsid="0106dc7e"/>
    </style:style>
    <style:style style:name="T91" style:family="text">
      <style:text-properties officeooo:rsid="0109f12a"/>
    </style:style>
    <style:style style:name="T92" style:family="text">
      <style:text-properties officeooo:rsid="010adfb4"/>
    </style:style>
    <style:style style:name="T93" style:family="text">
      <style:text-properties officeooo:rsid="010aefdf"/>
    </style:style>
    <style:style style:name="T94" style:family="text">
      <style:text-properties officeooo:rsid="010b286d"/>
    </style:style>
    <style:style style:name="T95" style:family="text">
      <style:text-properties officeooo:rsid="010eedc6"/>
    </style:style>
    <style:style style:name="T96" style:family="text">
      <style:text-properties officeooo:rsid="010efd79"/>
    </style:style>
    <style:style style:name="T97" style:family="text">
      <style:text-properties style:font-name="monospace" fo:font-size="12pt"/>
    </style:style>
    <style:style style:name="T98" style:family="text">
      <style:text-properties officeooo:rsid="01107ae7"/>
    </style:style>
    <style:style style:name="T99" style:family="text">
      <style:text-properties officeooo:rsid="0112af60"/>
    </style:style>
    <style:style style:name="T100" style:family="text">
      <style:text-properties officeooo:rsid="01153c38"/>
    </style:style>
    <style:style style:name="T101" style:family="text">
      <style:text-properties officeooo:rsid="0116de8b"/>
    </style:style>
    <style:style style:name="T102" style:family="text">
      <style:text-properties officeooo:rsid="01181658"/>
    </style:style>
    <style:style style:name="T103" style:family="text">
      <style:text-properties officeooo:rsid="0119c3af"/>
    </style:style>
    <style:style style:name="T104" style:family="text">
      <style:text-properties officeooo:rsid="011acd12"/>
    </style:style>
    <style:style style:name="T105" style:family="text">
      <style:text-properties officeooo:rsid="011cd19b"/>
    </style:style>
    <style:style style:name="T106" style:family="text">
      <style:text-properties officeooo:rsid="011e713a"/>
    </style:style>
    <style:style style:name="T107" style:family="text">
      <style:text-properties officeooo:rsid="012057ca"/>
    </style:style>
    <style:style style:name="T108" style:family="text">
      <style:text-properties fo:font-size="9pt" fo:font-weight="normal" officeooo:rsid="0122fd4d" style:font-size-asian="11pt" style:font-weight-asian="normal" style:font-size-complex="10pt" style:font-weight-complex="normal"/>
    </style:style>
    <style:style style:name="T109" style:family="text">
      <style:text-properties officeooo:rsid="01266ddb"/>
    </style:style>
    <style:style style:name="T110" style:family="text">
      <style:text-properties officeooo:rsid="0127dd35"/>
    </style:style>
    <style:style style:name="T111" style:family="text">
      <style:text-properties officeooo:rsid="012ad169"/>
    </style:style>
    <style:style style:name="T112" style:family="text">
      <style:text-properties officeooo:rsid="012c5c25"/>
    </style:style>
    <style:style style:name="T113" style:family="text">
      <style:text-properties officeooo:rsid="012d62c4"/>
    </style:style>
    <style:style style:name="T114" style:family="text">
      <style:text-properties officeooo:rsid="013146b3"/>
    </style:style>
    <style:style style:name="T115" style:family="text">
      <style:text-properties officeooo:rsid="0133e9a5"/>
    </style:style>
    <style:style style:name="T116" style:family="text">
      <style:text-properties officeooo:rsid="01355753"/>
    </style:style>
    <style:style style:name="T117" style:family="text">
      <style:text-properties officeooo:rsid="013668a3"/>
    </style:style>
    <style:style style:name="T118" style:family="text">
      <style:text-properties officeooo:rsid="0137993e"/>
    </style:style>
    <style:style style:name="T119" style:family="text">
      <style:text-properties officeooo:rsid="01394796"/>
    </style:style>
    <style:style style:name="T120" style:family="text">
      <style:text-properties officeooo:rsid="013b6936"/>
    </style:style>
    <style:style style:name="T121" style:family="text">
      <style:text-properties officeooo:rsid="013f0301"/>
    </style:style>
    <style:style style:name="T122" style:family="text">
      <style:text-properties officeooo:rsid="01407ff3"/>
    </style:style>
    <style:style style:name="T123" style:family="text">
      <style:text-properties officeooo:rsid="0140c3c0"/>
    </style:style>
    <style:style style:name="T124" style:family="text">
      <style:text-properties officeooo:rsid="0143d6c7"/>
    </style:style>
    <style:style style:name="T125" style:family="text">
      <style:text-properties officeooo:rsid="01452323"/>
    </style:style>
    <style:style style:name="T126" style:family="text">
      <style:text-properties officeooo:rsid="014d4315"/>
    </style:style>
    <style:style style:name="T127" style:family="text">
      <style:text-properties officeooo:rsid="014e047d"/>
    </style:style>
    <style:style style:name="T128" style:family="text">
      <style:text-properties officeooo:rsid="014e9537"/>
    </style:style>
    <style:style style:name="T129" style:family="text">
      <style:text-properties officeooo:rsid="00fc025a"/>
    </style:style>
    <style:style style:name="T130" style:family="text">
      <style:text-properties officeooo:rsid="0150296b"/>
    </style:style>
    <style:style style:name="T131" style:family="text">
      <style:text-properties officeooo:rsid="015184dc"/>
    </style:style>
    <style:style style:name="T132" style:family="text">
      <style:text-properties officeooo:rsid="01519129"/>
    </style:style>
    <style:style style:name="T133" style:family="text">
      <style:text-properties officeooo:rsid="0152f952"/>
    </style:style>
    <style:style style:name="T134" style:family="text">
      <style:text-properties officeooo:rsid="01539785"/>
    </style:style>
    <style:style style:name="T135" style:family="text">
      <style:text-properties officeooo:rsid="0154211d"/>
    </style:style>
    <style:style style:name="T136" style:family="text">
      <style:text-properties officeooo:rsid="01561cc4"/>
    </style:style>
    <style:style style:name="T137" style:family="text">
      <style:text-properties officeooo:rsid="01573c9e"/>
    </style:style>
    <style:style style:name="T138" style:family="text">
      <style:text-properties officeooo:rsid="015882cf"/>
    </style:style>
    <style:style style:name="T139" style:family="text">
      <style:text-properties officeooo:rsid="015a579b"/>
    </style:style>
    <style:style style:name="T140" style:family="text">
      <style:text-properties officeooo:rsid="015c21e7"/>
    </style:style>
    <style:style style:name="T141" style:family="text">
      <style:text-properties officeooo:rsid="015f7cb3"/>
    </style:style>
    <style:style style:name="T142" style:family="text">
      <style:text-properties officeooo:rsid="015fa4b9"/>
    </style:style>
    <style:style style:name="T143" style:family="text">
      <style:text-properties officeooo:rsid="0162c28d"/>
    </style:style>
    <style:style style:name="T144" style:family="text">
      <style:text-properties officeooo:rsid="01639228"/>
    </style:style>
    <style:style style:name="T145" style:family="text">
      <style:text-properties officeooo:rsid="016429af"/>
    </style:style>
    <style:style style:name="T146" style:family="text">
      <style:text-properties officeooo:rsid="01654bb3"/>
    </style:style>
    <style:style style:name="T147" style:family="text">
      <style:text-properties officeooo:rsid="01659ebf"/>
    </style:style>
    <style:style style:name="T148" style:family="text">
      <style:text-properties officeooo:rsid="0165c59f"/>
    </style:style>
    <style:style style:name="T149" style:family="text">
      <style:text-properties officeooo:rsid="016684fe"/>
    </style:style>
    <style:style style:name="T150" style:family="text">
      <style:text-properties officeooo:rsid="0166b33b"/>
    </style:style>
    <style:style style:name="T151" style:family="text">
      <style:text-properties officeooo:rsid="0166d373"/>
    </style:style>
    <style:style style:name="T152" style:family="text">
      <style:text-properties officeooo:rsid="0167ceda"/>
    </style:style>
    <style:style style:name="T153" style:family="text">
      <style:text-properties officeooo:rsid="01698e43"/>
    </style:style>
    <style:style style:name="T154" style:family="text">
      <style:text-properties officeooo:rsid="016b11f1"/>
    </style:style>
    <style:style style:name="T155" style:family="text">
      <style:text-properties officeooo:rsid="016c99ba"/>
    </style:style>
    <style:style style:name="T156" style:family="text">
      <style:text-properties officeooo:rsid="016e9270"/>
    </style:style>
    <style:style style:name="T157" style:family="text">
      <style:text-properties officeooo:rsid="016f13df"/>
    </style:style>
    <style:style style:name="T158" style:family="text">
      <style:text-properties officeooo:rsid="016f7922"/>
    </style:style>
    <style:style style:name="T159" style:family="text">
      <style:text-properties officeooo:rsid="0170a8ba"/>
    </style:style>
    <style:style style:name="T160" style:family="text">
      <style:text-properties officeooo:rsid="0171f39f"/>
    </style:style>
    <style:style style:name="T161" style:family="text">
      <style:text-properties officeooo:rsid="0178cfd1"/>
    </style:style>
    <style:style style:name="T162" style:family="text">
      <style:text-properties officeooo:rsid="017a5f31"/>
    </style:style>
    <style:style style:name="T163" style:family="text">
      <style:text-properties officeooo:rsid="017a9bbf"/>
    </style:style>
    <style:style style:name="T164" style:family="text">
      <style:text-properties officeooo:rsid="017d4d89"/>
    </style:style>
    <style:style style:name="T165" style:family="text">
      <style:text-properties officeooo:rsid="017fb8f9"/>
    </style:style>
    <style:style style:name="T166" style:family="text">
      <style:text-properties officeooo:rsid="01854827"/>
    </style:style>
    <style:style style:name="T167" style:family="text">
      <style:text-properties officeooo:rsid="01859313"/>
    </style:style>
    <style:style style:name="T168" style:family="text">
      <style:text-properties officeooo:rsid="0185f851"/>
    </style:style>
    <style:style style:name="T169" style:family="text">
      <style:text-properties officeooo:rsid="0187b567"/>
    </style:style>
    <style:style style:name="T170" style:family="text">
      <style:text-properties officeooo:rsid="018a00be"/>
    </style:style>
    <style:style style:name="T171" style:family="text">
      <style:text-properties officeooo:rsid="018a3e75"/>
    </style:style>
    <style:style style:name="T172" style:family="text">
      <style:text-properties officeooo:rsid="018c2fe4"/>
    </style:style>
    <style:style style:name="T173" style:family="text">
      <style:text-properties officeooo:rsid="018fbbc9"/>
    </style:style>
    <style:style style:name="T174" style:family="text">
      <style:text-properties officeooo:rsid="019187c2"/>
    </style:style>
    <style:style style:name="T175" style:family="text">
      <style:text-properties officeooo:rsid="0192e1a9"/>
    </style:style>
    <style:style style:name="T176" style:family="text">
      <style:text-properties officeooo:rsid="01944816"/>
    </style:style>
    <style:style style:name="T177" style:family="text">
      <style:text-properties officeooo:rsid="0194a9a8"/>
    </style:style>
    <style:style style:name="T178" style:family="text">
      <style:text-properties officeooo:rsid="0194e39c"/>
    </style:style>
    <style:style style:name="T179" style:family="text">
      <style:text-properties officeooo:rsid="0195ce32"/>
    </style:style>
    <style:style style:name="T180" style:family="text">
      <style:text-properties officeooo:rsid="019688a1"/>
    </style:style>
    <style:style style:name="T181" style:family="text">
      <style:text-properties officeooo:rsid="019a60e8"/>
    </style:style>
    <style:style style:name="T182" style:family="text">
      <style:text-properties officeooo:rsid="019b9cac"/>
    </style:style>
    <style:style style:name="T183" style:family="text">
      <style:text-properties officeooo:rsid="019d4cb9"/>
    </style:style>
    <style:style style:name="T184" style:family="text">
      <style:text-properties officeooo:rsid="019e8d54"/>
    </style:style>
    <style:style style:name="T185" style:family="text">
      <style:text-properties officeooo:rsid="015a8cdd"/>
    </style:style>
    <style:style style:name="T186" style:family="text">
      <style:text-properties officeooo:rsid="019f9d55"/>
    </style:style>
    <style:style style:name="T187" style:family="text">
      <style:text-properties officeooo:rsid="01a13e8e"/>
    </style:style>
    <style:style style:name="T188" style:family="text">
      <style:text-properties officeooo:rsid="01a1c277"/>
    </style:style>
    <style:style style:name="T189" style:family="text">
      <style:text-properties officeooo:rsid="01a37d8b"/>
    </style:style>
    <style:style style:name="T190" style:family="text">
      <style:text-properties officeooo:rsid="01a4e831"/>
    </style:style>
    <style:style style:name="T191" style:family="text">
      <style:text-properties officeooo:rsid="01a82a73"/>
    </style:style>
    <style:style style:name="T192" style:family="text">
      <style:text-properties style:text-position="super 58%"/>
    </style:style>
    <style:style style:name="T193" style:family="text">
      <style:text-properties style:text-position="super 58%" officeooo:rsid="01a82a73"/>
    </style:style>
    <style:style style:name="T194" style:family="text">
      <style:text-properties style:text-position="0% 100%" officeooo:rsid="01a82a73"/>
    </style:style>
    <style:style style:name="T195" style:family="text">
      <style:text-properties style:font-name-asian="Liberation Mono" style:font-name-complex="Liberation Mono"/>
    </style:style>
    <style:style style:name="T196" style:family="text">
      <style:text-properties officeooo:rsid="0165c59f" style:font-name-asian="Liberation Mono" style:font-name-complex="Liberation Mono"/>
    </style:style>
    <style:style style:name="T197" style:family="text">
      <style:text-properties officeooo:rsid="0166d373" style:font-name-asian="Liberation Mono" style:font-name-complex="Liberation Mono"/>
    </style:style>
    <style:style style:name="T198" style:family="text">
      <style:text-properties officeooo:rsid="018fbbc9" style:font-name-asian="Liberation Mono" style:font-name-complex="Liberation Mono"/>
    </style:style>
    <style:style style:name="T199" style:family="text">
      <style:text-properties officeooo:rsid="01a9affe"/>
    </style:style>
    <style:style style:name="T200" style:family="text">
      <style:text-properties officeooo:rsid="01abbf15"/>
    </style:style>
    <style:style style:name="T201" style:family="text">
      <style:text-properties officeooo:rsid="01ae616f"/>
    </style:style>
    <style:style style:name="T202" style:family="text">
      <style:text-properties officeooo:rsid="01aed830"/>
    </style:style>
    <style:style style:name="T203" style:family="text">
      <style:text-properties officeooo:rsid="01af2a78"/>
    </style:style>
    <style:style style:name="T204" style:family="text">
      <style:text-properties officeooo:rsid="01af5339"/>
    </style:style>
    <style:style style:name="T205" style:family="text">
      <style:text-properties officeooo:rsid="0122fd4d"/>
    </style:style>
    <style:style style:name="T206" style:family="text">
      <style:text-properties officeooo:rsid="01b1ea07"/>
    </style:style>
    <style:style style:name="T207" style:family="text">
      <style:text-properties officeooo:rsid="01b3f228"/>
    </style:style>
    <style:style style:name="T208" style:family="text">
      <style:text-properties officeooo:rsid="01b4483a"/>
    </style:style>
    <style:style style:name="T209" style:family="text">
      <style:text-properties officeooo:rsid="01817f39"/>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96in" draw:visible-area-height="1.2028in"/>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402in" fo:text-indent="-0.25in" fo:margin-left="0.54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4"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288"><draw:frame draw:style-name="fr1" draw:name="Frame3" text:anchor-type="paragraph" svg:x="5.011in" svg:y="0.0008in" draw:z-index="1"><draw:text-box fo:min-height="0.1457in" fo:min-width="0.0161in"><text:p text:style-name="P20"><text:bookmark text:name="_1229237248"/></text:p></draw:text-box></draw:frame></text:p>
      <text:p text:style-name="P10"><draw:frame draw:style-name="fr2" draw:name="Frame1" text:anchor-type="paragraph" svg:x="0.0327in" svg:y="1.9in" svg:width="6.5055in" svg:height="5.9516in" draw:z-index="2"><draw:text-box><text:p text:style-name="P34">MWA Software</text:p><text:p text:style-name="P11"><text:span text:style-name="T3"><text:line-break/></text:span><text:span text:style-name="T5"><text:title>Firebird Server Management using IBX</text:title></text:span></text:p><text:p text:style-name="P4"/><text:p text:style-name="P4"><text:subject/></text:p><text:p text:style-name="P12"/></draw:text-box></draw:frame><draw:frame draw:style-name="fr3" draw:name="Frame2" text:anchor-type="paragraph" svg:y="8.311in" svg:width="6.5173in" svg:height="1.4173in" draw:z-index="0"><draw:text-box><text:p text:style-name="P9"><text:user-defined style:data-style-name="N0" text:name="IssueNo">Draft 0.9</text:user-defined>, </text:p><text:p text:style-name="P9"><text:span text:style-name="T175">Doc Ref: </text:span><text:span text:style-name="T175"><text:user-defined style:data-style-name="N0" text:name="Reference">MWA/IBX/SvrMgr</text:user-defined></text:span></text:p><text:p text:style-name="P8"><text:date style:data-style-name="N76" text:date-value="2018-02-15T15:34:19.707448538">15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289"/>
      <text:p text:style-name="P29"/>
      <text:p text:style-name="P29"/>
      <text:p text:style-name="P29"/>
      <text:p text:style-name="P29"/>
      <text:p text:style-name="P29"/>
      <text:p text:style-name="P29"/>
      <text:p text:style-name="P29"/>
      <text:p text:style-name="P29"/>
      <text:p text:style-name="P31">COPYRIGHT</text:p>
      <text:p text:style-name="P32"/>
      <text:p text:style-name="P27"><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8"><text:span text:style-name="T2"><text:tab/>© Copyright </text:span><text:span text:style-name="T2"><text:user-defined style:data-style-name="N0" text:name="Company">McCallum Whyman Associates Ltd</text:user-defined></text:span><text:span text:style-name="T2"> (</text:span><text:span text:style-name="T2"><text:creation-date style:data-style-name="N111">2018</text:creation-date></text:span><text:span text:style-name="T2">) </text:span><text:span text:style-name="T6"><text:line-break/>trading as MWA Software.</text:span></text:p>
      <text:p text:style-name="P2"/>
      <text:p text:style-name="P33">Disclaimer</text:p>
      <text:p text:style-name="P2"/>
      <text:p text:style-name="P30"><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334"><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224">1 <text:s/>Introduction<text:tab/>1</text:p>
          <text:p text:style-name="P226">1.1 <text:s/>References<text:tab/>2</text:p>
          <text:p text:style-name="P224">2 <text:s/>Firebird Security<text:tab/>5</text:p>
          <text:p text:style-name="P226">2.1 <text:s/>Overview<text:tab/>5</text:p>
          <text:p text:style-name="P226">2.2 <text:s/>Reliance on File System Security<text:tab/>8</text:p>
          <text:p text:style-name="P226">2.3 <text:s/>Database Encryption<text:tab/>9</text:p>
          <text:p text:style-name="P226">2.4 <text:s/>Firebird Users and User Authentication<text:tab/>9</text:p>
          <text:p text:style-name="P225">2.4.1 <text:s/>The Firebird Security Database<text:tab/>9</text:p>
          <text:p text:style-name="P227">2.4.1.1 Security Database Configuration<text:tab/>10</text:p>
          <text:p text:style-name="P227">2.4.1.2 Creating a Firebird Security Database<text:tab/>10</text:p>
          <text:p text:style-name="P227">2.4.1.3 The Firebird 3 Default Security Database<text:tab/>11</text:p>
          <text:p text:style-name="P227">2.4.1.4 Firebird 3 Alternative Security Databases<text:tab/>12</text:p>
          <text:p text:style-name="P227">2.4.1.5 Alternative Security Databases and the Services API<text:tab/>13</text:p>
          <text:p text:style-name="P227">2.4.1.6 Encryption of the Security Database<text:tab/>14</text:p>
          <text:p text:style-name="P225">2.4.2 <text:s/>Authentication<text:tab/>14</text:p>
          <text:p text:style-name="P227">2.4.2.1 Legacy Authentication<text:tab/>14</text:p>
          <text:p text:style-name="P227">2.4.2.2 Secure Remote Password (SRP)<text:tab/>15</text:p>
          <text:p text:style-name="P227">2.4.2.3 Win_Sspi<text:tab/>17</text:p>
          <text:p text:style-name="P227">2.4.2.4 SSL/TLS<text:tab/>18</text:p>
          <text:p text:style-name="P227">2.4.2.5 Summary<text:tab/>19</text:p>
          <text:p text:style-name="P225">2.4.3 <text:s/>User Management<text:tab/>19</text:p>
          <text:p text:style-name="P227">2.4.3.1 Firebird 2.1 and Earlier<text:tab/>19</text:p>
          <text:p text:style-name="P227">2.4.3.2 Firebird 2.5<text:tab/>20</text:p>
          <text:p text:style-name="P227">2.4.3.3 Firebird 3<text:tab/>21</text:p>
          <text:p text:style-name="P225">2.4.4 <text:s/>Mapping Users between Security Contexts<text:tab/>22</text:p>
          <text:p text:style-name="P226">2.5 <text:s/>Roles<text:tab/>23</text:p>
          <text:p text:style-name="P225">2.5.1 <text:s/>Creating a Role<text:tab/>24</text:p>
          <text:p text:style-name="P225">2.5.2 <text:s/>Users and Roles<text:tab/>24</text:p>
          <text:p text:style-name="P225">2.5.3 <text:s/>The RDB$ADMIN role<text:tab/>24</text:p>
          <text:p text:style-name="P227">2.5.3.1 With Trusted Authentication<text:tab/>24</text:p>
          <text:p text:style-name="P227">2.5.3.2 Use with the Security Database<text:tab/>25</text:p>
          <text:p text:style-name="P227">2.5.3.3 RDB$ADMIN and the Services API<text:tab/>25</text:p>
          <text:p text:style-name="P225">2.5.4 <text:s/>Assuming a Role<text:tab/>25</text:p>
          <text:p text:style-name="P225">2.5.5 <text:s/>The Trusted Role<text:tab/>25</text:p>
          <text:p text:style-name="P226">2.6 <text:s/>Access Rights<text:tab/>25</text:p>
          <text:p text:style-name="P225">2.6.1 <text:s/>Access Rights to Database Objects<text:tab/>26</text:p>
          <text:p text:style-name="P227">2.6.1.1 Stored Procedures and Triggers<text:tab/>27</text:p>
          <text:p text:style-name="P225">2.6.2 <text:s/>User Privileges for Metadata Changes<text:tab/>28</text:p>
          <text:p text:style-name="P225">2.6.3 <text:s/>Stale Access Rights<text:tab/>29</text:p>
          <text:p text:style-name="P226">2.7 <text:s/>Summary<text:tab/>29</text:p>
          <text:p text:style-name="P224">3 <text:s/>Using the IBX Services API for Database Administration<text:tab/>31</text:p>
          <text:p text:style-name="P224">4 <text:s/>Firebird 3 User Management and IBX<text:tab/>33</text:p>
        </text:index-body>
      </text:table-of-content>
      <text:p text:style-name="P21"/>
      <text:h text:style-name="P309" text:outline-level="1" text:restart-numbering="true" text:start-value="-1"><text:bookmark-start text:name="__RefHeading__1226_1812826207"/><text:line-break/>Introduction<text:bookmark-end text:name="__RefHeading__1226_1812826207"/></text:h>
      <text:p text:style-name="Text_20_body">This document <text:span text:style-name="T12">is a supplement to the IBX For Lazarus User Guide and explores how </text:span><text:span text:style-name="T10">IBX for Lazarus</text:span><text:span text:style-name="T12"> can be used to create applications that perform Firebird Server Management and Firebird User Management and managing user access rights to Firebird Databases.</text:span></text:p>
      <text:p text:style-name="P147">Server Management is primarily provided through the Services API and IBX provides a set of components on the “Firebird Admin” palette that may be used for different aspects of Server Management, including database backup/restore, statistics collection, database validation, Limbo Transaction resolution and User Management.</text:p>
      <text:p text:style-name="P107"><text:span text:style-name="T176">Prior</text:span> to Firebird 3, <text:span text:style-name="T95">there was a single (global) security database (containing user credentials) per server</text:span>. Many access rights were implicit (e.g. creating tables or even whole databases) and the granting and revoking of access rights was performed using DDL statements.</text:p>
      <text:p text:style-name="P107">Firebird 3 has improved upon this by:</text:p>
      <text:list xml:id="list1303528527507289978" text:style-name="L1">
        <text:list-item>
          <text:p text:style-name="P290">Permitting User Management to be performed using a combination of virtual tables and DDL Statements.</text:p>
        </text:list-item>
        <text:list-item>
          <text:p text:style-name="P290">Supporting alternative security databases on a per database basis.</text:p>
        </text:list-item>
        <text:list-item>
          <text:p text:style-name="P290">Allowing all access rights to be explicitly managed through DDL statements.</text:p>
        </text:list-item>
      </text:list>
      <text:p text:style-name="P149">User of the <text:s/><text:span text:style-name="T176">Services API </text:span>is necessary for many server and database management tasks including database repair and maintenance, backup and restore. However, use of the Services API for User Management is now deprecated in Firebird 3 in favour of User Management via a database connection. For legacy support, the Services API is still available for User Management. However, it is limited to the global security database.</text:p>
      <text:list xml:id="list1429729030287688098" text:style-name="L2">
        <text:list-item>
          <text:p text:style-name="P291">Through the IBServices unit <text:span text:style-name="T176">and the TIBSecurityService</text:span>, IBX made available access to the Firebird Services API and hence could support User Management applications. This functionality continues to be available <text:span text:style-name="T181">for legacy use</text:span>.</text:p>
        </text:list-item>
        <text:list-item>
          <text:p text:style-name="P291"><text:soft-page-break/>In IBX 2.1, the TIBUpdate component was introduced. This is intended to support dataset update using DDL statements. That is datasets generated from Firebird virtual tables and presented to the user using TIBQuery. Together they enable <text:span text:style-name="T13">Firebird 3 style User Management through virtual tables and supporting DDL statements in a straightforward manner.</text:span></text:p>
        </text:list-item>
      </text:list>
      <text:p text:style-name="P108">The <text:span text:style-name="T9">IBX for Lazarus</text:span> source code provides examples for both legacy and Firebird 3 User Management. This guide supports these examples and attempts to:</text:p>
      <text:list xml:id="list8941792585749741723" text:style-name="L3">
        <text:list-item>
          <text:p text:style-name="P292">How IBX is used to support legacy User Management through the Services API, <text:span text:style-name="T176">alongside other Server Management activities</text:span>.</text:p>
        </text:list-item>
        <text:list-item>
          <text:p text:style-name="P292">How IBX is used to support Firebird 3 User Management and the assignment of extended Access Rights</text:p>
        </text:list-item>
      </text:list>
      <text:p text:style-name="P148">In order to understand what User Management actually means in Firebird and how it and other aspects of Server Management relate to Firebird Security, this guide starts with a primer on Firebird Security.</text:p>
      <text:h text:style-name="P310" text:outline-level="2">References</text:h>
      <text:list xml:id="list8936181783399806330" text:style-name="L4">
        <text:list-item>
          <text:p text:style-name="P239">IBX for Lazarus User Guide -MWA Software – Issue 1.<text:span text:style-name="T176">5</text:span><text:line-break/>https://mwasoftware.co.uk/downloads/send/5-ibx-current/147-ibx4lazarusguide</text:p>
        </text:list-item>
        <text:list-item>
          <text:p text:style-name="P240"><text:bookmark-start text:name="__RefNumPara__12424_1530721698"/>Firebird 3.0.<text:span text:style-name="T202">3</text:span> Release Notes<text:line-break/><text:a xlink:type="simple" xlink:href="https://www.firebirdsql.org/file/documentation/release_notes/Firebird-3.0.3-ReleaseNotes.pdf" text:style-name="Internet_20_link" text:visited-style-name="Visited_20_Internet_20_Link"><text:span text:style-name="T202">https://www.firebirdsql.org/file/documentation/release_notes/Firebird-3.0.3-ReleaseNotes.pdf</text:span></text:a><text:bookmark-end text:name="__RefNumPara__12424_1530721698"/></text:p>
        </text:list-item>
        <text:list-item>
          <text:p text:style-name="P241"><text:bookmark-start text:name="__RefNumPara__12158_1530721698"/>Firebird 2.0.7 Releas<text:span text:style-name="T96">e</text:span> Notes<text:line-break/><text:a xlink:type="simple" xlink:href="https://www.firebirdsql.org/file/documentation/release_notes/html/rlsnotes207.html" text:style-name="Internet_20_link" text:visited-style-name="Visited_20_Internet_20_Link">https://www.firebirdsql.org/file/documentation/release_notes/html/rlsnotes207.html</text:a><text:bookmark-end text:name="__RefNumPara__12158_1530721698"/></text:p>
        </text:list-item>
        <text:list-item>
          <text:p text:style-name="P241"><text:bookmark-start text:name="__RefNumPara__1207_1530645906"/>Firebird 2.1.7 Releas<text:span text:style-name="T96">e</text:span> Notes<text:line-break/><text:a xlink:type="simple" xlink:href="https://www.firebirdsql.org/file/documentation/release_notes/html/rlsnotes217.html" text:style-name="Internet_20_link" text:visited-style-name="Visited_20_Internet_20_Link">https://www.firebirdsql.org/file/documentation/release_notes/html/rlsnotes217.html</text:a><text:bookmark-end text:name="__RefNumPara__1207_1530645906"/></text:p>
        </text:list-item>
        <text:list-item>
          <text:p text:style-name="P242"><text:bookmark-start text:name="__RefNumPara__1515_1530645906"/>Firebird 2.5.8 Release Notes<text:line-break/><text:a xlink:type="simple" xlink:href="https://www.firebirdsql.org/file/documentation/release_notes/Firebird-2.5.8-ReleaseNotes.pdf" text:style-name="Internet_20_link" text:visited-style-name="Visited_20_Internet_20_Link"><text:span text:style-name="T203">https://www.firebirdsql.org/file/documentation/release_notes/Firebird-2.5.8-ReleaseNotes.pdf</text:span></text:a><text:bookmark-end text:name="__RefNumPara__1515_1530645906"/></text:p>
        </text:list-item>
        <text:list-item>
          <text:p text:style-name="P243"><text:bookmark-start text:name="__RefNumPara__13452_1530721698"/><text:span text:style-name="T91">Firebird 2.5 </text:span>Language Reference Update<text:line-break/><text:a xlink:type="simple" xlink:href="https://www.firebirdsql.org/refdocs/langrefupd25.html" text:style-name="Internet_20_link" text:visited-style-name="Visited_20_Internet_20_Link"><text:span text:style-name="T91">https://www.firebirdsql.org/refdocs/langrefupd25.html</text:span></text:a><text:bookmark-end text:name="__RefNumPara__13452_1530721698"/></text:p>
        </text:list-item>
        <text:list-item>
          <text:p text:style-name="P244"><text:bookmark-start text:name="__RefNumPara__1515_1528818321"/>Firebird 1.5.6 Release Notes<text:line-break/><text:a xlink:type="simple" xlink:href="https://www.firebirdsql.org/file/documentation/release_notes/html/rlsnotes15.html" text:style-name="Internet_20_link" text:visited-style-name="Visited_20_Internet_20_Link">https://www.firebirdsql.org/file/documentation/release_notes/html/rlsnotes15.html</text:a><text:bookmark-end text:name="__RefNumPara__1515_1528818321"/></text:p>
        </text:list-item>
        <text:list-item>
          <text:p text:style-name="P246"><text:bookmark-start text:name="__RefNumPara__15039_1312119531"/>Firebird 2.5 Language Reference<text:line-break/><text:a xlink:type="simple" xlink:href="https://www.firebirdsql.org/file/documentation/reference_manuals/fblangref25-en/html/fblangref25.html" text:style-name="Internet_20_link" text:visited-style-name="Visited_20_Internet_20_Link">https://www.firebirdsql.org/file/documentation/reference_manuals/fblangref25-en/html/fblangref25.html</text:a><text:bookmark-end text:name="__RefNumPara__15039_1312119531"/></text:p>
        </text:list-item>
        <text:list-item>
          <text:p text:style-name="P238"><text:bookmark-start text:name="__RefNumPara__989_1530645906"/><text:span text:style-name="T98">US </text:span>Department Of Defense Trusted Computer System Evaluation Criteria- DoD 5200.28-STD – December 1985<text:bookmark-end text:name="__RefNumPara__989_1530645906"/></text:p>
        </text:list-item>
        <text:list-item>
          <text:p text:style-name="P247"><text:bookmark-start text:name="__RefNumPara__3633_1528818321"/>RFC 2945 The SRP Authentication and Key Exchange System, September 2000.<text:bookmark-end text:name="__RefNumPara__3633_1528818321"/></text:p>
        </text:list-item>
        <text:list-item>
          <text:p text:style-name="P248"><text:bookmark-start text:name="__RefNumPara__12307_1312119531"/><text:soft-page-break/><text:s/>Wu, T., "SRP-6: Improvements and Refinements to the Secure Remote Password Protocol", Submission to IEEE P1363.2 working group, October 2002, <text:a xlink:type="simple" xlink:href="http://srp.stanford.edu/srp6.ps" text:style-name="Internet_20_link" text:visited-style-name="Visited_20_Internet_20_Link"><text:span text:style-name="T147">http://srp.stanford.edu/srp6.ps</text:span></text:a>. <text:span text:style-name="T146">See also: </text:span><text:a xlink:type="simple" xlink:href="http://srp.stanford.edu/design.html" text:style-name="Internet_20_link" text:visited-style-name="Visited_20_Internet_20_Link"><text:span text:style-name="T146">http://srp.stanford.edu/design.html</text:span></text:a><text:bookmark-end text:name="__RefNumPara__12307_1312119531"/></text:p>
        </text:list-item>
        <text:list-item>
          <text:p text:style-name="P249"><text:bookmark-start text:name="__RefNumPara__3771_1528818321"/>The Windows Security Support Provider Interface (SSPI)<text:line-break/><text:a xlink:type="simple" xlink:href="https://msdn.microsoft.com/en-us/library/windows/desktop/aa380493(v=vs.85).aspx" text:style-name="Internet_20_link" text:visited-style-name="Visited_20_Internet_20_Link">https://msdn.microsoft.com/en-us/library/windows/desktop/aa380493(v=vs.85).aspx</text:a><text:bookmark-end text:name="__RefNumPara__3771_1528818321"/></text:p>
        </text:list-item>
        <text:list-item>
          <text:p text:style-name="P251"><text:bookmark-start text:name="__RefNumPara__5939_1528818321"/>RFC 5054 Using the Secure Remote Password (SRP) Protocol for TLS Authentication, November 2007.<text:bookmark-end text:name="__RefNumPara__5939_1528818321"/></text:p>
        </text:list-item>
        <text:list-item>
          <text:p text:style-name="P252"><text:bookmark-start text:name="__RefNumPara__11059_1312119531"/>ISO/IEC 27001 Information technology — Security techniques — Information security management systems — Requirements<text:bookmark-end text:name="__RefNumPara__11059_1312119531"/></text:p>
        </text:list-item>
        <text:list-item>
          <text:p text:style-name="P253"><text:bookmark-start text:name="__RefNumPara__13091_1312119531"/>How to use SRP in Openssl – <text:a xlink:type="simple" xlink:href="https://matthewarcus.wordpress.com/2014/05/10/srp-in-openssl/" text:style-name="Internet_20_link" text:visited-style-name="Visited_20_Internet_20_Link">https://matthewarcus.wordpress.com/2014/05/10/srp-in-openssl</text:a>/<text:bookmark-end text:name="__RefNumPara__13091_1312119531"/></text:p>
        </text:list-item>
      </text:list>
      <text:h text:style-name="P308" text:outline-level="1"><text:line-break/><text:span text:style-name="T14">Firebird Security</text:span></text:h>
      <text:p text:style-name="P77">Before discussing how IBX for Lazarus can be used to manage Firebird users <text:span text:style-name="T174">and perform other Database Administration Tasks</text:span>, it is useful to have an appreciation of Firebird Security. The aim of this section is to present an understanding of how Firebird Databases are Secured. <text:span text:style-name="T177">At the time of writing there is no freely available guide to Firebird Security. </text:span>This sections collects together information from many sources including Release Notes for different versions of Firebird.</text:p>
      <text:p text:style-name="P83">The reader's attention is also drawn to the disclaimer at the start of this document. Where information security is concerned, no person or organisation should rely upon the statements made in this or any other document. When security mechanisms or other assumptions are being relied upon to protect sensitive data, they should always be subject to a program of <text:span text:style-name="T177">analysis, </text:span>verification and testing in order to verify that those mechanism perform their intended task and that any assumptions are valid and appropriate. Those seriously interested in information security may also wish to read ISO 27005 <text:span text:style-name="T41">[</text:span><text:span text:style-name="T41"><text:bookmark-ref text:reference-format="number" text:ref-name="__RefNumPara__11059_1312119531">14</text:bookmark-ref></text:span><text:span text:style-name="T41">]</text:span>. The reader should also note that this review is not necessarily complete in that it is not a general review of server and data communications security and that there are other subjects (e.g. intrusion detection) that are outside of this scope of this review.</text:p>
      <text:p text:style-name="P159">Note: throughout this section, endnotes are used to clarify various statements and to provide source references, <text:span text:style-name="T98">in addition to direct references to documents. Direct references are in bold and enclosed in square brackets, while superscripts are used for endnotes.</text:span></text:p>
      <text:h text:style-name="P311" text:outline-level="2">Overview</text:h>
      <text:p text:style-name="P45"><text:span text:style-name="T114">In order to protect sensitive user data, </text:span>Firebird implements a form of Discretionary Access Control (DAC) <text:span text:style-name="T96">which</text:span> <text:span text:style-name="T110">itself </text:span>has been “defined by the Trusted Computer System Evaluation Criteria <text:span text:style-name="T42">[</text:span><text:span text:style-name="T42"><text:bookmark-ref text:reference-format="number" text:ref-name="__RefNumPara__989_1530645906">9</text:bookmark-ref></text:span><text:span text:style-name="T42">]</text:span> <text:span text:style-name="T96">as:</text:span></text:p>
      <text:p text:style-name="Quoted">A means of restricting access to objects based on the identity of subjects and/or groups to which they belong. The controls are discretionary in the sense that a subject with a certain access permission is capable of passing that permission (perhaps indirectly) on to any other subject (unless restrained by mandatory access control).<text:span text:style-name="T97"> </text:span></text:p>
      <text:p text:style-name="P53"><text:soft-page-break/><text:span text:style-name="T98">These criteria require both “an enforcement mechanism </text:span>(e.g., self/group/public controls, access control lists)” <text:span text:style-name="T98">and require users both to identify themselves and to “</text:span>use a protected mechanism (e.g., passwords) to authenticate the user's identity. The TCB shall protect authentication data so that it cannot be accessed by any unauthorized user.”</text:p>
      <text:p text:style-name="P218">Protecting User Data</text:p>
      <text:p text:style-name="P54">Both the need to provide an “enforcement mechanism” and to “protect authentication” data demand at least either:</text:p>
      <text:list xml:id="list7525379557121698859" text:style-name="L5">
        <text:list-item>
          <text:p text:style-name="P254"><text:span text:style-name="T114">that </text:span>Firebird Servers rely upon <text:span text:style-name="T114">physical access controls and </text:span>the Host File System to protect local access to databases, <text:span text:style-name="T114">or</text:span></text:p>
        </text:list-item>
        <text:list-item>
          <text:p text:style-name="P256">Firebird databases and authentication data <text:span text:style-name="T182">are</text:span> encrypted such that they are only available to authorised users.</text:p>
        </text:list-item>
      </text:list>
      <text:p text:style-name="P55">That latter approach is appropriate for unsecured servers, such as cloud servers while, the former, may be appropriate when the database server is housed in a secure environment managed by the data owner/<text:span text:style-name="T182">controller</text:span>. </text:p>
      <text:p text:style-name="Highlighted"><text:span text:style-name="T141">Note: </text:span>In either case, there is still a vulnerability to data loss whether through malicious action or system failure that needs to be countered through backups and other copies of the database being held at physically separate locations.</text:p>
      <text:p text:style-name="P218">Access Modes</text:p>
      <text:p text:style-name="P56">Firebird Servers provide two modes of user access to data:</text:p>
      <text:list xml:id="list8912749767184966503" text:style-name="L6">
        <text:list-item>
          <text:p text:style-name="P245">Embedded: where the server runs as part of the user process, and</text:p>
        </text:list-item>
        <text:list-item>
          <text:p text:style-name="P245">Remote: where some data communications mechanism is used to support data exchange between the server and a remote client. TCP/IP is the most most common communications mechanism used; on Windows a local IPC based mechanism (xnet) is also in use.</text:p>
        </text:list-item>
      </text:list>
      <text:p text:style-name="P221">Embedded Mode</text:p>
      <text:p text:style-name="P56">Embedded mode has been supported by Firebird since release 1.5 <text:span text:style-name="T41">[</text:span><text:span text:style-name="T41"><text:bookmark-ref text:reference-format="number" text:ref-name="__RefNumPara__1515_1528818321">7</text:bookmark-ref></text:span><text:span text:style-name="T41">]</text:span><text:span text:style-name="T55">, although a similar capability could be found in some earlier versions of InterBase. </text:span><text:span text:style-name="T62">In embedded mode, the server gives the user full access to any database that </text:span><text:span text:style-name="T81">they</text:span><text:span text:style-name="T62"> can open and, hence, file system controls are the only mechanism used to protect access to user data in embedded mode. It is suitable for Personal Databases and is also necessary for some general administration tasks. On a general purpose server, it can readily provide a means to circumvent </text:span><text:span text:style-name="T71">data</text:span><text:span text:style-name="T62"> access controls if file permissions are not set appropriately.</text:span></text:p>
      <text:p text:style-name="Bold_20_Paragraph">Remote Access</text:p>
      <text:p text:style-name="P123">Remote Access is the typically means by which most users access Firebird Databases. Remote Access is not only useful in permitting access from remote systems, it also allows the Database Server itself to control access to individual objects within the database, in the line with the DAC; something that is just not <text:span text:style-name="T141">enforcible</text:span> in embedded mode. <text:span text:style-name="T114">From Firebird 3 onwards, Firebird also supports “over the write encryption” in support of remote access to user data where the communications path is vulnerable to attack</text:span><text:span text:style-name="T114"><text:note text:id="ftn1" text:note-class="endnote"><text:note-citation>1</text:note-citation><text:note-body><text:p text:style-name="P195">This is described in the section “Security-&gt;Over the Wire Connection Encryption” in the <text:bookmark-ref text:reference-format="text" text:ref-name="__RefNumPara__12424_1530721698">Firebird 3.0.3 Release Notes https://www.firebirdsql.org/file/documentation/release_notes/Firebird-3.0.3-ReleaseNotes.pdf</text:bookmark-ref>. <text:s/>Note that an external “plugin” is used which permits extension to encryption algorithms other than the default ARC4. A<text:span text:style-name="T141">n ephemeral</text:span> session key needs also to be agreed and this is usually a function of the user authentication mechanism.</text:p></text:note-body></text:note></text:span><text:span text:style-name="T114">. In this context, Remote Access can also include local communication between a client and a server using IPC or loopback connections.</text:span></text:p>
      <text:p text:style-name="P125"><text:soft-page-break/>The Firebird Server provides remote access while running in SuperServer, SuperClassic or Classic mode. The release notes <text:span text:style-name="T41">[</text:span><text:span text:style-name="T41"><text:bookmark-ref text:reference-format="number" text:ref-name="__RefNumPara__12424_1530721698">2</text:bookmark-ref></text:span><text:span text:style-name="T41">]</text:span><text:span text:style-name="T55"> describe each of these modes. However, for reasons due to conflicting locking strategies, the SuperServer mode should be avoided if concurrent use of embedded and remote access is deployed.</text:span></text:p>
      <text:p text:style-name="P114">The Firebird Server also provides two independent APIs for Remote Access. These are:</text:p>
      <text:list xml:id="list2640655197999565046" text:style-name="L7">
        <text:list-item>
          <text:p text:style-name="P293">The Services API: used to perform administrative tasks including User Management, Backup and Restore, Statistics collection, etc.</text:p>
        </text:list-item>
        <text:list-item>
          <text:p text:style-name="P293">The Database API: used to support connections to databases using SQL.</text:p>
        </text:list-item>
      </text:list>
      <text:p text:style-name="P119">Each is subject to a different user identification/authentication exchange (login) when access to the API is requested. Different access rights may be assigned to the same user by the two APIs.</text:p>
      <text:p text:style-name="P222"><text:span text:style-name="T115">Discretionary </text:span>Access Rights</text:p>
      <text:p text:style-name="P182">In Firebird <text:span text:style-name="T115">Remote Access Mode, Discretionary Access Rights are enforced such that</text:span>:</text:p>
      <text:list xml:id="list5200935849181838018" text:style-name="L8">
        <text:list-item>
          <text:p text:style-name="P257">The objects <text:span text:style-name="T115">to which access is controlled</text:span> are items such as a Database Table and its data, and Stored Procedures.</text:p>
        </text:list-item>
        <text:list-item>
          <text:p text:style-name="P257">The subjects include Firebird “users” as well as “objects” taking on the role of a subject (e.g. Stored Procedures <text:span text:style-name="T53">and Triggers</text:span>).</text:p>
        </text:list-item>
        <text:list-item>
          <text:p text:style-name="P257">The groups <text:span text:style-name="T98">(or access control lists) </text:span>correspond to SQL Roles. <text:span text:style-name="T53">There is also special group called 'PUBLIC' that all users implicitly belong to.</text:span></text:p>
        </text:list-item>
        <text:list-item>
          <text:p text:style-name="P257">The access rights themselves include the rights to access and change database data and/or metadata<text:note text:id="ftn2" text:note-class="endnote"><text:note-citation>2</text:note-citation><text:note-body><text:p text:style-name="P195">Metadata access controls where introduced in Firebird 3. Prior releases allowed any user to create an object, whilst limiting changes to an object's owner <text:span text:style-name="T141">or a “superuser”</text:span>.</text:p></text:note-body></text:note>.</text:p>
        </text:list-item>
        <text:list-item>
          <text:p text:style-name="P258">All Firebird objects have an “owner” - a Firebird user – and which is able to grant subject access rights on the object. <text:span text:style-name="T53">However, the permission to grant rights can also be passed on to other users.</text:span></text:p>
        </text:list-item>
      </text:list>
      <text:p text:style-name="P219">Firebird Users <text:span text:style-name="T116">and Roles</text:span></text:p>
      <text:p text:style-name="P57"><text:span text:style-name="T116">In Remote Access Mode, e</text:span>ach Firebird user is identified through a unique login “UserName” <text:span text:style-name="T99">(limited to 31 characters and constrained to the same syntax as an SQL Identifier) </text:span>and <text:span text:style-name="T116">who must be authenticated (logged on) when a connection is established to the database or to the Services API. Firebird also includes the notion of a “SuperUser”. That is a user that has full access rights to all objects. Firebird calls this user “SYSDBA”.</text:span></text:p>
      <text:p text:style-name="P59">In line with SQL standards, a database designer can create named “user groups” (known as “roles” in SQL) and assign access rights to roles rather than to individual users. Users can be “granted access to a role” which permits them to logon under that role (by including a requested role name in their user credentials) and then assume all access rights granted to the role.</text:p>
      <text:p text:style-name="P59">In general, this should be preferred to granting rights to individual users as it can greatly simplify database administration and reduces the risk of individual users keeping access rights that are inappropriate for their current use of the database.</text:p>
      <text:p text:style-name="P124"><text:soft-page-break/>Firebird 2.5 introduce<text:span text:style-name="T142">s</text:span> a built-in role “RDB$ADMIN” <text:span text:style-name="T44">[</text:span><text:span text:style-name="T44"><text:bookmark-ref text:reference-format="number" text:ref-name="__RefNumPara__1515_1530645906">5</text:bookmark-ref></text:span><text:span text:style-name="T44">]</text:span>. A user granted this role <text:span text:style-name="T100">at the database level</text:span> has SuperUser rights to all objects in that database. <text:span text:style-name="T100">A</text:span> user <text:span text:style-name="T100">may also</text:span> be granted <text:span text:style-name="T100">this role at the server level and hence have the privilege to manage user accounts.</text:span><text:span text:style-name="T100"><text:note text:id="ftn3" text:note-class="endnote"><text:note-citation>3</text:note-citation><text:note-body><text:p text:style-name="P198"><text:span text:style-name="T100">The Firebird 2.5 release notes describe the RDB$ADMIN role as something that can be granted to a user <text:s/>on a per database basis and/or to the security database. At the database level, it is granted the same as any other role using a GRANT statement (e.g. GRANT RDB$ADMIN TO ALICE). However, an entirely different syntax is used for the security database (e.g. ALTER USER ALICE GRANT ADMIN ROLE”). See </text:span>RDB$ADMIN Role <text:span text:style-name="T101">in </text:span><text:span text:style-name="T101"><text:bookmark-ref text:reference-format="text" text:ref-name="__RefNumPara__1515_1530645906">Firebird 2.5.8 Release Notes https://www.firebirdsql.org/file/documentation/release_notes/Firebird-2.5.8-ReleaseNotes.pdf</text:bookmark-ref></text:span></text:p></text:note-body></text:note></text:span></text:p>
      <text:p text:style-name="P220"><text:span text:style-name="T183">Granting </text:span>Access Rights</text:p>
      <text:p text:style-name="P52">Access Rights on objects are granted to subjects/groups using DDL Grant and Revoke statements <text:span text:style-name="T53">on a per database basis</text:span>. <text:span text:style-name="T117">Access rights can only be granted when a user is (a) logged on to a database and (b) is the object owner or has been given permission by the object owner to grant the right, or is the SYSDBA.</text:span></text:p>
      <text:p text:style-name="P155">For example:</text:p>
      <text:p text:style-name="P169">Grant Select on MyTable to Alice;</text:p>
      <text:p text:style-name="P109">grants the “Select” access right to a user called “Alice” to a table called “MyTable”. The select access right allows Alice read access to the data stored in MyTable.</text:p>
      <text:p text:style-name="P156">Note: <text:span text:style-name="T182">Such</text:span> statements cannot have placeholder parameters and while they can be executed by TIBSQL, the SQL statement has to be formatted and assigned to the component each time it is used.</text:p>
      <text:p text:style-name="P109">Prior to Firebird 3, access rights <text:span text:style-name="T15">to metadata were implicit and permissive</text:span><text:span text:style-name="T15"><text:note text:id="ftn4" text:note-class="endnote"><text:note-citation>4</text:note-citation><text:note-body><text:p text:style-name="P183">Prior to Firebird 3, the System Tables used to hold a database's metadata were both publicly readable and writeable by a System Administrator. In Firebird 3, they become read only, with explicit permissions controlling which users can update the metadata and which metadata objects they can update (through DDL statements). (e.g. making “Create Table” and “Create Procedure” separate assignable privileges”. See “User Privileges for Metadata Changes” <text:bookmark-ref text:reference-format="text" text:ref-name="__RefNumPara__12424_1530721698">Firebird 3.0.3 Release Notes https://www.firebirdsql.org/file/documentation/release_notes/Firebird-3.0.3-ReleaseNotes.pdf</text:bookmark-ref>.</text:p></text:note-body></text:note></text:span><text:span text:style-name="T15">. Any Firebird user could create an object and become the object's owner. In Firebird 3, the DAC has been extended to the metadata, with create/alter/drop access rights being available on metadata objects. There is also an explicit “create database” permission that a user must be given in order to be allowed to create a new database.</text:span></text:p>
      <text:h text:style-name="P312" text:outline-level="2">Reliance on File System Security</text:h>
      <text:p text:style-name="P60">As discussed above, when Firebird Databases are located on secure servers under the control of the data owner, there is no strong need to encrypt the database. Indeed, this was not even possible prior to Firebird 3. However, even with physically secure servers, there is still a need to rely on file system security in order to protect user data.</text:p>
      <text:p text:style-name="P48">Each Firebird Database comprises one or more files protected by the host file system. If the file system is compromised or its settings are weak enough to allow compromise then it is possible <text:span text:style-name="T111">for an unauthorised user to</text:span>:</text:p>
      <text:list xml:id="list2199431131469058197" text:style-name="L9">
        <text:list-item>
          <text:p text:style-name="P255">Copy a Database and read its data on another system with a Firebird Server.</text:p>
        </text:list-item>
        <text:list-item>
          <text:p text:style-name="P255">Modif<text:span text:style-name="T117">y</text:span> or delet<text:span text:style-name="T117">e</text:span> a database <text:span text:style-name="T9">in situ</text:span>.</text:p>
        </text:list-item>
      </text:list>
      <text:p text:style-name="P49">Assuming that the File System controls are themselves good, provide Discretionary Access Controls <text:span text:style-name="T117">(for a multi-user environment)</text:span>, and are resistant to attack, these potential vulnerabilities can be mitigated by <text:span text:style-name="T111">the following</text:span>:</text:p>
      <text:list xml:id="list477269530607241314" text:style-name="L10">
        <text:list-item>
          <text:p text:style-name="P259">Creating an O<text:span text:style-name="T117">perating </text:span>S<text:span text:style-name="T117">ystem</text:span> User Account dedicated to the Firebird Server (e.g. under Linux, this is typically the “no-login” account “firebird”<text:span text:style-name="T117">), and that this account </text:span>also “owns” all Firebird configuration files and databases.</text:p>
        </text:list-item>
        <text:list-item>
          <text:p text:style-name="P260"><text:span text:style-name="T117">Running t</text:span>he Firebird Server under <text:span text:style-name="T117">the “firebird”</text:span> account.</text:p>
        </text:list-item>
        <text:list-item>
          <text:p text:style-name="P260"><text:span text:style-name="T117">Ensuring that t</text:span>he Firebird configuration files are writeable only by the “firebird” user (or an authorised System Administrator).</text:p>
        </text:list-item>
        <text:list-item>
          <text:p text:style-name="P260"><text:soft-page-break/>All Firebird databases <text:span text:style-name="T142">and authentication data </text:span>are readable and writeable only by the “firebird” user.</text:p>
        </text:list-item>
        <text:list-item>
          <text:p text:style-name="P261"><text:bookmark-start text:name="__RefNumPara__2249_596089379"/><text:span text:style-name="T112">The File System settings for all directories in t</text:span>he file system path to <text:span text:style-name="T111">each </text:span>Firebird configuration file <text:span text:style-name="T112">and database must not permit the creation, modification or deletion of files or sub-directories by unauthorised users.</text:span><text:span text:style-name="T112"><text:note text:id="ftn5" text:note-class="endnote"><text:note-citation>5</text:note-citation><text:note-body><text:p text:style-name="P193">This is an often overlooked aspect of file system security. If the file system path <text:span text:style-name="T184">to a database or configuration file</text:span> can be modified then this introduces all sorts of ways in which an attacker can make mischief. For example, by diverting the path to the security database to point to a compromised version. </text:p></text:note-body></text:note></text:span><text:bookmark-end text:name="__RefNumPara__2249_596089379"/></text:p>
        </text:list-item>
      </text:list>
      <text:p text:style-name="P50">The Firebird configuration file “firebird.conf” has a “<text:span text:style-name="T113">Database</text:span>Access” setting that <text:span text:style-name="T113">can </text:span>limit where Firebird databases may be located. This should be used to limit these locations such that the Database Administrator has ensure<text:span text:style-name="T184">d</text:span> that <text:span text:style-name="T113">they are compliant with item </text:span><text:span text:style-name="T113"><text:bookmark-ref text:reference-format="number" text:ref-name="__RefNumPara__2249_596089379">5</text:bookmark-ref></text:span><text:span text:style-name="T113"> above. This avoids the risk of users creating databases in vulnerable locations.</text:span></text:p>
      <text:p text:style-name="P51">Indeed, some may want to go further and set “DatabaseAccess = None” <text:span text:style-name="T118">in the Firebird Configuration File</text:span>. This means that the only databases that may be created or accessed are those which have aliases and explicit path names listed in the “databases.conf” file<text:note text:id="ftn6" text:note-class="endnote"><text:note-citation>6</text:note-citation><text:note-body><text:p text:style-name="P194">Prior to Firebird 3, this file was called “aliases.conf”.</text:p></text:note-body></text:note>. This can also be used to hide database file system locations – as long as the “databases.conf” file is not readable by unauthorised users.</text:p>
      <text:h text:style-name="P313" text:outline-level="2">Database Encryption</text:h>
      <text:p text:style-name="P61"><text:span text:style-name="T118">A </text:span>Database Encryption <text:span text:style-name="T118">capability </text:span>was introduced in Firebird 3 and is potentially useful in situations where a database cannot be fully protected from unauthorised access, such as on a “cloud server<text:note text:id="ftn0" text:note-class="endnote"><text:note-citation>7</text:note-citation><text:note-body><text:p text:style-name="P352">The definition of a “cloud server” is itself a bit cloudy and is probably best assumed to be a marketing term meaning that you neither know where your data is being stored, how long it will stored for or who has access to it. Provided that you can live within these parameters, cloud storage can be very efficient, but its use for sensitive data is more problematic and should demand some sort of encryption under the control of the data owner/controller and not the cloud service provider.</text:p></text:note-body></text:note>”, or just as an extra level of security where sensitive data is concerned.</text:p>
      <text:p text:style-name="P62">The “capability” is to support a “plugin” that may be used to encrypt or decrypt a database. There is no default database encryption plugin, although third party plugins are <text:span text:style-name="T140">becoming </text:span>available.</text:p>
      <text:p text:style-name="P62">A key issue with database encryption is key management and specifically how the encryption key is communicated to the plugin. It is clearly undesirable to keep the key in a file on the server, as that would defeat the objective of protecting access to user and authentication data on an unsecure<text:span text:style-name="T119">d</text:span> server. Instead, it must be communicated when the user logs on.</text:p>
      <text:p text:style-name="P76">In turn, this demands that the client is able to authenticate the server, <text:span text:style-name="T177">prior to passing the encryption key,</text:span> and that <text:span text:style-name="T177">the </text:span>database encryption key is protected when it is communicated to the server (e.g. by over the wire encryption).</text:p>
      <text:p text:style-name="P162">Note: if the client has no means of authenticating the server <text:span text:style-name="T177">prior to passing it the encryption key,</text:span>, then an attacker may be able to masquerade as a genuine server and solicit the database encryption key from an unsuspecting client.</text:p>
      <text:p text:style-name="P150">A “KeyHolder” plugin capability also exists to support database encryption key exchange from client to server.</text:p>
      <text:p text:style-name="P151">At present, it does not appear to be possible to encrypt a security database (see <text:bookmark-ref text:reference-format="number" text:ref-name="__RefHeading___Toc3531_1153451283">2.4.1</text:bookmark-ref>) which may lead to server masquerade vulnerabilities and hence a means to <text:span text:style-name="T185">solicit the database encryption key from an unsuspecting client.</text:span></text:p>
      <text:h text:style-name="P314" text:outline-level="2">Firebird Users and User Authentication</text:h>
      <text:p text:style-name="P63">A key requirement for Remote Access to Firebird Databases is that there <text:span text:style-name="T143">must exist</text:span> a means to identify and authenticate remote users. </text:p>
      <text:p text:style-name="P64"><text:soft-page-break/>Prior to Firebird 3, there was a single authentication mechanism based on a simple password exchange. This is now known as “legacy authentication”. Firebird 3 allows for multiple authentication plugins each providing a different means of authenticating users directly or indirectly using an external authentication server. </text:p>
      <text:list xml:id="list6583835490851075653" text:style-name="L11">
        <text:list-item>
          <text:p text:style-name="P262">A Database Administrator can select the plugin(s) that are permitted to authenticate users via the “AuthServer” setting in the “firebird.conf” file. </text:p>
        </text:list-item>
        <text:list-item>
          <text:p text:style-name="P262">The plugin(s) that a client may use to request authentication by are likewise enumerated in the “AuthClient” setting.</text:p>
        </text:list-item>
      </text:list>
      <text:p text:style-name="P63">When user authentication is performed by the plugin itself, there needs to be a means of <text:span text:style-name="T120">securely storing user authentication data on the server. A common means of storing such data is provided by the Firebird Security Database.</text:span></text:p>
      <text:h text:style-name="Heading_20_3" text:outline-level="3"><text:bookmark-start text:name="__RefHeading___Toc3531_1153451283"/>The Firebird Security Database<text:bookmark-end text:name="__RefHeading___Toc3531_1153451283"/></text:h>
      <text:p text:style-name="P35">Prior to Firebird 3, each Firebird Server maintain<text:span text:style-name="T53">ed</text:span> <text:span text:style-name="T120">a single local</text:span> security database – <text:span text:style-name="T143">now known as the “default security database”</text:span>. <text:span text:style-name="T101">This </text:span>security database is a normal Firebird Database <text:span text:style-name="T120">and typically contained a single table called RDB$USERS (or even just “USERS” in earlier versions). The Firebird Server (authentication plugin) reads the security database whenever it needs to authenticate a user login. Maintaining the integrity and security of the data held in the security database is thus critical to managing a secure Firebird Server.</text:span><text:span text:style-name="T120"><text:note text:id="ftn7" text:note-class="endnote"><text:note-citation>8</text:note-citation><text:note-body><text:p text:style-name="P184">It should be recalled that a major DAC requirement is that “The TCB shall protect authentication data so that it cannot be accessed by any unauthorized user”. <text:span text:style-name="T143">I</text:span>t is very easy to overlook the importance of protecting the security database and, <text:span text:style-name="T120">in the absence of database encryption,</text:span> that file system protections have to be relied upon to do this. This includes both limiting read and write access to authorised users only and ensuring that the database's file system path is protected from unauthorised modification. Otherwise a malicious user could replace the security database with a compromised version. <text:span text:style-name="T102">All directories in the security database's file system path must restrict write access to authorised users only.</text:span></text:p></text:note-body></text:note></text:span></text:p>
      <text:p text:style-name="P36">Prior to Firebird 2.0, the security database was directly maintained by the <text:span text:style-name="T9">gsec</text:span><text:span text:style-name="T16"> utility </text:span><text:span text:style-name="T25">and could be accessible to remote users</text:span><text:span text:style-name="T16">. It was thus potentially available for read access by various users and hence </text:span><text:span text:style-name="T33">could </text:span><text:span text:style-name="T16">expose user credentials which, in turn, became vulnerable to a brute force attack on the password hashes stored in the database</text:span><text:span text:style-name="T31"><text:note text:id="ftn8" text:note-class="endnote"><text:note-citation>9</text:note-citation><text:note-body><text:p text:style-name="P197"><text:span text:style-name="T99">Firebird's vulnerability to brute force attacks has been significantly reduced over successive releases. For a discussion of this subject see the “</text:span>Details of the Security Changes in Firebird 2” <text:span text:style-name="T99">in the </text:span><text:span text:style-name="T99"><text:bookmark-ref text:reference-format="text" text:ref-name="__RefNumPara__1207_1530645906">Firebird 2.1.7 Release Notes https://www.firebirdsql.org/file/documentation/release_notes/html/rlsnotes217.html</text:bookmark-ref></text:span></text:p></text:note-body></text:note></text:span><text:span text:style-name="T16">. Firebird 2.0 changed </text:span><text:span text:style-name="T9">gsec </text:span><text:span text:style-name="T16">to use the Firebird Services API and hence permitted the security database to be hidden from user view, </text:span><text:span text:style-name="T17">accessible only to the Firebird Server</text:span><text:span text:style-name="T16">.</text:span><text:span text:style-name="T16"><text:note text:id="ftn9" text:note-class="endnote"><text:note-citation>10</text:note-citation><text:note-body><text:p text:style-name="P185"><text:span text:style-name="T102">This subject is discussed at length in the release notes. See section “</text:span><text:bookmark text:name="sec-dtl"/>Details of the Security Changes in Firebird 2.0” <text:span text:style-name="T102">in </text:span><text:span text:style-name="T102"><text:bookmark-ref text:reference-format="text" text:ref-name="__RefNumPara__12158_1530721698">Firebird 2.0.7 Release Notes https://www.firebirdsql.org/file/documentation/release_notes/html/rlsnotes207.html</text:bookmark-ref></text:span><text:span text:style-name="T102">.</text:span></text:p></text:note-body></text:note></text:span></text:p>
      <text:p text:style-name="P78">In Firebird 3:</text:p>
      <text:list xml:id="list6659338124386162826" text:style-name="L12">
        <text:list-item>
          <text:p text:style-name="P263">the plugin architecture allows for multiple user authentication mechanism<text:span text:style-name="T143">s</text:span> and each can save <text:span text:style-name="T186">their</text:span> authentication data in <text:span text:style-name="T186">their</text:span> own tables in a Firebird Security Database.</text:p>
        </text:list-item>
        <text:list-item>
          <text:p text:style-name="P265"><text:span text:style-name="T16">alternative security databases can </text:span><text:span text:style-name="T26">also </text:span><text:span text:style-name="T16">be defined on a per database level. That is the original Firebird Security Database is the default security database unless an alternative is defined for a given database. </text:span></text:p>
        </text:list-item>
        <text:list-item>
          <text:p text:style-name="P266"><text:span text:style-name="T16">It is also possible for a user authentication plugin to save its authentication data in </text:span><text:span text:style-name="T32">a</text:span><text:span text:style-name="T16"> user database</text:span><text:span text:style-name="T28"><text:note text:id="ftn10" text:note-class="endnote"><text:note-citation>11</text:note-citation><text:note-body><text:p text:style-name="P199"><text:span text:style-name="T29">If this feature is used then</text:span><text:span text:style-name="T27"> </text:span><text:span text:style-name="T29">the DBA</text:span><text:span text:style-name="T27"> need</text:span><text:span text:style-name="T29">s</text:span><text:span text:style-name="T27"> to be confident that </text:span><text:span text:style-name="T29">the user authentication tables are </text:span><text:span text:style-name="T27">adequately protected from </text:span><text:span text:style-name="T29">both read and write </text:span><text:span text:style-name="T27">access by normal users</text:span><text:span text:style-name="T16">. </text:span><text:span text:style-name="T29">This includes preventing normal users from making a remote backup of the database (including authentication tables). </text:span>See “Location of User Lists” in <text:bookmark-ref text:reference-format="text" text:ref-name="__RefNumPara__12424_1530721698">Firebird 3.0.3 Release Notes https://www.firebirdsql.org/file/documentation/release_notes/Firebird-3.0.3-ReleaseNotes.pdf</text:bookmark-ref></text:p></text:note-body></text:note></text:span><text:span text:style-name="T16">. This may well be </text:span><text:span text:style-name="T29">desirable</text:span><text:span text:style-name="T16"> when the database is encrypted. </text:span><text:span text:style-name="T29">The encryption mechanism can then be used to protect both the user data and the user authentication data.</text:span><text:span text:style-name="T29"><text:note text:id="ftn11" text:note-class="endnote"><text:note-citation>12</text:note-citation><text:note-body><text:p text:style-name="P200">In this case, the client will need to provide the encryption key to the server before the client is authenticated. However, in order to avoid keys being inadvertently disclosed to an attacker, the user authentication protocol must permit the server to be authenticated to the client prior to communication of the encryption key. <text:span text:style-name="T186">The current set of Firebird user authentication plugins do not appear to meet this requirement.</text:span></text:p></text:note-body></text:note></text:span></text:p>
        </text:list-item>
      </text:list>
      <text:p text:style-name="P65"><text:span text:style-name="T17">Firebird 3 has also restored the ability of users to establish a direct embedded connection to a security database </text:span><text:span text:style-name="T32">(or even a remote connection if the server configuration is permissive enough)</text:span><text:span text:style-name="T17">. </text:span><text:span text:style-name="T30">This </text:span><text:span text:style-name="T33">restored ability </text:span><text:span text:style-name="T30">is necessary to create alternative security databases, </text:span><text:span text:style-name="T33">but</text:span><text:span text:style-name="T18"> needs to be managed with care </text:span><text:span text:style-name="T24">if Firebird's previous vulnerabilities are not to be re-introduced</text:span><text:span text:style-name="T18">. However, once a security database has been created </text:span><text:span text:style-name="T24">(see </text:span><text:span text:style-name="T24"><text:bookmark-ref text:reference-format="number" text:ref-name="__RefHeading___Toc1626_1530645906">2.4.1.4</text:bookmark-ref></text:span><text:span text:style-name="T24">)</text:span><text:span text:style-name="T18">, it can be hidden from view and only needs to be accessible to the Firebird Server.</text:span></text:p>
      <text:h text:style-name="P325" text:outline-level="4"><text:soft-page-break/>Security Database Configuration</text:h>
      <text:p text:style-name="P125">Prior to Firebird 3, the location of the security database was compiled into the server. In Firebird 3, the location is configurable.</text:p>
      <text:p text:style-name="P122">The default configuration for the security database in Firebird 3 is split between “firebird.conf” and “databases.conf”:</text:p>
      <text:list xml:id="list1989714891886888208" text:style-name="L13">
        <text:list-item>
          <text:p text:style-name="P295">In “firebird.conf”, the “SecurityDatabase” setting is configured with the path to the “default security database”.</text:p>
        </text:list-item>
        <text:list-item>
          <text:p text:style-name="P295">In “databases.conf”. The alias “security.db” is assigned to the database and its local configuration setting<text:span text:style-name="T143">s</text:span> include “RemoteAccess = false”. This setting prevents remote access. <text:span text:style-name="T143">F</text:span>ile system settings <text:span text:style-name="T143">should also be set so as to </text:span>limit access to authorised users only;<text:span text:style-name="T143"> </text:span>only a System Administrator should have embedded access.</text:p>
        </text:list-item>
      </text:list>
      <text:p text:style-name="P160"><text:span text:style-name="T121">Note: </text:span>The “RemoteAccess” setting is generally useful <text:span text:style-name="T121">as a means of limiting database access, for any database, to embedded mode only. It should always be set to “false” for a security database other than when it is embedded in a user database.</text:span></text:p>
      <text:h text:style-name="Heading_20_4" text:outline-level="4">Creating a Firebird <text:span text:style-name="T107">Security </text:span>Database</text:h>
      <text:p text:style-name="P37">Prior to Firebird 3, there was only a single Firebird Security Database and this was normally provided as part of the initial set of files <text:span text:style-name="T143">when the server was installed</text:span>. The location differed between platforms and OS distributions but the installed file was the same and included <text:span text:style-name="T121">the RSB$USERS table with</text:span> a single initial (super) user “SYSDBA” and a default password “masterkey”. It was up to the Database Administrator <text:span text:style-name="T54">(DBA)</text:span> to change the SYSDBA password to something less well known and the create other users.</text:p>
      <text:h text:style-name="P326" text:outline-level="4">The Firebird 3 Default Security Database</text:h>
      <text:p text:style-name="P66">With Firebird 3, <text:span text:style-name="T121">such a simple strategy is no longer possible given that many different plugins could be available for user authentication. D</text:span>ifferent installers may take different strategies. Some may continue to provide a prepared version of the <text:span text:style-name="T88">default </text:span>security database with the SYSDBA user and a default password <text:span text:style-name="T121">and set up for the default authentication plugin</text:span>. </text:p>
      <text:p text:style-name="P66">However, some may do no more than install an empty security database and leave it to the DBA to <text:span text:style-name="T121">select the user authentication mechanism and </text:span>create the SYSDBA user with an appropriate password. In many ways, this is better than installing the security database with a very well known password, <text:span text:style-name="T121">and which includes the risk of being left in place if the DBA installs an alternative <text:s/>preferred user authentication plugin without fully disabling the default.</text:span></text:p>
      <text:p text:style-name="P66"><text:span text:style-name="T121">T</text:span>he “CREATE USER” DDL statement <text:span text:style-name="T88">(introduced in Firebird 3) also </text:span>makes it straightforward for the DBA to create the SYSDBA user <text:span text:style-name="T102">even when the security database is empty</text:span>. The process is described in the Firebird 3 release notes <text:span text:style-name="T41">[</text:span><text:span text:style-name="T41"><text:bookmark-ref text:reference-format="number" text:ref-name="__RefNumPara__12424_1530721698">2</text:bookmark-ref></text:span><text:span text:style-name="T41">]</text:span><text:span text:style-name="T55">:</text:span></text:p>
      <text:p text:style-name="Quoted"><text:span text:style-name="T55">Initialization is performed in embedded mode using the </text:span><text:span text:style-name="Emphasis"><text:span text:style-name="T55">isql</text:span></text:span><text:span text:style-name="T55"> utility. For an embedded connection, an authentication password is not required and will be ignored if you provide one. An embedded connection will work fine with no login credentials and “log you in” using your host credentials if you omit a user name. However, even though the user name is not subject to authentication, creating or modifying anything in the existing security database requires that the user be SYSDBA; otherwise, </text:span><text:span text:style-name="Emphasis"><text:span text:style-name="T55">isql</text:span></text:span><text:span text:style-name="T55"> will throw a privilege error for the CREATE USER request. </text:span></text:p>
      <text:p text:style-name="Quoted"><text:soft-page-break/>The SQL user management commands will work with any open database. Because the sample database <text:span text:style-name="Source_20_Text">employee.fdb</text:span> is present in your installation and already aliased in <text:span text:style-name="Source_20_Text">databases.conf</text:span>, it is convenient to use it for the user management task. </text:p>
      <text:list xml:id="list7653093600830584243" text:style-name="L14">
        <text:list-item>
          <text:p text:style-name="P339"><text:span text:style-name="Strong_20_Emphasis">Stop the Firebird server.</text:span> Firebird 3 caches connections to the security database aggressively. The presence of server connections may prevent <text:span text:style-name="Emphasis">isql</text:span> from establishing an embedded connection. </text:p>
        </text:list-item>
        <text:list-item>
          <text:p text:style-name="P339">In a suitable shell, start an <text:span text:style-name="Emphasis">isql</text:span> interactive session, opening the employee database via its alias: </text:p>
          <text:p text:style-name="P351"><text:s text:c="2"/>&gt; isql -user sysdba employee</text:p>
        </text:list-item>
        <text:list-item>
          <text:p text:style-name="P339">Create the SYSDBA user:</text:p>
          <text:p text:style-name="P351"><text:s text:c="2"/>SQL&gt; create user SYSDBA password 'SomethingCryptic';</text:p>
          <text:p text:style-name="P351"><text:s text:c="2"/>SQL&gt; commit;</text:p>
          <text:p text:style-name="P351"><text:s text:c="2"/>SQL&gt; quit;</text:p>
        </text:list-item>
        <text:list-item>
          <text:p text:style-name="P339">To complete the initialization, start the Firebird server again. Now you will be able to perform a network login to databases, including the security database, using the password you assigned to SYSDBA. </text:p>
        </text:list-item>
      </text:list>
      <text:p text:style-name="Text_20_body">If the SYSDBA already exists then “ALTER USER SYSDBA...” can be used instead to change the SYSDBA password. From Firebird 3.0.1 onwards the statement <text:span text:style-name="Source_20_Text">CREATE OR ALTER USER SYSDBA PASSWORD &lt;password&gt;</text:span> can be used to initialize an empty security database. <text:span text:style-name="T43">[</text:span><text:span text:style-name="T43"><text:bookmark-ref text:reference-format="number" text:ref-name="__RefNumPara__12424_1530721698">2</text:bookmark-ref></text:span><text:span text:style-name="T43">]</text:span></text:p>
      <text:p text:style-name="P113">After it has been created, File System permissions <text:span text:style-name="T102">must be</text:span> used to protect the security database from unwanted attention <text:span text:style-name="T121">(hopefully the installer will have done this for you)</text:span>:</text:p>
      <text:list xml:id="list4703497062381601120" text:style-name="L15">
        <text:list-item>
          <text:p text:style-name="P296"><text:span text:style-name="T55">On a POSIX system, the Firebird Server usually operates under the user “firebird” and the security database is read/write to the “firebird” user </text:span><text:span text:style-name="T63">(and possibly group) </text:span><text:span text:style-name="T55">only with no other users permitted </text:span><text:span text:style-name="T56">read </text:span><text:span text:style-name="T57">or write access</text:span><text:span text:style-name="T56">. In the above, </text:span><text:span text:style-name="T11">isql </text:span><text:span text:style-name="T36">needs to be run as user </text:span><text:span text:style-name="T11">root</text:span><text:span text:style-name="T36"> in order to access the security database. After initialising the SYSDBA user, </text:span><text:span text:style-name="T37">ensure</text:span><text:span text:style-name="T36"> that security database is owned </text:span><text:span text:style-name="T40">(or at least read/write) </text:span><text:span text:style-name="T36">by user “firebird” and no other </text:span><text:span text:style-name="T40">normal </text:span><text:span text:style-name="T36">user can read it. A typical installation will show the user and group as “firebird” (both read/write) with no “world access”. The directory path should also no</text:span><text:span text:style-name="T39">t</text:span><text:span text:style-name="T36"> be writeable by any user other than root or firebird, otherwise a malicious user could replace the security database with a compromised version.</text:span></text:p>
        </text:list-item>
        <text:list-item>
          <text:p text:style-name="P297"><text:span text:style-name="T36">O</text:span><text:span text:style-name="T35">n Windows, similar remarks apply. </text:span><text:span text:style-name="T38">isql should be run by a System Administrator and</text:span><text:span text:style-name="T35"> the Firebird security database only readable/</text:span><text:span text:style-name="T38">writeable</text:span><text:span text:style-name="T35"> by the Firebird Server or a System Administrator.</text:span></text:p>
        </text:list-item>
      </text:list>
      <text:h text:style-name="P326" text:outline-level="4"><text:bookmark-start text:name="__RefHeading___Toc1626_1530645906"/>Firebird 3 Alternative Security Databases<text:bookmark-end text:name="__RefHeading___Toc1626_1530645906"/></text:h>
      <text:p text:style-name="P38">Firebird 3 can also assign an alternative security database on a per database basis. There can be as many alternative security databases as needed and they may be shared between databases <text:span text:style-name="T122">and/or included within a user database</text:span>. Each security database lists a set of users and their passwords and each may have a different <text:span text:style-name="T144">SYSDBA</text:span> password. </text:p>
      <text:p text:style-name="P38">Alternative security databases are defined in the server's <text:span text:style-name="T9">database.conf</text:span><text:span text:style-name="T16"> configuration file</text:span><text:span text:style-name="T16"><text:note text:id="ftn12" text:note-class="endnote"><text:note-citation>13</text:note-citation><text:note-body><text:p text:style-name="P186">See section on “Creating an Alternative Security Database” <text:bookmark-ref text:reference-format="text" text:ref-name="__RefNumPara__12424_1530721698">Firebird 3.0.3 Release Notes https://www.firebirdsql.org/file/documentation/release_notes/Firebird-3.0.3-ReleaseNotes.pdf</text:bookmark-ref>.</text:p></text:note-body></text:note></text:span><text:span text:style-name="T16">. This replaced the </text:span><text:span text:style-name="T9">aliases.conf </text:span><text:span text:style-name="T16">file used prior to Firebird 3 and shares a similar syntax. In order to use an alternative security database, you must </text:span><text:span text:style-name="T19">set up an alias for the database in the configuration file and then associate the alternative security database with the database alias. For example:</text:span></text:p>
      <text:p text:style-name="P180"><text:soft-page-break/>private.security.db <text:span text:style-name="T122">= $(dir_secDb)</text:span>/private.security.fdb</text:p>
      <text:p text:style-name="P181">{</text:p>
      <text:p text:style-name="P181"><text:tab/>RemoteAccess = false</text:p>
      <text:p text:style-name="P181">}</text:p>
      <text:p text:style-name="P178">employee = $(dir_sampleDb)/employee.fdb</text:p>
      <text:p text:style-name="P178">{</text:p>
      <text:p text:style-name="P179"><text:tab/>SecurityDatabase = private.security.db</text:p>
      <text:p text:style-name="P170">}</text:p>
      <text:p text:style-name="P110">assigns an alternative security database to the example employee database. The example locates the private security database in the same directory as the default security database<text:note text:id="ftn13" text:note-class="endnote"><text:note-citation>14</text:note-citation><text:note-body><text:p text:style-name="P191">For a list of all parameters available for use in <text:span text:style-name="T9">databases.conf</text:span><text:span text:style-name="T16"> and the file's syntax see the section “Per-database Configuration” in </text:span><text:span text:style-name="T16"><text:bookmark-ref text:reference-format="text" text:ref-name="__RefNumPara__12424_1530721698">Firebird 3.0.3 Release Notes https://www.firebirdsql.org/file/documentation/release_notes/Firebird-3.0.3-ReleaseNotes.pdf</text:bookmark-ref></text:span><text:span text:style-name="T16">.</text:span></text:p></text:note-body></text:note>. The <text:span text:style-name="T122">alternative </text:span>security database <text:span text:style-name="T122">is defined by an alias which also permits the prohibition of remote access to this database. Using an alias also simplifies administration when several databases share the same alternative security database. If the alias name is the same as the database's then the security database is embedded in the user database.</text:span></text:p>
      <text:p text:style-name="P157">Note: there is a “chicken and egg” problem with the creation of an alternative security database. In the above example, if the employee database did not exist when the entry was created then it can only be created if the alternative security database already exists <text:span text:style-name="T90">and contains a SYSDBA user</text:span>. <text:span text:style-name="T90">However, if this is the only database served by the security database then it is not possible to create the SYSDBA user (if one does not exist) unless the database exists (although it may be empty) and can be connected to by isql in embedded mode.</text:span></text:p>
      <text:p text:style-name="P111">An alternative security database is created using isql in embedded mode e.g.:</text:p>
      <text:p text:style-name="P171">isql<text:note text:id="ftn14" text:note-class="endnote"><text:note-citation>15</text:note-citation><text:note-body><text:p text:style-name="P209">On <text:span text:style-name="T103">a Debian derived system </text:span>such as Ubuntu<text:span text:style-name="T103">, </text:span><text:span text:style-name="T9">isql</text:span><text:span text:style-name="T16"> is usually called </text:span><text:span text:style-name="T9">isql-fb.</text:span></text:p></text:note-body></text:note> -user SYSDBA</text:p>
      <text:p text:style-name="P172">SQL&gt;create database '<text:span text:style-name="T89">private.security.db</text:span>';</text:p>
      <text:p text:style-name="P120">The above simply creates a regular Firebird Database. It is empty with no tables defined as yet. There is nothing to indicate its purpose;</text:p>
      <text:p text:style-name="P158">Note: the location in which the database is created should be protected an<text:span text:style-name="T103">d</text:span> not writeable by another other than a System Administrator or the Firebird Server. isql will need to be run by a System Administrator (e.g. root on a Posix system) <text:span text:style-name="T93">and it may be necessary, after it has been created, to change the security database's ownership and file system access permissions so that it is exclusively available to the Firebird Server.</text:span></text:p>
      <text:p text:style-name="P112">However, while the above creates the database, there is no connection to it. In order to create any user, including the SYSDBA user, you have to connect to a database which uses the newly created security database. This means that the using database must exist before its security database can be initialised. For example, <text:span text:style-name="T123">following on from the above isql session:</text:span></text:p>
      <text:p text:style-name="P152">SQL&gt;connect employee;</text:p>
      <text:p text:style-name="P177">SQL&gt;create user SYSDBA password 'some-obscure-password';</text:p>
      <text:p text:style-name="P153">SQL&gt;commit;</text:p>
      <text:p text:style-name="P173">SQL&gt;quit;</text:p>
      <text:p text:style-name="P158">Note: in order to create the SYSDBA, you have to connect to the database in embedded mode. Once the SYSDBA user has been created (it is automatically the superuser), you can now connect remotely as SYSDBA and create the other users. <text:span text:style-name="T107">Creating the SYSDBA user also creates the tables needed to support the chosen user authentication plugin.</text:span></text:p>
      <text:p text:style-name="P126">The CREATE USER syntax also allows the user authentication plugin to be specified and this may determine which authentication tables are created and how the user credentials are saved. For example:</text:p>
      <text:p text:style-name="SQLStatement"><text:soft-page-break/>SQL&gt;create user SYSDBA password 'some-obscure-password' <text:span text:style-name="T123">USING PLUGIN SRP</text:span>;</text:p>
      <text:p text:style-name="P126">If no plugin is specified then the default User Manager <text:span text:style-name="T144">plugin</text:span> is used <text:span text:style-name="T144">(see </text:span><text:span text:style-name="T144"><text:bookmark-ref text:reference-format="number" text:ref-name="__RefHeading___Toc11831_1312119531">2.4.3</text:bookmark-ref></text:span><text:span text:style-name="T144">)</text:span>.</text:p>
      <text:h text:style-name="P327" text:outline-level="4">Alternative Security Databases and the Services API</text:h>
      <text:p text:style-name="P43">In Firebird 3 the Services API can <text:span text:style-name="T178">still </text:span>be used to manage users in the default security database – <text:span text:style-name="T178">but not those in an alternative security database</text:span>. However, it is still necessary for there to be <text:span text:style-name="T178">some </text:span>access from the Services API to databases that use an alternative security database. For example, when using the Services API for backup/restore.</text:p>
      <text:p text:style-name="P44">In order to direct the Services API login to the appropriate security database, the Services Parameter Block (SPB) has a new item code: isc_spb_expected_db<text:note text:id="ftn15" text:note-class="endnote"><text:note-citation>16</text:note-citation><text:note-body><text:p text:style-name="P186">This is described in the file “doc/README.services_extension” provided with the Firebird 3 source code.</text:p></text:note-body></text:note>. The value of this item is the name of a database which uses the alternative security database. The login will then be authenticated using the security database associated with the “expected db”.</text:p>
      <text:p text:style-name="P161">Note: From IBX 2.2 onwards, the Services API components support a new login parameter (expected_db) which corresponds to the SPB <text:span text:style-name="T9">isc_spb_expected_db</text:span> item code.</text:p>
      <text:p text:style-name="P134">User Mapping can also be used to provide access using the Services API to users <text:span text:style-name="T187">(</text:span>authenticated using the default security database<text:span text:style-name="T187">)</text:span> to databases that use an alternative security database <text:span text:style-name="T144">(see </text:span><text:span text:style-name="T144"><text:bookmark-ref text:reference-format="number" text:ref-name="__RefHeading___Toc11833_1312119531">2.4.4</text:bookmark-ref></text:span><text:span text:style-name="T144">)</text:span>.</text:p>
      <text:h text:style-name="P328" text:outline-level="4">Encryption of the Security Database</text:h>
      <text:p text:style-name="P84">Firebird 3 does not provide an explicit mechanism to encrypt the security database. However, if the security database is included within a user database which is itself encrypted then the security database is also encrypted. This may well be desirable in environments where server security is under the control of the data owner (e.g. on cloud servers).</text:p>
      <text:p text:style-name="P85">However, this means that the database encryption key has to be provided to the server prior to user authentication, given that the user authentication tables <text:span text:style-name="T145">are in the encrypted database. On the other hand, a client should only pass the database encryption key to the server after it has authenticated the server. Otherwise, an attacker could set up a “server masquerade” attack to solicit the database encryption key. </text:span></text:p>
      <text:p text:style-name="P97">This implies that, <text:span text:style-name="T180">with security database encryption,</text:span> there has to be a clear separation between client and server authentication, with server authentication taking place first, the encryption key passed to the server, and thus permitting client identification and authentication.</text:p>
      <text:p text:style-name="P336">Note: the use of the term “identification”. By providing an encryption key, the client may have already be assumed to be an authorised user. However, which one? And which access rights should they be granted. That is why identification and authentication of that identity still need to take place.</text:p>
      <text:p text:style-name="P306">The current Firebird implementation does not appear to provide a means to have a security database embedded within an encrypted database.</text:p>
      <text:h text:style-name="P318" text:outline-level="3">Authentication</text:h>
      <text:p text:style-name="P67">Prior to Firebird 3, only a single user authentication mechanism was supported by the Firebird Server. Firebird 3 supports multiple user authentication mechanisms through its plugin architecture, including:</text:p>
      <text:list xml:id="list8864108543424785098" text:style-name="L16">
        <text:list-item>
          <text:p text:style-name="P267"><text:span text:style-name="T41">Legacy_Auth</text:span>: user authentication <text:span text:style-name="T188">is </text:span>compatible with older versions of Firebird and provided for backwards compatibility with older clients. <text:span text:style-name="T125">This uses a simple password hash, </text:span><text:soft-page-break/><text:span text:style-name="T125">is described as very insecure when compared with later versions, and its use should be discontinued as soon as possible.</text:span></text:p>
        </text:list-item>
        <text:list-item>
          <text:p text:style-name="P267"><text:span text:style-name="T41">Srp</text:span>: an implementation of the Secure Remote Password (SRP) protocol <text:span text:style-name="T41">[</text:span><text:span text:style-name="T41"><text:bookmark-ref text:reference-format="number" text:ref-name="__RefNumPara__3633_1528818321">10</text:bookmark-ref></text:span><text:span text:style-name="T41">]</text:span><text:span text:style-name="T55">.</text:span></text:p>
        </text:list-item>
        <text:list-item>
          <text:p text:style-name="P267"><text:span text:style-name="T41">Win_Sspi</text:span>: an interface to the <text:span text:style-name="T124">Windows Security Support Provider Interface </text:span><text:span text:style-name="T45">[</text:span><text:span text:style-name="T45"><text:bookmark-ref text:reference-format="number" text:ref-name="__RefNumPara__3771_1528818321">12</text:bookmark-ref></text:span><text:span text:style-name="T45">]</text:span><text:span text:style-name="T64">, </text:span><text:span text:style-name="T65">and is backwards compatible with Windows trusted authentication supported by Firebird 2.1 and 2.5.</text:span></text:p>
        </text:list-item>
      </text:list>
      <text:p text:style-name="P80">Three parameters in the “firebird.conf” file configure the use of user authentication plugins:</text:p>
      <text:list xml:id="list1579273426547906506" text:style-name="L17">
        <text:list-item>
          <text:p text:style-name="P268">AuthServer: determines the plugins used by a Firebird Server for user authentication and the order in which they are tried.</text:p>
        </text:list-item>
        <text:list-item>
          <text:p text:style-name="P268">AuthClient: similarly determines the plugins used by a Firebird client to authenticate themselves to a server and the order in which they are tried.</text:p>
        </text:list-item>
        <text:list-item>
          <text:p text:style-name="P250"><text:span text:style-name="T55">UserManager: </text:span><text:span text:style-name="T65">is the plugin used for managing the security database. When more than one plugin is listed then the first is the default (used when no plugin is specified in </text:span><text:span text:style-name="T72">the </text:span><text:span text:style-name="T65">CREATE/ALTER/DROP USER DDL statements </text:span><text:span text:style-name="T72">described below</text:span><text:span text:style-name="T65">).</text:span></text:p>
        </text:list-item>
      </text:list>
      <text:h text:style-name="P329" text:outline-level="4">Legacy Authentication</text:h>
      <text:p text:style-name="P72">Legacy Authentication is Firebird 2.x compatible and uses a SHA-1 based hash of the password, limited to first eight characters of the password given by the user. The authentication scheme is believed to be vulnerable to brute force attacks.</text:p>
      <text:h text:style-name="Heading_20_4" text:outline-level="4">Secure Remote Password (SRP)</text:h>
      <text:p text:style-name="P69">From Firebird 3 onwards, an implementation of the <text:span text:style-name="T132">SRP-6 variant </text:span><text:span text:style-name="T47">[</text:span><text:span text:style-name="T47"><text:bookmark-ref text:reference-format="number" text:ref-name="__RefNumPara__12307_1312119531">11</text:bookmark-ref></text:span><text:span text:style-name="T47">]</text:span><text:span text:style-name="T132"> of the </text:span>Secure Remote Password (SRP) protocol <text:span text:style-name="T41">[</text:span><text:span text:style-name="T41"><text:bookmark-ref text:reference-format="number" text:ref-name="__RefNumPara__3633_1528818321">10</text:bookmark-ref></text:span><text:span text:style-name="T41">]</text:span> is provided as the default user authentication mechanism. As described in the RFC:</text:p>
      <text:p text:style-name="P216">(SRP) is suitable for negotiating secure connections using a user-supplied password, while eliminating the security problems traditionally associated with reusable passwords. This system also performs a secure key exchange in the process of authentication, allowing security layers (privacy and/or integrity <text:s text:c="2"/>protection) to be enabled during the session. Trusted key servers and certificate infrastructures are not required, and clients are not required to store or manage any long-term keys. SRP offers both security and deployment advantages over existing challenge-response techniques, making it an ideal drop-in replacement where secure password authentication is needed.</text:p>
      <text:p text:style-name="P86">SRP-6/6a is described below.</text:p>
      <text:p text:style-name="P70">SRP uses a derivative of the Diffie-Hellman key agreement scheme to generate a shared session key and its security depends upon the intractability of the Discrete Logarithm Problem<text:note text:id="ftn16" text:note-class="endnote"><text:note-citation>17</text:note-citation><text:note-body><text:p text:style-name="P210">In modulo arithmetic, exponentiation can be performed in a deterministic time. However, the inverse option i.e. computing the logarithm of a number is believed to be computationally infeasible. <text:span text:style-name="T189">Note: belief is not the same as proof.</text:span></text:p></text:note-body></text:note>. For each user recorded in the security database, SRP stores the <text:span text:style-name="T132">triplet</text:span>:</text:p>
      <text:p text:style-name="Preformatted_20_Text">{ &lt;username&gt;, &lt;password verifier&gt;, &lt;salt&gt; }</text:p>
      <text:p text:style-name="P127">where the “salt” is some random number and the password verifier is computed as:</text:p>
      <text:p text:style-name="Preformatted_20_Text">x = <text:span text:style-name="T147">H</text:span>(&lt;salt&gt;, <text:span text:style-name="T147">I</text:span>, &lt;raw password&gt;))</text:p>
      <text:p text:style-name="Preformatted_20_Text">&lt;password verifier&gt; = v = g^x % N</text:p>
      <text:p text:style-name="P128"><text:soft-page-break/><text:span text:style-name="T147">H</text:span> is a Secure Hash Algorithm, <text:span text:style-name="T146">and ',' represents concatenation.</text:span> Firebird uses <text:span text:style-name="T146">the</text:span> 160 bit <text:span text:style-name="T147">SHA</text:span>-1 <text:span text:style-name="T147">as its Secure Hash Algorithm</text:span><text:span text:style-name="T147"><text:note text:id="ftn17" text:note-class="endnote"><text:note-citation>18</text:note-citation><text:note-body><text:p text:style-name="P211">SHA-1 is specified in the original RFC <text:span text:style-name="T41">[</text:span><text:span text:style-name="T41"><text:bookmark-ref text:reference-format="number" text:ref-name="__RefNumPara__3633_1528818321">10</text:bookmark-ref></text:span><text:span text:style-name="T41">]</text:span><text:span text:style-name="T55">. However, later descriptions of SRP only refer to a secure hash algorithm. This is for good reason, SHA-1 is now known to be vulnerable to collision attacks (a Google search for “sha1 vulnerability” is instructive). How seriously such attacks affect its use in SRP is not yet clear. However, it would be desirable for Firebird to implement a later </text:span><text:span text:style-name="T82">and more robust</text:span><text:span text:style-name="T55"> </text:span><text:span text:style-name="T82">secure had algorithm</text:span><text:span text:style-name="T55"> in the next release.</text:span></text:p></text:note-body></text:note></text:span>. Note that the computation of the password verifier takes place in modulo number space (mod N).</text:p>
      <text:p text:style-name="P128">Authentication proceeds by the client and server respectively passing to each other the user name <text:span text:style-name="T126">(I)</text:span> and salt <text:span text:style-name="T126">(s)</text:span>. Each also generates a random number, and computing from these Diffie-Hellman exponentials A and B, respectively, which are also exchanged:</text:p>
      <table:table table:name="Table1" table:style-name="Table1">
        <table:table-column table:style-name="Table1.A"/>
        <table:table-column table:style-name="Table1.B"/>
        <table:table-row>
          <table:table-cell table:style-name="Table1.A1" office:value-type="string">
            <text:p text:style-name="P350">Client</text:p>
          </table:table-cell>
          <table:table-cell table:style-name="Table1.A1" office:value-type="string">
            <text:p text:style-name="P350">Server</text:p>
          </table:table-cell>
        </table:table-row>
        <table:table-row>
          <table:table-cell table:style-name="Table1.A1" office:value-type="string">
            <text:p text:style-name="P236"><text:s/>a = random()</text:p>
            <text:p text:style-name="P236"><draw:frame draw:style-name="fr5" draw:name="Object2" text:anchor-type="as-char" svg:width="0.9575in" svg:height="0.2083in" draw:z-index="4"><draw:object xlink:href="./Object 2" xlink:type="simple" xlink:show="embed" xlink:actuate="onLoad"/><draw:image xlink:href="./ObjectReplacements/Object 2" xlink:type="simple" xlink:show="embed" xlink:actuate="onLoad"/></draw:frame></text:p>
            <text:p text:style-name="P236"/>
            <text:p text:style-name="P346"><text:span text:style-name="T151">I, </text:span>A <text:span text:style-name="T51">→</text:span></text:p>
          </table:table-cell>
          <table:table-cell table:style-name="Table1.A1" office:value-type="string">
            <text:p text:style-name="P236"/>
            <text:p text:style-name="P237"/>
            <text:p text:style-name="P237"/>
            <text:p text:style-name="P344"><text:s/>b = random()</text:p>
            <text:p text:style-name="P345"><text:s/>lookup(s,v) using I</text:p>
            <text:p text:style-name="P345"><draw:frame draw:style-name="fr5" draw:name="Object3" text:anchor-type="as-char" svg:width="1.3311in" svg:height="0.2193in" draw:z-index="5"><draw:object xlink:href="./Object 3" xlink:type="simple" xlink:show="embed" xlink:actuate="onLoad"/><draw:image xlink:href="./ObjectReplacements/Object 3" xlink:type="simple" xlink:show="embed" xlink:actuate="onLoad"/></draw:frame></text:p>
            <text:p text:style-name="P223"><text:span text:style-name="T52">←</text:span><text:span text:style-name="T196"> </text:span><text:span text:style-name="T197">s, </text:span><text:span text:style-name="T196">B</text:span></text:p>
          </table:table-cell>
        </table:table-row>
      </table:table>
      <text:p text:style-name="Text_20_body">k is a Multiplier parameter (k = <text:span text:style-name="T147">H</text:span>(N, g) in SRP-6a, k = 3 for legacy SRP-6. <text:span text:style-name="T153">Firebird is understood to use SRP-6a.</text:span></text:p>
      <text:p text:style-name="P128">Whilst A and B are exchanged in clear, the intractability of the Discrete Logarithm Problem means that <text:span text:style-name="T190">it can be assumed that</text:span> it is not computationally feasible for an attacker to derived either a or b from observing the exchange of either A or B, <text:span text:style-name="T190">respectively</text:span>.</text:p>
      <text:p text:style-name="P129"><text:span text:style-name="T148">B</text:span>oth sides <text:span text:style-name="T148">then </text:span>compute a shared session key by<text:note text:id="ftn18" text:note-class="endnote"><text:note-citation>19</text:note-citation><text:note-body><text:p text:style-name="P205">There is a different between the SRP-6 algorithm described in Wu's paper and that presented on the SRP website. Specifically, in the original RFC and Wu's SRP-6 paper, the parameter x = H(s,I,P) while on the SRP we<text:span text:style-name="T150">b</text:span>site it is given as x =H(s,p) i.e. omitting the user name. Wu's paper is used as the source of the description.</text:p></text:note-body></text:note>:</text:p>
      <table:table table:name="Table2" table:style-name="Table2">
        <table:table-column table:style-name="Table2.A"/>
        <table:table-column table:style-name="Table2.B"/>
        <table:table-row>
          <table:table-cell table:style-name="Table2.A1" office:value-type="string">
            <text:p text:style-name="P235">p = &lt;raw password&gt;</text:p>
            <text:p text:style-name="P235">x = <text:span text:style-name="T147">H</text:span>(s, <text:span text:style-name="T147">I, </text:span>p))</text:p>
            <text:p text:style-name="P235">S = (B - <text:span text:style-name="T149">k</text:span>g<text:span text:style-name="T192">x</text:span>) <text:span text:style-name="T192">(a + u * x)</text:span> <text:span text:style-name="T199">mod</text:span> N </text:p>
            <text:p text:style-name="P235">K = <text:span text:style-name="T147">H</text:span>(S)</text:p>
          </table:table-cell>
          <table:table-cell table:style-name="Table2.A1" office:value-type="string">
            <text:p text:style-name="P343"><text:span text:style-name="T191">S = (Av</text:span><text:span text:style-name="T193">u</text:span><text:span text:style-name="T194">)</text:span><text:span text:style-name="T193">b</text:span><text:span text:style-name="T194"> mod N</text:span></text:p>
            <text:p text:style-name="P342">K = <text:span text:style-name="T147">H</text:span>(S)</text:p>
          </table:table-cell>
        </table:table-row>
      </table:table>
      <text:p text:style-name="P135">The parameter u <text:span text:style-name="T146">= H( A , B). </text:span></text:p>
      <text:p text:style-name="P117">A final verification exchange is used to demonstrate that both client and server have computed the same <text:span text:style-name="T199">S and </text:span>K <text:span text:style-name="T199">(K may be used as the session key seed)</text:span>.</text:p>
      <table:table table:name="Table5" table:style-name="Table5">
        <table:table-column table:style-name="Table5.A"/>
        <table:table-column table:style-name="Table5.B"/>
        <table:table-row>
          <table:table-cell table:style-name="Table5.A1" office:value-type="string">
            <text:p text:style-name="P235">M<text:span text:style-name="T173">1 = H(A,B,S)</text:span></text:p>
            <text:p text:style-name="P347"><text:span text:style-name="T199">M1</text:span><text:span text:style-name="T51">→</text:span></text:p>
            <text:p text:style-name="P235"/>
            <text:p text:style-name="P235"/>
            <text:p text:style-name="P235"/>
            <text:p text:style-name="P235"/>
            <text:p text:style-name="P235">Verify M2</text:p>
          </table:table-cell>
          <table:table-cell table:style-name="Table5.A1" office:value-type="string">
            <text:p text:style-name="P335"/>
            <text:p text:style-name="P348">Verify M1</text:p>
            <text:p text:style-name="P349">M2 = <text:span text:style-name="T173">H(A,M1,S)</text:span></text:p>
            <text:p text:style-name="P341"><text:span text:style-name="T51">←</text:span><text:span text:style-name="T195"> </text:span><text:span text:style-name="T198">M2</text:span></text:p>
          </table:table-cell>
        </table:table-row>
      </table:table>
      <text:p text:style-name="P117"><text:span text:style-name="T173">By verifying M1, the server can</text:span> assert that the client has authenticated itself to the server and, <text:span text:style-name="T173">by verifying M2, the client can assert that</text:span> the server has authenticated itself to the client. This has been achieved without exchanging the password or a simple hash based on the password. </text:p>
      <text:p text:style-name="P115">This is because:</text:p>
      <text:list xml:id="list6545889564557386648" text:style-name="L18">
        <text:list-item>
          <text:p text:style-name="P294"><text:soft-page-break/>If an incorrect password was used by the client, it would generate a very different value of <text:span text:style-name="T199">S</text:span> compared with that generated with the correct password. <text:span text:style-name="T155">A server can assert that in order to generate S and hence M1 correctly, the user must have provided the correct password/username combination and is hence the identified user.</text:span></text:p>
        </text:list-item>
        <text:list-item>
          <text:p text:style-name="P294">If an incorrect password verifier was used by the server, it would generate a very different value of <text:span text:style-name="T173">S and </text:span>K compared with that generated with the correct password. <text:span text:style-name="T155">The client can assert that this must be the server that holds the user's authentication credentials and is hence the intended server.</text:span></text:p>
        </text:list-item>
      </text:list>
      <text:p text:style-name="P116">The security of the exchange ultimately depends upon the user keeping their password secure and the server keeping the password verifiers secure. </text:p>
      <text:list xml:id="list1266394520727459609" text:style-name="L19">
        <text:list-item>
          <text:p text:style-name="P298"><text:span text:style-name="T75">An attacker that steals a user's password can clear impersonate that user.</text:span><text:span text:style-name="T67"> </text:span></text:p>
        </text:list-item>
        <text:list-item>
          <text:p text:style-name="P298"><text:span text:style-name="T67">Although it is </text:span><text:span text:style-name="T83">assumed to be </text:span><text:span text:style-name="T67">computationally infeasible to determine the password from the password verifier, an attacker </text:span><text:span text:style-name="T73">who was able to obtain a copy of the salt, user name, password verifier triplets</text:span><text:span text:style-name="T67"> </text:span><text:span text:style-name="T66">could implement a limited server masquerade. For example, to solicit a database encryption key from a client. </text:span></text:p>
        </text:list-item>
      </text:list>
      <text:p text:style-name="P118">SRP provides protection against a “man-in-the-middle” attack even when the password verifier is known to the attacker, given the difficulty of deriving either a or b from A or B.</text:p>
      <text:p text:style-name="P130"><text:span text:style-name="T55">The shared session key </text:span><text:span text:style-name="T83">(K) </text:span><text:span text:style-name="T55">generated by SRP is used by Firebird when it needs to generate an </text:span><text:span text:style-name="T74">ephemeral</text:span><text:span text:style-name="T55"> encryption key used for “over the wire encryption”.</text:span><text:span text:style-name="T55"><text:note text:id="ftn19" text:note-class="endnote"><text:note-citation>20</text:note-citation><text:note-body><text:p text:style-name="P201"><text:span text:style-name="T127">In the "Over the wire" Connection Encryption section of the Firebird 3 release notes, it is stated that “</text:span>RC4 uses a symmetric key which can have any length, while the key produced by SRP has a length of 20 bytes. That key is a SHA-1 hash on SRP's session key and some other SRP-related things, such as user name”. <text:span text:style-name="T127">See </text:span><text:span text:style-name="T127"><text:bookmark-ref text:reference-format="text" text:ref-name="__RefNumPara__12424_1530721698">Firebird 3.0.3 Release Notes https://www.firebirdsql.org/file/documentation/release_notes/Firebird-3.0.3-ReleaseNotes.pdf</text:bookmark-ref></text:span></text:p></text:note-body></text:note></text:span></text:p>
      <text:p text:style-name="P71">Although the RFC describes SRP as a “cryptographically strong network authentication mechanism”, the form of authentication offered<text:span text:style-name="T129"> is often known as “weak authentication”</text:span><text:span text:style-name="T129"><text:note text:id="ftn20" text:note-class="endnote"><text:note-citation>21</text:note-citation><text:note-body><text:p text:style-name="P196"><text:span text:style-name="T98">A useful definition of Weak Authentication is provided by </text:span>Jari Arkko, Pekka Nikander<text:span text:style-name="T98"> as “</text:span>cryptographic authentication between previously unknown parties without relying on trusted third parties.” <text:span text:style-name="T23">(</text:span><text:a xlink:type="simple" xlink:href="https://www.ietf.org/proceedings/57/slides/enroll-4/enroll-4.ppt" text:style-name="Internet_20_link" text:visited-style-name="Visited_20_Internet_20_Link"><text:span text:style-name="Citation"><text:span text:style-name="T16">https://www.ietf.org/proceedings/57/slides/enroll-4/enroll-4.ppt</text:span></text:span></text:a><text:span text:style-name="Citation"><text:span text:style-name="T23">)</text:span></text:span><text:span text:style-name="Citation"><text:span text:style-name="T98"> </text:span></text:span></text:p></text:note-body></text:note></text:span><text:span text:style-name="T129">. </text:span>This is because authentication is based on a single proof – knowledge of a plain text password of 20 bytes <text:span text:style-name="T201">or so </text:span>in length<text:span text:style-name="T129"><text:note text:id="ftn21" text:note-class="endnote"><text:note-citation>22</text:note-citation><text:note-body><text:p text:style-name="P353"><text:span text:style-name="T128">The SRP authentication plugin is stated as having an effective password length of 20 bytes (plug ins Q &amp;A) – although as International Character Sets are also supported by Firebird 3 (e.g. UTF8), the actual effective password size in characters is not easy to quantify. It is also not clear as to where this restriction comes from and does seem rather similar to the (unrelated) length of a SHA-1 digest. The Firebird release notes state (see section under heading “Increased Password Length) “</text:span>Longer passwords can be used without restriction but there is a remote possibility of hash collisions between passwords that differ beyond the 20th byte. Just be aware of the possibility that any password longer than 20 characters password could share the same hash with some shorter password so, theoretically, they could be attacked using <text:span text:style-name="T201">brute force</text:span>”. <text:span text:style-name="T201">This seems an odd argument as Srp never hashes a password on its own, but always with something else. It would also be less of an issue if (e.g.) SHA-256 had been used instead of SHA-1 (see note above). </text:span><text:span text:style-name="T201"><text:bookmark-ref text:reference-format="text" text:ref-name="__RefNumPara__12424_1530721698">Firebird 3.0.3 Release Notes https://www.firebirdsql.org/file/documentation/release_notes/Firebird-3.0.3-ReleaseNotes.pdf</text:bookmark-ref></text:span></text:p></text:note-body></text:note></text:span><text:span text:style-name="T129">. The “</text:span>cryptographically strong” <text:span text:style-name="T130">tag applies to the difficulty of an attacker determining a password from observing the communication, brute force, or even by obtaining a copy of the authentication data held in the security database.</text:span></text:p>
      <text:p text:style-name="P72">To qualify as “strong authentication”, there needs to be a third party involved in the proof and/or some form of two factor authentication.</text:p>
      <text:h text:style-name="Heading_20_4" text:outline-level="4"><text:bookmark-start text:name="__RefHeading___Toc15377_1312119531"/>Win_Sspi<text:bookmark-end text:name="__RefHeading___Toc15377_1312119531"/></text:h>
      <text:p text:style-name="P68">Win_Sspi <text:span text:style-name="T131">is not a user authentication scheme in itself, rather an interface between Firebird and the Windows Security Support Provider Interface (SSPI) API </text:span><text:span text:style-name="T46">[</text:span><text:span text:style-name="T46"><text:bookmark-ref text:reference-format="page" text:ref-name="__RefNumPara__3771_1528818321">3</text:bookmark-ref></text:span><text:span text:style-name="T46">]</text:span><text:span text:style-name="T68">. </text:span><text:span text:style-name="T69">As documented by Microsoft:</text:span></text:p>
      <text:p text:style-name="Quoted"><text:span text:style-name="T55">(The) </text:span><text:span text:style-name="T69">Security Support Provider Interface (SSPI) allows an application to use various security models available on a computer or network without changing the interface to the security system. SSPI does not establish logon credentials because that is generally a privileged operation handled by the operating system.</text:span></text:p>
      <text:p text:style-name="P217">A security support provider (SSP) is contained in a dynamic-link library (DLL) that implements SSPI by making one or more security packages available to applications. Each security package provides mappings between the SSPI function calls of an application and the functions of an actual security model. Security packages support security protocols such as Kerberos authentication and LAN Manager.</text:p>
      <text:p text:style-name="P132">Win_Sspi is only available on Windows Clients and Servers, <text:span text:style-name="T140">and requires a common domain of trust. That is both client and server must share the same security support provider</text:span>. <text:span text:style-name="T140">Win_Sspi does </text:span><text:soft-page-break/><text:span text:style-name="T140">not provide a means to generate a shared session key and hence may not be used with the current Firebird “over the wire” encryption mechanism.</text:span></text:p>
      <text:p text:style-name="P132"><text:span text:style-name="T134">When used, users are logged in to the Firebird database using their Windows logon user name. </text:span>Win_Sspi <text:span text:style-name="T134">implements windows trusted authentication and is backward compatible with 2.1 and 2.5 clients and servers running on windows.</text:span></text:p>
      <text:p text:style-name="P131">In Firebird 2.1<text:note text:id="ftn22" text:note-class="endnote"><text:note-citation>23</text:note-citation><text:note-body><text:p text:style-name="P203"><text:span text:style-name="T133">See </text:span>Configuration Parameter “Authentication” <text:span text:style-name="T133">in the </text:span><text:span text:style-name="T133"><text:bookmark-ref text:reference-format="text" text:ref-name="__RefNumPara__1207_1530645906">Firebird 2.1.7 Release Notes https://www.firebirdsql.org/file/documentation/release_notes/html/rlsnotes217.html</text:bookmark-ref></text:span><text:span text:style-name="T133">.</text:span></text:p></text:note-body></text:note> and 2.5, the “Authentication” parameter could be set to:</text:p>
      <text:list xml:id="list3619649400459547571" text:style-name="L20">
        <text:list-item>
          <text:p text:style-name="P299">Native: Firebird's own authentication method</text:p>
        </text:list-item>
        <text:list-item>
          <text:p text:style-name="P299">Trusted: Windows authentication is used (equivalent to WinSspi).</text:p>
        </text:list-item>
      </text:list>
      <text:p text:style-name="P213"><text:span text:style-name="T133">Note: </text:span>If a local Adminstrator or a member of the built-in Domain Admins group connects to Firebird using trusted authentication, he/she will be connected as SYSDBA.</text:p>
      <text:list xml:id="list153420864319102" text:continue-numbering="true" text:style-name="L20">
        <text:list-item>
          <text:p text:style-name="P300">Mixed: either of the above may be used – if a user and password are specified then “native” is implied.</text:p>
        </text:list-item>
      </text:list>
      <text:p text:style-name="P133">In Firebird 2.5, automatic SYSDBA mapping <text:span text:style-name="T134">was given more control when operating under</text:span> “Trusted Authentication” <text:span text:style-name="T134">and </text:span>with a new DDL instruction:</text:p>
      <text:p text:style-name="SQLStatement">ALTER ROLE RDB$ADMIN SET/DROP AUTO ADMIN MAPPING</text:p>
      <text:p text:style-name="P133">That could configure this function on and off on a per server basis<text:note text:id="ftn23" text:note-class="endnote"><text:note-citation>24</text:note-citation><text:note-body><text:p text:style-name="P202">See “Global Admin Privileges for Windows Administrators” in the <text:bookmark-ref text:reference-format="text" text:ref-name="__RefNumPara__1515_1530645906">Firebird 2.5.8 Release Notes https://www.firebirdsql.org/file/documentation/release_notes/Firebird-2.5.8-ReleaseNotes.pdf</text:bookmark-ref>.</text:p></text:note-body></text:note>. <text:span text:style-name="T154">The RDB$ADMIN role is discussed later in </text:span><text:span text:style-name="T154"><text:bookmark-ref text:reference-format="number" text:ref-name="__RefHeading___Toc6093_1528818321"/></text:span><text:span text:style-name="T154">.</text:span></text:p>
      <text:h text:style-name="P329" text:outline-level="4">SSL/TLS</text:h>
      <text:p text:style-name="P58">Firebird does not currently <text:span text:style-name="T135">implement SSL/TLS. However, the plugin architecture would allow third party development and deployment of an SSL/TLS provider to replace the existing (builtin) “Remote” provider.</text:span></text:p>
      <text:p text:style-name="P73">The benefits of using SSL/TLS <text:span text:style-name="T200">could</text:span> be:</text:p>
      <text:list xml:id="list2061000285911929010" text:style-name="L21">
        <text:list-item>
          <text:p text:style-name="P269">Server authentication using X.509 certificates</text:p>
        </text:list-item>
        <text:list-item>
          <text:p text:style-name="P269">Client authentication and identification using X.509 certificates.</text:p>
        </text:list-item>
        <text:list-item>
          <text:p text:style-name="P269">Built-in “over the wire encryption” using many different encryption protocols.</text:p>
        </text:list-item>
        <text:list-item>
          <text:p text:style-name="P269">May be integrated with SRP (see <text:span text:style-name="T41">[</text:span><text:span text:style-name="T41"><text:bookmark-ref text:reference-format="number" text:ref-name="__RefNumPara__5939_1528818321">13</text:bookmark-ref></text:span><text:span text:style-name="T41">] </text:span><text:span text:style-name="T152"><text:s/>and </text:span><text:span text:style-name="T48">[</text:span><text:span text:style-name="T48"><text:bookmark-ref text:reference-format="number" text:ref-name="__RefNumPara__13091_1312119531">15</text:bookmark-ref></text:span><text:span text:style-name="T48">]</text:span>).</text:p>
        </text:list-item>
      </text:list>
      <text:p text:style-name="P73">X.509 certificates are signed with a trusted third party – the Certification Authority (CA). Authentication that involves a trusted third party is <text:span text:style-name="T200">potentially </text:span>strong authentication, especially if an additional proof is provided, such as a password, when it may be considered a form of “two-factor <text:span text:style-name="T55">authentication</text:span>”. In the case of the client, the X.509 certificate may both identify and be limited to a single named user.</text:p>
      <text:p text:style-name="P81">An SSL/TLS provider would always provide a server certificate to enable the client to authenticate the server. It could be configured to identify and authenticate clients either:</text:p>
      <text:list xml:id="list8620925458142455784" text:style-name="L22">
        <text:list-item>
          <text:p text:style-name="P275">By verifying an X.509 client certificate that include the client's user name, or</text:p>
        </text:list-item>
        <text:list-item>
          <text:p text:style-name="P275"><text:soft-page-break/>By protecting a more traditional username/password exchange (with no client certificate required), or</text:p>
        </text:list-item>
        <text:list-item>
          <text:p text:style-name="P275">By demanding both of the above in order to gain a form of “two factor authentication”.</text:p>
        </text:list-item>
      </text:list>
      <text:p text:style-name="P81">A benefit of SSL/TLS is that authentication using X.509 certificates <text:span text:style-name="T154">could </text:span>take place before any need to access the security database <text:span text:style-name="T200">(for password authentication)</text:span>. It may thus permit a client to authenticate the server and to hence gain enough confidence to pass the database encryption key to the server prior to a need to access the security database for any user password verification. It <text:span text:style-name="T200">vould</text:span> thus <text:span text:style-name="T200">support</text:span> plac<text:span text:style-name="T200">ing</text:span> the user authentication tables (security database) in the encrypted database.</text:p>
      <text:p text:style-name="P87">Unfortunately, while SRP has been integrated with SSL/TLS <text:span text:style-name="T41">[</text:span><text:span text:style-name="T41"><text:bookmark-ref text:reference-format="number" text:ref-name="__RefNumPara__5939_1528818321">13</text:bookmark-ref></text:span><text:span text:style-name="T41">]</text:span><text:span text:style-name="T55">, the </text:span><text:span text:style-name="T84">standard</text:span><text:span text:style-name="T55"> implementation has been designed to optimise the protocol exchange and hence demands access to the password verifiers before the client has received the server certificate. Re-design would thus be necessary before it would be useful for protecting the exchange of a database encryption key.</text:span></text:p>
      <text:p text:style-name="P82"><text:span text:style-name="T154">It should also be noted that such a mode of operation would</text:span> only <text:span text:style-name="T154">be </text:span>more secure than having a separate (in clear) security database if the server's private encryption key (which the certificate is used to verify) is itself passphrase encrypted when held on the server. <text:span text:style-name="T154">This is because, an attacker who had access to an unencrypted security database is just as likely to have access to an unencrypted server key.</text:span></text:p>
      <text:p text:style-name="P82"><text:span text:style-name="T154">Passphrase protection of a server key is an approach often taken when X.509 certificates are installed on webservers in support of “https”. However, it does require that a means is provided for a System Administrator to access the server via a secure exchange in order to enter the passphrase and hence allow the encrypted key to be loaded into memory prior to use</text:span><text:span text:style-name="T154"><text:note text:id="ftn24" text:note-class="endnote"><text:note-citation>25</text:note-citation><text:note-body><text:p text:style-name="P204">This is a common feature with the Apache webserver. When it uses an encrypted server key, the server must be manually started by a System Administrator who is then prompted for the passphrase. Once the key is loaded into memory, it is available for use until the server is stopped.</text:p></text:note-body></text:note></text:span><text:span text:style-name="T154">.</text:span></text:p>
      <text:h text:style-name="P330" text:outline-level="4">Summary</text:h>
      <text:p text:style-name="P285">User Authentication in Firebird 3 is clearly a major improvement on earlier versions. SRP offers both user and server authentication <text:span text:style-name="T200">and </text:span>is resistant to brute force attacks and <text:span text:style-name="T200">to </text:span>man-in-the-middle attacks. As long as both a user's password and the security database are secured and are not available to an attacker, it is arguably as good as needed for most Firebird deployments. </text:p>
      <text:p text:style-name="P285"><text:span text:style-name="T200">The only caveat is the use of SHA-1 as its secure hash algorithm. It is not known if there is an exploit that can use the weakness in SHA-1 to compromise SPR. However, it would seem prudent for Firebird to use an improved secure hash algorithm in the future.</text:span></text:p>
      <text:p text:style-name="P88">The Win_Sspi approach used to be considered more secure than Firebird native authentication which is true when only legacy authentication is available. It is still likely to be more convenient for Windows users. However, as it does not appear to support “over the wire encryption”, <text:span text:style-name="T157">database </text:span>users that need to communicate <text:span text:style-name="T157">with a server </text:span>over unsecured data communications paths are likely to prefer SRP with “over the wire encryption” even when both ends are Windows systems.</text:p>
      <text:p text:style-name="P88">However, there is a limitation with SRP when it comes to encrypted databases. If the reason for encrypting the database is that the server cannot be fully protected from an attacker then the SRP authentication data (password verifiers) in the security database are also vulnerable which, in turn, <text:span text:style-name="T156">risks that by taking a copy of the security database, an attacker could masquerade as the server and thereby solicit the database encryption key from a client authorised to access the database.</text:span></text:p>
      <text:p text:style-name="P89">If the security database is also to be encrypted in order to mitigate such a risk, then it is necessary for the server to authenticate itself to the client prior to exchange of the database encryption key for <text:soft-page-break/>the security database (probably embedded in the user's database). SSL/TLS could support such an approach, but not using the standard TLS-SRB approach. A Firebird specific design would be needed.</text:p>
      <text:p text:style-name="P92">Alternatively, the security database might be separately encrypted using a passphrase provided in a similar manner to the passphrase for the server key.</text:p>
      <text:h text:style-name="Heading_20_3" text:outline-level="3"><text:bookmark-start text:name="__RefHeading___Toc11831_1312119531"/>User Management<text:bookmark-end text:name="__RefHeading___Toc11831_1312119531"/></text:h>
      <text:p text:style-name="P74">Win_Sspi does not require the Firebird Server to keep track of users, as this is done externally by Windows <text:span text:style-name="T69">security support provider</text:span><text:span text:style-name="T55">s. However, both Legacy_Auth and Srp </text:span><text:span text:style-name="T85">authentication plugins </text:span><text:span text:style-name="T55">maintain user credentials in the Firebird security database. In Firebird 3, each provides a User Management “plugin” for this purposes. In early versions, the Legacy_Auth User Manager was simply a built-in part of Firebird.</text:span></text:p>
      <text:h text:style-name="Heading_20_4" text:outline-level="4">Firebird 2.<text:span text:style-name="T91">1</text:span> and Earlier</text:h>
      <text:p text:style-name="P39">Prior to Firebird <text:span text:style-name="T91">2.5</text:span>, only the <text:span text:style-name="T9">gsec</text:span><text:span text:style-name="T16"> utility and the Services API could be used to </text:span><text:span text:style-name="T20">manage users. Either could be used to:</text:span></text:p>
      <text:list xml:id="list8162835446238122335" text:style-name="L23">
        <text:list-item>
          <text:p text:style-name="P264">List all users and their attributes</text:p>
        </text:list-item>
        <text:list-item>
          <text:p text:style-name="P264">Create a new user</text:p>
        </text:list-item>
        <text:list-item>
          <text:p text:style-name="P264">Modify an existing user's password or attributes</text:p>
        </text:list-item>
        <text:list-item>
          <text:p text:style-name="P264">Delete an existing user.</text:p>
        </text:list-item>
      </text:list>
      <text:p text:style-name="P40"><text:span text:style-name="T16">In this case, user attributes are limited: </text:span><text:span text:style-name="T22">UID, GID, </text:span><text:span text:style-name="T16">First Name, Middle Name and Last Name and are for information only. Each user is identified by a unique “User Name” and which is the key to the user's entry in the security database. A User Name once created cannot be modified</text:span><text:span text:style-name="T16"><text:note text:id="ftn34" text:note-class="endnote"><text:note-citation>26</text:note-citation><text:note-body><text:p text:style-name="P354">This is effectively enforced by the use of the username in all access rights that are part of each database's metadata. If you could change the username in the security database there would still be a need to also change the same username in every database to which the user has access, including backups. </text:p></text:note-body></text:note></text:span><text:span text:style-name="T16">.</text:span></text:p>
      <text:p text:style-name="P79">Only the SYSDBA user <text:span text:style-name="T204">may</text:span> perform User Management activities.</text:p>
      <text:h text:style-name="Heading_20_4" text:outline-level="4"><text:bookmark-start text:name="__RefHeading___Toc15726_1312119531"/>Firebird 2.5<text:bookmark-end text:name="__RefHeading___Toc15726_1312119531"/></text:h>
      <text:p text:style-name="P41">In addition to use of <text:span text:style-name="T9">gsec</text:span><text:span text:style-name="T16"> and the Services API for User Management, Firebird 2.5 also introduced the CREATE/ALTER/DROP USER DDL statements </text:span><text:span text:style-name="T34">[</text:span><text:span text:style-name="T34"><text:bookmark-ref text:reference-format="number" text:ref-name="__RefNumPara__13452_1530721698">6</text:bookmark-ref></text:span><text:span text:style-name="T34">]</text:span><text:span text:style-name="T16">. These enable User Management from a Database Connection. </text:span><text:span text:style-name="T21">The user must be logged in as SYSDBA or with the role RDB$ADMIN</text:span><text:span text:style-name="T21"><text:note text:id="ftn25" text:note-class="endnote"><text:note-citation>27</text:note-citation><text:note-body><text:p text:style-name="P187">This is <text:span text:style-name="T104">also </text:span>described in the file “doc/README.services_extension” provided with the Firebird 3 source code.</text:p></text:note-body></text:note></text:span><text:span text:style-name="T21"> (see </text:span><text:span text:style-name="T21"><text:bookmark-ref text:reference-format="number" text:ref-name="__RefHeading___Toc6093_1528818321"/></text:span><text:span text:style-name="T21">). However, even a normal user can use ALTER USER to change their own password.</text:span></text:p>
      <text:p text:style-name="P74"><text:span text:style-name="T21">F</text:span><text:span text:style-name="T16">irebird 2.5 also allows the </text:span><text:span text:style-name="T21">“RDB$ADMIN” </text:span><text:span text:style-name="T16">role to be granted to a normal user in respect of the security database itself. The user may then use </text:span><text:span text:style-name="T20">CREATE/ALTER/DROP USER DDL statements </text:span><text:span text:style-name="T16">or the Services API to perform User Management in addition to the SYSDBA.</text:span></text:p>
      <text:p text:style-name="P79">The new DDL statements are defined as:</text:p>
      <text:h text:style-name="Heading_20_5" text:outline-level="5">CREATE USER</text:h>
      <text:p text:style-name="Quoted">Description: Creates a Firebird user account. </text:p>
      <text:p text:style-name="Quoted">Syntax: </text:p>
      <text:p text:style-name="QuotedSQL">CREATE USER <text:span text:style-name="Emphasis"><text:span text:style-name="Source_20_Text">username</text:span></text:span> 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oft-page-break/><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 ADMIN ROLE]</text:p>
      <text:p text:style-name="Quoted">GRANT ADMIN ROLE gives the new user the RDB$ADMIN role in the security database. This allows <text:span text:style-name="T92">them</text:span> to manage user accounts, but doesn't give <text:span text:style-name="T92">them</text:span> any special privileges in regular databases. </text:p>
      <text:h text:style-name="Heading_20_5" text:outline-level="5">ALTER USER</text:h>
      <text:p text:style-name="Quoted">Description: Alters details of a Firebird user account. This is the only account management statement that can also be used by non-privileged users, in order to change their own account details. </text:p>
      <text:p text:style-name="Quoted">Syntax: </text:p>
      <text:p text:style-name="QuotedSQL">ALTER USER <text:span text:style-name="Emphasis"><text:span text:style-name="Source_20_Text">username</text:span></text:span></text:p>
      <text:p text:style-name="QuotedSQL"><text:s text:c="3"/>[PASSWORD '<text:span text:style-name="Emphasis"><text:span text:style-name="Source_20_Text">password</text:span></text:span>']</text:p>
      <text:p text:style-name="QuotedSQL"><text:s text:c="3"/>[FIRSTNAME '<text:span text:style-name="Emphasis"><text:span text:style-name="Source_20_Text">firstname</text:span></text:span>']</text:p>
      <text:p text:style-name="QuotedSQL"><text:s text:c="3"/>[MIDDLENAME '<text:span text:style-name="Emphasis"><text:span text:style-name="Source_20_Text">middlename</text:span></text:span>']</text:p>
      <text:p text:style-name="QuotedSQL"><text:s text:c="3"/>[LASTNAME '<text:span text:style-name="Emphasis"><text:span text:style-name="Source_20_Text">lastname</text:span></text:span>']</text:p>
      <text:p text:style-name="QuotedSQL"><text:s text:c="3"/>[{GRANT|REVOKE} ADMIN ROLE]</text:p>
      <text:p text:style-name="QuotedSQL"/>
      <text:p text:style-name="QuotedSQL">-- At least one of the optional parameters must be present.</text:p>
      <text:p text:style-name="QuotedSQL">-- GRANT/REVOKE ADMIN ROLE is reserved to privileged users.</text:p>
      <text:h text:style-name="Heading_20_5" text:outline-level="5">DROP USER</text:h>
      <text:p text:style-name="P154">Description: Removes a Firebird user account. </text:p>
      <text:p text:style-name="P154">Syntax: </text:p>
      <text:p text:style-name="QuotedSQL">DROP USER <text:span text:style-name="Emphasis"><text:span text:style-name="Source_20_Text">username</text:span></text:span></text:p>
      <text:h text:style-name="Heading_20_4" text:outline-level="4">Firebird 3</text:h>
      <text:p text:style-name="P42">The weakness in Firebird 2.5, from the point of view of User Management from a database connection is that there was no way to list the existing users. The Services API <text:span text:style-name="T94">has to be used for this purpose. With the introduction of alternative security databases and the restriction of the Services API to the default security database, a new mechanism was needed to list the users.</text:span></text:p>
      <text:p text:style-name="P44">The SEC$USERS virtual table was introduced in Firebird 3<text:note text:id="ftn26" text:note-class="endnote"><text:note-citation>28</text:note-citation><text:note-body><text:p text:style-name="P188">See section “New System Tables” in <text:bookmark-ref text:reference-format="text" text:ref-name="__RefNumPara__12424_1530721698">Firebird 3.0.3 Release Notes https://www.firebirdsql.org/file/documentation/release_notes/Firebird-3.0.3-ReleaseNotes.pdf</text:bookmark-ref>.</text:p></text:note-body></text:note> and lists the users, and their attributes, in the security database <text:span text:style-name="T157">associated with</text:span> the database. If the user is logged in as SYSDBA or with the RDB$ADMIN role <text:span text:style-name="T204">(security database)</text:span> then all users are listed. Otherwise, the list is restricted to the current user. <text:span text:style-name="T137">The list is also restricted to the users managed by each of the User Managers listed in the “firebird.conf” configuration file.</text:span></text:p>
      <text:p text:style-name="P163">Note: the user list can still be displayed using the services API. <text:span text:style-name="T158">However, the list is limited to users managed using the default user manager only.</text:span></text:p>
      <text:h text:style-name="Heading_20_5" text:outline-level="5">DDL Extensions</text:h>
      <text:p text:style-name="P46">Firebird 3 has also extended<text:note text:id="ftn27" text:note-class="endnote"><text:note-citation>29</text:note-citation><text:note-body><text:p text:style-name="P189"><text:span text:style-name="T105">See section “</text:span><text:bookmark text:name="rnfb30-access-sql"/><text:span text:style-name="T105">Security-&gt;</text:span>SQL Features for Managing Access” <text:span text:style-name="T105">in </text:span><text:span text:style-name="T105"><text:bookmark-ref text:reference-format="text" text:ref-name="__RefNumPara__12424_1530721698">Firebird 3.0.3 Release Notes https://www.firebirdsql.org/file/documentation/release_notes/Firebird-3.0.3-ReleaseNotes.pdf</text:bookmark-ref></text:span></text:p></text:note-body></text:note> the CREATE/ALTER/DROP USER syntax introduced in Firebird 2.5:</text:p>
      <text:p text:style-name="QuotedSQL">CREATE USER <text:span text:style-name="Emphasis"><text:span text:style-name="Source_20_Text">username</text:span></text:span> [ <text:span text:style-name="Emphasis"><text:span text:style-name="Source_20_Text">options_list</text:span></text:span> ] [ TAGS ( tag [, tag [, tag ...]] ) ]</text:p>
      <text:p text:style-name="QuotedSQL">ALTER USER <text:span text:style-name="Emphasis"><text:span text:style-name="Source_20_Text">username</text:span></text:span> [ SET ] [ <text:span text:style-name="Emphasis"><text:span text:style-name="Source_20_Text">options_list</text:span></text:span> ] [ TAGS ( tag [, tag [, tag ...]] ) ]</text:p>
      <text:p text:style-name="QuotedSQL"><text:soft-page-break/>ALTER CURRENT USER [ SET ] [ <text:span text:style-name="Emphasis"><text:span text:style-name="Source_20_Text">options_list</text:span></text:span> ] [ TAGS ( tag [, tag [, tag ...]] ) ]</text:p>
      <text:p text:style-name="QuotedSQL">CREATE OR ALTER USER <text:span text:style-name="Emphasis"><text:span text:style-name="Source_20_Text">username</text:span></text:span> [ SET ] [ options ] [ TAGS ( tag [, tag [, tag ...]] ) ]</text:p>
      <text:p text:style-name="QuotedSQL">DROP USER <text:span text:style-name="Emphasis"><text:span text:style-name="Source_20_Text">username</text:span></text:span> [ USING PLUGIN <text:span text:style-name="Emphasis"><text:span text:style-name="Source_20_Text">plugin_name</text:span></text:span> ]</text:p>
      <text:p text:style-name="Quoted">OPTIONS is a (possibly empty) list with the following options:</text:p>
      <text:p text:style-name="QuotedSQL"><text:s text:c="2"/>PASSWORD 'password'</text:p>
      <text:p text:style-name="QuotedSQL"><text:s text:c="2"/>FIRSTNAME 'string value'</text:p>
      <text:p text:style-name="QuotedSQL"><text:s text:c="2"/>MIDDLENAME 'string value'</text:p>
      <text:p text:style-name="QuotedSQL"><text:s text:c="2"/>LASTNAME 'string value'</text:p>
      <text:p text:style-name="QuotedSQL"><text:s text:c="2"/>ACTIVE</text:p>
      <text:p text:style-name="QuotedSQL"><text:s text:c="2"/>INACTIVE</text:p>
      <text:p text:style-name="QuotedSQL"><text:s text:c="2"/>USING PLUGIN <text:span text:style-name="Emphasis"><text:span text:style-name="Source_20_Text">plugin_name</text:span></text:span></text:p>
      <text:p text:style-name="Quoted">Each TAG may have one of two forms:</text:p>
      <text:p text:style-name="QuotedSQL"><text:s text:c="2"/><text:span text:style-name="Emphasis"><text:span text:style-name="Source_20_Text">TAGNAME</text:span></text:span> = 'string value'</text:p>
      <text:p text:style-name="Quoted">or the DROP <text:span text:style-name="Emphasis"><text:span text:style-name="Source_20_Text">TAGNAME</text:span></text:span> tag form to remove a user-defined attribute entirely: </text:p>
      <text:p text:style-name="QuotedSQL"><text:s text:c="2"/>DROP <text:span text:style-name="Emphasis"><text:span text:style-name="Source_20_Text">TAGNAME</text:span></text:span></text:p>
      <text:p text:style-name="P46">The Active/Inactive option allows a user to be disabled rather than deleted. The “USING PLUGIN” clause allows multiple authentication plugins to be used for the same security database. <text:span text:style-name="T158">The name referred to is the User Manager plugin name and not the authentication plugin name.</text:span></text:p>
      <text:p text:style-name="P164">Note: For Srp, both the User Manager and the authentication plugin have the same name “Srp”. For Legacy Authentication the names are respectively: Legacy_UserManager and Legacy_Auth.</text:p>
      <text:h text:style-name="Heading_20_5" text:outline-level="5">User Tags</text:h>
      <text:p text:style-name="P47">User tags are additional attributes in “key=value” format that are available for use for unspecified purposes. They are managed using the CREATE/ALTER USER DDL statements and those specified for a given user can be read using the SEC$USER_ATTRIBUTES virtual table. </text:p>
      <text:p text:style-name="Highlighted"><text:span text:style-name="T137">Note: </text:span>The legacy user attributes UID and GID and copied to <text:span text:style-name="T106">a Firebird 3 security database as tags when a Firebird 2 security database is upgraded</text:span><text:span text:style-name="T106"><text:note text:id="ftn28" text:note-class="endnote"><text:note-citation>30</text:note-citation><text:note-body><text:p text:style-name="P190">The upgrade procedure is described in the section “Upgrading a v.2.x Security Database” in the <text:bookmark-ref text:reference-format="text" text:ref-name="__RefNumPara__12424_1530721698">Firebird 3.0.3 Release Notes https://www.firebirdsql.org/file/documentation/release_notes/Firebird-3.0.3-ReleaseNotes.pdf</text:bookmark-ref>.</text:p></text:note-body></text:note></text:span><text:span text:style-name="T106">.</text:span></text:p>
      <text:h text:style-name="Heading_20_3" text:outline-level="3"><text:bookmark-start text:name="__RefHeading___Toc11833_1312119531"/>Mapping Users between Security <text:span text:style-name="T136">Contexts</text:span><text:bookmark-end text:name="__RefHeading___Toc11833_1312119531"/></text:h>
      <text:p text:style-name="P75">Firebird 3 introduces the concept of “mapping rules”. <text:span text:style-name="T138">These have two purposes:</text:span></text:p>
      <text:list xml:id="list639090365338180065" text:style-name="L24">
        <text:list-item>
          <text:p text:style-name="P276"><text:bookmark-start text:name="__RefNumPara__15445_1508977844"/>To manage the mapping between users <text:span text:style-name="T180">identified and authenticated</text:span> by an external user authentication mechanism (e.g. a <text:span text:style-name="T131">Windows Security Support Provider</text:span>) <text:span text:style-name="T139">into</text:span> Firebird users and roles, <text:span text:style-name="T158">and</text:span><text:bookmark-end text:name="__RefNumPara__15445_1508977844"/></text:p>
        </text:list-item>
        <text:list-item>
          <text:p text:style-name="P276"><text:bookmark-start text:name="__RefNumPara__15443_1508977844"/>To allow users <text:span text:style-name="T180">identified and </text:span>authenticated using one user authentication plugin/security database to be mapped to users and roles in a database configured to <text:span text:style-name="T139">use </text:span>a different user authentication plugin/security database.<text:bookmark-end text:name="__RefNumPara__15443_1508977844"/></text:p>
        </text:list-item>
      </text:list>
      <text:p text:style-name="P105">In both cases, <text:span text:style-name="T179">the mapping takes place after authentication. Thus, it is not possible to (e.g.) set up a mapping that allows user authentication, at the point where a user connects to a database, to take place using a different user authentication plugin/security database from that defined for the database.</text:span></text:p>
      <text:list xml:id="list3009283271339361834" text:style-name="L25">
        <text:list-item>
          <text:p text:style-name="P277"><text:soft-page-break/>In case (<text:bookmark-ref text:reference-format="number" text:ref-name="__RefNumPara__15445_1508977844">a</text:bookmark-ref>) above, a user authenticat<text:span text:style-name="T204">ed</text:span> <text:span text:style-name="T204">using</text:span> an external user authentication mechanism (e.g. Windows SSP) can be mapped so that they can be logged in seamlessly to databases and services without a further authentication step.</text:p>
        </text:list-item>
        <text:list-item>
          <text:p text:style-name="P278"><text:span text:style-name="T138">In case (</text:span><text:span text:style-name="T138"><text:bookmark-ref text:reference-format="number" text:ref-name="__RefNumPara__15443_1508977844">b</text:bookmark-ref></text:span><text:span text:style-name="T138">) above, such mappings are</text:span> limited to <text:span text:style-name="T159">using the DML “EXECUTE STATEMENT ON EXTERNAL DATA SOURCE</text:span><text:span text:style-name="T159"><text:note text:id="ftn29" text:note-class="endnote"><text:note-citation>31</text:note-citation><text:note-body><text:p text:style-name="P206"><text:span text:style-name="T159">This was introduced in Firebird 2.5. See section “</text:span><text:bookmark text:name="rnfb25-psql-exctstmnt"/>New Extensions to EXECUTE STATEMENT” <text:span text:style-name="T159">in the </text:span><text:span text:style-name="T159"><text:bookmark-ref text:reference-format="text" text:ref-name="__RefNumPara__1515_1530645906">Firebird 2.5.8 Release Notes https://www.firebirdsql.org/file/documentation/release_notes/Firebird-2.5.8-ReleaseNotes.pdf</text:bookmark-ref></text:span><text:span text:style-name="T159">.</text:span></text:p></text:note-body></text:note></text:span><text:span text:style-name="T159">” and </text:span>the Services API and do not work with connections to databases.<text:note text:id="ftn30" text:note-class="endnote"><text:note-citation>32</text:note-citation><text:note-body><text:p text:style-name="P192"><text:span text:style-name="T109">The Firebird 3 Release Notes make clear in that mappings are there to support (a) </text:span>when EXECUTE STATEMENT ON EXTERNAL DATA SOURCE requires some data exchange between <text:span text:style-name="T109">database </text:span>clusters <text:span text:style-name="T109">using different security databases, (b) </text:span>when server-wide SYSDBA access to databases is needed from other clusters, using services, <text:span text:style-name="T109">and (c) with Windows trusted authentication, to relate the Windows security database with Firebird's. </text:span></text:p></text:note-body></text:note> <text:span text:style-name="T138">This applies (e.g.) to mapping rules that allow a user (e.g. SYSDBA) authenticated in (e.g. the default security database) to be mapped to the SYSDBA user in a database using an alternative security database. Such a capability map be used to simplify overall database administration with a unified SYSDBA login – but for Services only.</text:span></text:p>
        </text:list-item>
      </text:list>
      <text:p text:style-name="P286"><text:span text:style-name="T205">Mapping rules are created by DDL statements executed in the database to which they apply. They are defined in </text:span><text:span text:style-name="T41">[</text:span><text:span text:style-name="T41"><text:bookmark-ref text:reference-format="number" text:ref-name="__RefNumPara__12424_1530721698">2</text:bookmark-ref></text:span><text:span text:style-name="T41">]</text:span><text:span text:style-name="T108"> </text:span>as<text:span text:style-name="T108">:</text:span></text:p>
      <text:p text:style-name="QuotedSQL">{CREATE | ALTER | CREATE OR ALTER} [GLOBAL] MAPPING name</text:p>
      <text:p text:style-name="QuotedSQL"><text:s text:c="2"/>USING {</text:p>
      <text:p text:style-name="QuotedSQL"><text:s text:c="4"/>PLUGIN name [IN database] | ANY PLUGIN [IN database | SERVERWIDE] |</text:p>
      <text:p text:style-name="QuotedSQL"><text:s text:c="6"/>MAPPING [IN database] | '*' [IN database]}</text:p>
      <text:p text:style-name="QuotedSQL"><text:s text:c="2"/>FROM {ANY type | type name}</text:p>
      <text:p text:style-name="QuotedSQL"><text:s text:c="2"/>TO {USER | ROLE} [name]</text:p>
      <text:p text:style-name="QuotedSQL"><text:s text:c="2"/>--</text:p>
      <text:p text:style-name="QuotedSQL">DROP [GLOBAL] MAPPING name</text:p>
      <text:list xml:id="list1644974049590813378" text:style-name="L26">
        <text:list-item>
          <text:p text:style-name="P301"><text:span text:style-name="Strong_20_Emphasis"><text:span text:style-name="T55">A Global Mapping applies to </text:span></text:span><text:span text:style-name="Strong_20_Emphasis"><text:span text:style-name="T58">all databases that use the current security database. A local mapping applies only to the current database.</text:span></text:span></text:p>
        </text:list-item>
        <text:list-item>
          <text:p text:style-name="P302"><text:span text:style-name="Strong_20_Emphasis"><text:span text:style-name="T58">The Using clause is used </text:span></text:span><text:span text:style-name="Strong_20_Emphasis"><text:span text:style-name="T59">to identify the source of the mapping defined as an authentication method (plugin) and the </text:span></text:span><text:span text:style-name="Strong_20_Emphasis"><text:span text:style-name="T60">security database in which the source of the mapping is defined. </text:span></text:span><text:span text:style-name="Strong_20_Emphasis"><text:span text:style-name="T61">The “DATABASE” must conform with syntax rules for an SQL identifier.</text:span></text:span></text:p>
        </text:list-item>
      </text:list>
      <text:p text:style-name="P212"><text:span text:style-name="Strong_20_Emphasis"><text:span text:style-name="T60">Note: 'security.db' is conventionally defined in the Firebird databases.conf file to identify the default security database. </text:span></text:span><text:span text:style-name="Strong_20_Emphasis"><text:span text:style-name="T61">It must be enclosed in double quotes, </text:span></text:span><text:span text:style-name="Strong_20_Emphasis"><text:span text:style-name="T85">(e.g.) </text:span></text:span><text:span text:style-name="Strong_20_Emphasis"><text:span text:style-name="T61">in the </text:span></text:span><text:span text:style-name="Strong_20_Emphasis"><text:span text:style-name="T85">following</text:span></text:span><text:span text:style-name="Strong_20_Emphasis"><text:span text:style-name="T61"> example, as it includes the '.' character.</text:span></text:span></text:p>
      <text:list xml:id="list340574579980511244" text:style-name="L27">
        <text:list-item>
          <text:p text:style-name="P303"><text:span text:style-name="Strong_20_Emphasis"><text:span text:style-name="T60">The From clause identifies the type and name of the subject that is being mapped into the local database. The “type” is a subject defined by the plugin (with SRP “user” is a type name)</text:span></text:span></text:p>
        </text:list-item>
        <text:list-item>
          <text:p text:style-name="P303"><text:span text:style-name="Strong_20_Emphasis"><text:span text:style-name="T60">The To clause identifies what is being mapped to. Either a user or a role.</text:span></text:span></text:p>
        </text:list-item>
      </text:list>
      <text:p text:style-name="P121"><text:span text:style-name="Strong_20_Emphasis"><text:span text:style-name="T61">An example of a mapping rule is:</text:span></text:span></text:p>
      <text:p text:style-name="Preformatted_20_Text"><text:span text:style-name="Strong_20_Emphasis"><text:span text:style-name="T55">CREATE MAPPING DEF_SYSDBA</text:span></text:span></text:p>
      <text:p text:style-name="Preformatted_20_Text"><text:s text:c="2"/>USING PLUGIN SRP IN "security.db"</text:p>
      <text:p text:style-name="Preformatted_20_Text"><text:s text:c="2"/>FROM USER SYSDBA</text:p>
      <text:p text:style-name="Preformatted_20_Text"><text:s text:c="2"/>TO USER;</text:p>
      <text:p text:style-name="P121"><text:span text:style-name="Strong_20_Emphasis"><text:span text:style-name="T61">which should allow the server's SYSDBA (</text:span></text:span><text:span text:style-name="Strong_20_Emphasis"><text:span text:style-name="T86">authenticated using</text:span></text:span><text:span text:style-name="Strong_20_Emphasis"><text:span text:style-name="T61"> the </text:span></text:span><text:span text:style-name="Strong_20_Emphasis"><text:span text:style-name="T86">default</text:span></text:span><text:span text:style-name="Strong_20_Emphasis"><text:span text:style-name="T61"> security database) to access the current database </text:span></text:span><text:span text:style-name="Strong_20_Emphasis"><text:span text:style-name="T76">using the Services API</text:span></text:span><text:span text:style-name="Strong_20_Emphasis"><text:span text:style-name="T61"> (</text:span></text:span><text:span text:style-name="Strong_20_Emphasis"><text:span text:style-name="T86">a</text:span></text:span><text:span text:style-name="Strong_20_Emphasis"><text:span text:style-name="T61">ssum</text:span></text:span><text:span text:style-name="Strong_20_Emphasis"><text:span text:style-name="T86">ing</text:span></text:span><text:span text:style-name="Strong_20_Emphasis"><text:span text:style-name="T61"> that the database is using a non-default security database). </text:span></text:span><text:span text:style-name="Strong_20_Emphasis"><text:span text:style-name="T70">Alternatively,</text:span></text:span></text:p>
      <text:p text:style-name="Preformatted_20_Text">CREATE GLOBAL MAPPING TRUSTED_AUTH</text:p>
      <text:p text:style-name="Preformatted_20_Text"><text:s text:c="2"/>USING PLUGIN WIN_SSPI</text:p>
      <text:p text:style-name="Preformatted_20_Text"><text:s text:c="2"/>FROM ANY USER</text:p>
      <text:p text:style-name="Preformatted_20_Text"><text:s text:c="2"/>TO USER;</text:p>
      <text:p text:style-name="Text_20_body"><text:soft-page-break/><text:span text:style-name="T138">e</text:span>nable<text:span text:style-name="T138">s the</text:span> use of Windows trusted authentication in all databases that use the current security databas<text:span text:style-name="T138">e, while</text:span></text:p>
      <text:p text:style-name="Preformatted_20_Text">CREATE MAPPING WIN_ADMINS</text:p>
      <text:p text:style-name="Preformatted_20_Text"><text:s text:c="2"/>USING PLUGIN WIN_SSPI</text:p>
      <text:p text:style-name="Preformatted_20_Text"><text:s text:c="2"/>FROM Predefined_Group</text:p>
      <text:p text:style-name="Preformatted_20_Text"><text:s text:c="2"/>DOMAIN_ANY_RID_ADMINS</text:p>
      <text:p text:style-name="Preformatted_20_Text"><text:s text:c="2"/>TO ROLE RDB$ADMIN;</text:p>
      <text:p text:style-name="Text_20_body"><text:span text:style-name="T160">e</text:span>nable<text:span text:style-name="T160">s</text:span> SYSDBA-like access for windows admin<text:span text:style-name="T160">istrators</text:span> in current database.</text:p>
      <text:p text:style-name="Highlighted"><text:span text:style-name="T138">Note: </text:span>The group DOMAIN_ANY_RID_ADMINS does not exist in Windows, but <text:span text:style-name="T138">is instead</text:span> added by the <text:span text:style-name="Source_20_Text">win_sspi</text:span> plug-in to provide exact backwards compatibility.</text:p>
      <text:h text:style-name="P315" text:outline-level="2">Roles</text:h>
      <text:p text:style-name="P90">Firebird implements “Roles” as specified in the SQL standard, where a role may be considered to be a named user group. Access rights can be assigned (granted) to roles in the same way as they are assigned to users (see <text:bookmark-ref text:reference-format="number" text:ref-name="__RefHeading___Toc14870_1312119531">2.6</text:bookmark-ref>). A user can be allowed to use (<text:span text:style-name="T206">be </text:span>granted) many different roles and may assume<text:note text:id="ftn35" text:note-class="endnote"><text:note-citation>33</text:note-citation><text:note-body><text:p text:style-name="P355">Non-native English speakers may not be familiar with this use of the word “assume” where it is means “take on or adopt” instead or its more normal semantic in a logical argument as “accept as true without proof”.</text:p></text:note-body></text:note> a role <text:span text:style-name="T206">that </text:span>they <text:span text:style-name="T206">are permitted to</text:span> use either when they login or, from Firebird 3 onwards, at any time <text:span text:style-name="T206">(see </text:span><text:span text:style-name="T206"><text:bookmark-ref text:reference-format="number" text:ref-name="__RefHeading___Toc5033_543650477">Error: Reference source not found</text:bookmark-ref></text:span><text:span text:style-name="T206">)</text:span> during a database connection.</text:p>
      <text:p text:style-name="P90">Once a user assumes a role they are implicitly granted all access rights assigned to the role in addition to any access rights they are assigned individually.</text:p>
      <text:p text:style-name="P90">Roles can be viewed as a means of greatly simplifying user administration. A Database Architect <text:span text:style-name="T206">may</text:span> determine the different types of user that may access the database and the needs of each such user group. A role should be created for each such user group and appropriate access rights assigned to the role.</text:p>
      <text:p text:style-name="P90">When a user is given access to a database, rather than having to work out which tables, views and <text:s/>stored procedures they need to access, all the database administrator need to do is to identify the most appropriate role(s) for them and grant them use of those roles.</text:p>
      <text:h text:style-name="P319" text:outline-level="3">Creating a Role</text:h>
      <text:p text:style-name="P136">The creation of role objects should properly be considered as part of the database schema <text:span text:style-name="T206">definition</text:span> rather than a day to day Database Administration task. A role<text:note text:id="ftn31" text:note-class="endnote"><text:note-citation>34</text:note-citation><text:note-body><text:p text:style-name="P207">Rolenames follow the same naming rules as user names. However, “It is advisable to make the name of a role unique among user names as well. The system will not prevent the creation of a role whose name clashes with an existing user name but, if it happens, the user will be unable to connect to the database.” This is a quote from the “DDL Statements” section in the <text:bookmark-ref text:reference-format="text" text:ref-name="__RefNumPara__15039_1312119531">Firebird 2.5 Language Reference https://www.firebirdsql.org/file/documentation/reference_manuals/fblangref25-en/html/fblangref25.html</text:bookmark-ref></text:p></text:note-body></text:note> is created using the DDL Statement:</text:p>
      <text:p text:style-name="P174">Create Role &lt;rolename&gt;;</text:p>
      <text:p text:style-name="P136">and deleted using:</text:p>
      <text:p text:style-name="P174">Drop Role &lt;roleName&gt;;</text:p>
      <text:h text:style-name="P319" text:outline-level="3">Users and Roles</text:h>
      <text:p text:style-name="P91">A user is granted use of a role using the <text:span text:style-name="T161">statement:</text:span></text:p>
      <text:p text:style-name="P175">Grant &lt;rolename&gt; to &lt;username&gt;;</text:p>
      <text:p text:style-name="P137">and the use of a role revoked using the statement:</text:p>
      <text:p text:style-name="P175">Revoke &lt;rolename&gt; from &lt;username&gt;;</text:p>
      <text:p text:style-name="P165"><text:soft-page-break/>Note: revoking the granted roles from a given user tidily removes their access rights to the objects in the database. However, this only affects the current database and not any backups. This is because the privilege to use a given role is held in the database itself. One of the tasks of Database Administrator is to keep track of when privileges are revoked so that should it be necessary to restore a database backup, all rights revoked since that backup are, once again, revoked.</text:p>
      <text:h text:style-name="P322" text:outline-level="3">Assuming a Role</text:h>
      <text:p text:style-name="P287">Prior to Firebird 3, it was only possible to assume a role when a user logged into a database. <text:span text:style-name="T165">Firebird 3 introduces the SET ROLE statement which allows a user to assume, post login, a role that has been previously granted to them. The statement syntax is:</text:span></text:p>
      <text:p text:style-name="P338">SET ROLE &lt;rolename&gt;</text:p>
      <text:p text:style-name="Text_20_body"><text:bookmark-start text:name="__RefHeading___Toc6093_1528818321"/>Once a user has assumed a role, the CURRENT_ROLE SQL variable is set to the rolename and the access rights assigned to the role are given to the user until they log out or change the current role.<text:bookmark-end text:name="__RefHeading___Toc6093_1528818321"/></text:p>
      <text:h text:style-name="P320" text:outline-level="3">The RDB$ADMIN role</text:h>
      <text:p text:style-name="P93"><text:span text:style-name="T162">The RDB$ADMIN role was introduced in Firebird 2.5 </text:span><text:span text:style-name="T49">[</text:span><text:span text:style-name="T49"><text:bookmark-ref text:reference-format="number" text:ref-name="__RefNumPara__1515_1530645906">5</text:bookmark-ref></text:span><text:span text:style-name="T49">]</text:span><text:span text:style-name="T77"> in order to enable the transfer of “</text:span><text:span text:style-name="T55">SYSDBA privileges to another user. Any user, when granted the role in a particular database, acquires SYSDBA-like rights when attaching to that database with the RDB$ADMIN role specified.”</text:span></text:p>
      <text:p text:style-name="P271">The RDB$ADMIN role does not have to be created and may be considered as being “built-in”. It is granted and revoked in the same way as any other role. Only the SYSDBA or a user assuming the RDB$ADMIN role can grant or revoke this role.</text:p>
      <text:list xml:id="list7448184384450876158" text:style-name="L36">
        <text:list-item>
          <text:p text:style-name="P273">Granting a user the RDB$ADMIN role for a given database allows them full SYSDBA access e.g. to take backups, take the database offline, put it back online, etc. However, it does not allow them to manage other users.</text:p>
        </text:list-item>
        <text:list-item>
          <text:p text:style-name="P273">Granting a user the RDB$ADMIN role in the security database additionally allows them the right to manage users in the security database. However, it does not permit them other SYSDBA rights (e.g. database backup).</text:p>
        </text:list-item>
      </text:list>
      <text:p text:style-name="P274">A user granted the RDB$ADMIN role in the security database can only manage users using the Services API. In Firebird 3, they cannot use the SEC$USERS table to list other users. They need to be grant the RDB$ADMIN role in the current database before they can do this.</text:p>
      <text:h text:style-name="P333" text:outline-level="4">Assuming the RDB$ADMIN role when using the Services API</text:h>
      <text:p text:style-name="P272">In order to assume the RDB$ADMIN role when logging into the services API, it has to be <text:span text:style-name="T207">requested</text:span> using the isc_spd_sql_role_name attribute in the Service Parameter Block.</text:p>
      <text:p text:style-name="P337">Note: in IBX this is achieved by providing the line “sql_role_name=RDB$ADMIN” in the Params property.</text:p>
      <text:h text:style-name="P331" text:outline-level="4">With Trusted Authentication</text:h>
      <text:p text:style-name="P92"><text:span text:style-name="T55">Firebird 2.5 also allowed Windows Administrators logged </text:span><text:span text:style-name="T78">in </text:span><text:span text:style-name="T55">using trusted authentication (see </text:span><text:span text:style-name="T55"><text:bookmark-ref text:reference-format="number" text:ref-name="__RefHeading___Toc15377_1312119531">2.4.2.3</text:bookmark-ref></text:span><text:span text:style-name="T55">) to automatically be granted the RDB</text:span><text:span text:style-name="T78">$</text:span><text:span text:style-name="T55">ADMIN role i.e. </text:span></text:p>
      <text:p text:style-name="Preformatted_20_Text">ALTER ROLE RDB$ADMIN SET AUTO ADMIN MAPPING;</text:p>
      <text:p text:style-name="Preformatted_20_Text">ALTER ROLE RDB$ADMIN DROP AUTO ADMIN MAPPING;</text:p>
      <text:p text:style-name="P138"><text:soft-page-break/>are used to respectively to enable <text:span text:style-name="T163">the capability and to disable it at the server level.</text:span></text:p>
      <text:p text:style-name="P166">Note: in Firebird 2.1, the RDB$ADMIN role did not exist and <text:span text:style-name="T77">Windows Administrators logged </text:span><text:span text:style-name="T55">in </text:span><text:span text:style-name="T77">using trusted authentication </text:span><text:span text:style-name="T55">automatically become the SYSDBA.</text:span></text:p>
      <text:p text:style-name="P139">Firebird 3 has superseded auto admin mapping for Windows Administrators with the more general concept of user mappings (see <text:bookmark-ref text:reference-format="number" text:ref-name="__RefHeading___Toc11833_1312119531">2.4.4</text:bookmark-ref>).</text:p>
      <text:h text:style-name="P331" text:outline-level="4">Use with the Security Database</text:h>
      <text:p text:style-name="P94">Firebird 2.5 also allowed the RDB$ADMIN role to extend to the security database – although this is <text:s/>more like an administrator privilege rather than a role and is granted/revoked using an entirely different syntax. That is using the CREATE/ALTER/USER statement (see <text:bookmark-ref text:reference-format="number" text:ref-name="__RefHeading___Toc15726_1312119531">2.4.3.2</text:bookmark-ref>).</text:p>
      <text:p text:style-name="P94">When a user has been granted the “ADMIN ROLE” using (e.g.) an ALTER USER statement, they may use either the Services API or the <text:s/>CREATE/ALTER/USER statements to manage users.</text:p>
      <text:p text:style-name="P95">The capability remains unchanged in Firebird 3.</text:p>
      <text:h text:style-name="P332" text:outline-level="4">RDB$ADMIN and the Services API</text:h>
      <text:p text:style-name="P96"><text:span text:style-name="T164">As described in the “</text:span><text:bookmark text:name="rnfb25-apiods-api-spbadds"/>Other Services API Additions” <text:span text:style-name="T164">section of </text:span><text:span text:style-name="T50">[</text:span><text:span text:style-name="T50"><text:bookmark-ref text:reference-format="number" text:ref-name="__RefNumPara__15039_1312119531">8</text:bookmark-ref></text:span><text:span text:style-name="T50">]</text:span><text:span text:style-name="T79">, the Services API was also extended by Firebird 2.5 to:</text:span></text:p>
      <text:list xml:id="list7662831683386861398" text:style-name="L28">
        <text:list-item>
          <text:p text:style-name="P270">Allow the auto mapping of the RDB$ADMIN role to be enabled/disabled through the Services API, and</text:p>
        </text:list-item>
        <text:list-item>
          <text:p text:style-name="P279"><text:span text:style-name="T55">Allow the grant/revoke of the security database admin privilege to a user to be </text:span><text:span text:style-name="T80">performed </text:span><text:span text:style-name="T87">by the SYSDBA</text:span><text:span text:style-name="T80">.</text:span></text:p>
        </text:list-item>
      </text:list>
      <text:h text:style-name="P321" text:outline-level="3">The Trusted Role</text:h>
      <text:p text:style-name="P98">“SET TRUSTED ROLE” is an SQL statement which is used to set the current role based on a local or global mapping rule. When the statement is executed and a local or global mapping is found that explicitly or implicitly maps the current user to a role, then the user assumes the role and <text:s/>CURRENT_ROLE is set to the selected role name.</text:p>
      <text:h text:style-name="P316" text:outline-level="2"><text:bookmark-start text:name="__RefHeading___Toc14870_1312119531"/>Access Rights<text:bookmark-end text:name="__RefHeading___Toc14870_1312119531"/></text:h>
      <text:p text:style-name="P99">In embedded mode, the Firebird user can do anything they like to a database to which the file system allows them access. However, in Remote Access mode, Discretionary Access Controls are in force controlling access to database objects, including the database itself.</text:p>
      <text:list xml:id="list8429687871391335219" text:style-name="L29">
        <text:list-item>
          <text:p text:style-name="P280">Each Firebird object (e.g. database, table, view, store procedure, etc.) has an owner identified by their username, who was also the object's creator. <text:span text:style-name="T167">An object's owner implicitly has full access to the object.</text:span></text:p>
        </text:list-item>
        <text:list-item>
          <text:p text:style-name="P280">An object owner or an administrator (SYSDBA or a user who has assumed the RDB$ADMIN role) can grant (or revoke) access rights to (or from) an object including the right to grant/revoke access to/from other users.</text:p>
        </text:list-item>
        <text:list-item>
          <text:p text:style-name="P280">Access Rights include permissions to read, update, insert and delete rows in table, or to execute a stored procedure.</text:p>
        </text:list-item>
        <text:list-item>
          <text:p text:style-name="P280"><text:soft-page-break/>From Firebird 3 onwards, <text:span text:style-name="T166">metadata changes are also subject to privileges, e.g to create, alter or drop an object.</text:span></text:p>
        </text:list-item>
      </text:list>
      <text:p text:style-name="P101">The creation of roles and the granting of access rights to roles should be considered to be part of the database schema and maintained as such. The granting of roles to users is then part of the day to day administration of the database. The granting of access rights to database objects should be avoided as this can <text:s/><text:span text:style-name="T170">be difficult to track and mange.</text:span></text:p>
      <text:h text:style-name="P323" text:outline-level="3">Access Rights to Database Objects</text:h>
      <text:p text:style-name="P100">The general form of the SQL Grant statement is<text:note text:id="ftn32" text:note-class="endnote"><text:note-citation>35</text:note-citation><text:note-body><text:p text:style-name="P208">Copied from the <text:bookmark-ref text:reference-format="text" text:ref-name="__RefNumPara__15039_1312119531">Firebird 2.5 Language Reference https://www.firebirdsql.org/file/documentation/reference_manuals/fblangref25-en/html/fblangref25.html</text:bookmark-ref> and updated from the section “Privileges to Protect Other Metadata Objects” in the <text:bookmark-ref text:reference-format="text" text:ref-name="__RefNumPara__12424_1530721698">Firebird 3.0.3 Release Notes https://www.firebirdsql.org/file/documentation/release_notes/Firebird-3.0.3-ReleaseNotes.pdf</text:bookmark-ref>.</text:p></text:note-body></text:note>:</text:p>
      <text:p text:style-name="P232">GRANT {</text:p>
      <text:p text:style-name="P232"><text:s text:c="2"/>&lt;privileges&gt; ON [TABLE] {tablename | viewname} </text:p>
      <text:p text:style-name="P232"><text:s text:c="2"/>| EXECUTE ON PROCEDURE procname</text:p>
      <text:p text:style-name="P232"><text:s text:c="2"/><text:span text:style-name="T171">| USAGE ON &lt;object_type&gt;</text:span></text:p>
      <text:p text:style-name="P232"><text:s text:c="6"/>}</text:p>
      <text:p text:style-name="P232">TO &lt;grantee_list&gt;</text:p>
      <text:p text:style-name="P232"><text:s text:c="2"/>[WITH GRANT OPTION]} | [{GRANTED BY | AS} [USER] grantor];</text:p>
      <text:p text:style-name="P232"/>
      <text:p text:style-name="P232">GRANT &lt;role_granted&gt;</text:p>
      <text:p text:style-name="P232">TO &lt;role_grantee_list&gt; [WITH ADMIN OPTION]</text:p>
      <text:p text:style-name="P232">[{GRANTED BY | AS} [USER] grantor]</text:p>
      <text:p text:style-name="P232"/>
      <text:p text:style-name="P232">&lt;privileges&gt; ::= ALL [PRIVILEGES] | &lt;privilege_list&gt;</text:p>
      <text:p text:style-name="P232"/>
      <text:p text:style-name="P232">&lt;privilege_list&gt; ::= {&lt;privilege&gt; [, &lt;privilege&gt; [, … ] ] }</text:p>
      <text:p text:style-name="P232"/>
      <text:p text:style-name="P232">&lt;privilege&gt; ::=</text:p>
      <text:p text:style-name="P232"><text:s text:c="2"/>SELECT |</text:p>
      <text:p text:style-name="P232"><text:s text:c="2"/>DELETE |</text:p>
      <text:p text:style-name="P232"><text:s text:c="2"/>INSERT |</text:p>
      <text:p text:style-name="P232"><text:s text:c="2"/>UPDATE [(col [, col [, …] ] ) ] |</text:p>
      <text:p text:style-name="P232"><text:s text:c="2"/>REFERENCES (col [, …])</text:p>
      <text:p text:style-name="P232"/>
      <text:p text:style-name="P232">&lt;grantee_list&gt; ::= {&lt;grantee&gt; [, &lt;grantee&gt; [, …] ]}</text:p>
      <text:p text:style-name="P232"/>
      <text:p text:style-name="P232">&lt;grantee&gt; <text:s/>::=</text:p>
      <text:p text:style-name="P232"><text:s text:c="2"/>[USER] username | [ROLE] rolename | <text:s/>GROUP Unix_group</text:p>
      <text:p text:style-name="P232"><text:s text:c="2"/>| PROCEDURE procname | TRIGGER trigname | VIEW viewname | PUBLIC</text:p>
      <text:p text:style-name="P232"/>
      <text:p text:style-name="P232">&lt;role_granted&gt; ::= rolename [, rolename …]</text:p>
      <text:p text:style-name="P232"/>
      <text:p text:style-name="P232">&lt;role_grantee_list&gt; ::= [USER] &lt;role_grantee&gt; [,[USER] &lt;role_grantee&gt; [, …]]</text:p>
      <text:p text:style-name="P232"/>
      <text:p text:style-name="P232">&lt;role_grantee&gt; ::= {username | PUBLIC }</text:p>
      <text:p text:style-name="P232"/>
      <text:p text:style-name="P234"><text:span text:style-name="T171">&lt;object_type&gt; ::= </text:span>{DOMAIN | EXCEPTION | GENERATOR | SEQUENCE | CHARACTER SET | COLLATION}</text:p>
      <text:p text:style-name="P141">Different sets of privileges can apply to different SQL objects. The semantic of each privilege is well defined in SQL. <text:span text:style-name="T168">In the above, the “object” of the access right is the database object that is to the right of the “ON” clause, while the subject is known as the “grantee”. </text:span></text:p>
      <text:list xml:id="list6209636042095980260" text:style-name="L30">
        <text:list-item>
          <text:p text:style-name="P304">When the “WITH GRANT OPTION” clause is present, the specified user is given the right to grant the privilege to other users.</text:p>
        </text:list-item>
        <text:list-item>
          <text:p text:style-name="P304"><text:soft-page-break/>The privilege is usually granted by the owner's object. However, it can be recorded as having been granted by another user – who has already been granted the right to grant the privilege. This is performed by the “GRANTED BY” clause.</text:p>
        </text:list-item>
        <text:list-item>
          <text:p text:style-name="P304">The “WIT<text:span text:style-name="T171">H</text:span> ADMIN OPTION” applies to the granting of roles to users and permits the user to grant the role to another user.</text:p>
        </text:list-item>
      </text:list>
      <text:p text:style-name="P142">The individual privileges are:</text:p>
      <table:table table:name="Table4" table:style-name="Table4">
        <table:table-column table:style-name="Table4.A"/>
        <table:table-column table:style-name="Table4.B"/>
        <table:table-row>
          <table:table-cell table:style-name="Table4.A1" office:value-type="string">
            <text:p text:style-name="P228">Select</text:p>
          </table:table-cell>
          <table:table-cell table:style-name="Table4.B1" office:value-type="string">
            <text:p text:style-name="P228">The subject can retrieve all rows from the object (Table or View)</text:p>
          </table:table-cell>
        </table:table-row>
        <table:table-row>
          <table:table-cell table:style-name="Table4.A2" office:value-type="string">
            <text:p text:style-name="P228">Delete</text:p>
          </table:table-cell>
          <table:table-cell table:style-name="Table4.B2" office:value-type="string">
            <text:p text:style-name="P228">The subject can delete rows from the object (Table or View)</text:p>
          </table:table-cell>
        </table:table-row>
        <table:table-row>
          <table:table-cell table:style-name="Table4.A2" office:value-type="string">
            <text:p text:style-name="P228">Update</text:p>
          </table:table-cell>
          <table:table-cell table:style-name="Table4.B2" office:value-type="string">
            <text:p text:style-name="P228">The subject can modify the current value in one or more columns in the object (Table or View). This privilege can apply to all columns or just those selected.</text:p>
          </table:table-cell>
        </table:table-row>
        <table:table-row>
          <table:table-cell table:style-name="Table4.A2" office:value-type="string">
            <text:p text:style-name="P228">References</text:p>
          </table:table-cell>
          <table:table-cell table:style-name="Table4.B2" office:value-type="string">
            <text:p text:style-name="P229">This privilege allows the subject <text:span text:style-name="T169">to add a Foreign Key reference from a table they own to one or more (or any) columns in the object table. The reference cannot be added unless the privilege exists.</text:span></text:p>
            <text:p text:style-name="P167">Note: if the same user owns both table then there is no need to grant the privilege as the user has full access rights on both tables.</text:p>
            <text:p text:style-name="P230">A user who inserts or updates (the referencing) column in the subject table must also have been gratned the REFERENCES privilege on the object table.</text:p>
          </table:table-cell>
        </table:table-row>
        <table:table-row>
          <table:table-cell table:style-name="Table4.A2" office:value-type="string">
            <text:p text:style-name="P228">Execute</text:p>
          </table:table-cell>
          <table:table-cell table:style-name="Table4.B2" office:value-type="string">
            <text:p text:style-name="P230">This privilege allows the subject to execute the specified stored procedure. This includes procedures that return datasets and are hence used in select statements.</text:p>
          </table:table-cell>
        </table:table-row>
        <table:table-row>
          <table:table-cell table:style-name="Table4.A2" office:value-type="string">
            <text:p text:style-name="P231">Usage</text:p>
          </table:table-cell>
          <table:table-cell table:style-name="Table4.B2" office:value-type="string">
            <text:p text:style-name="P231">Permits the use of an object such as an exception or generator.</text:p>
          </table:table-cell>
        </table:table-row>
      </table:table>
      <text:p text:style-name="P140"/>
      <text:h text:style-name="Heading_20_4" text:outline-level="4">Stored Procedures and Triggers</text:h>
      <text:p text:style-name="P143">Stored Procedures and Triggers can also be granted access rights to database objects. When executed a Stored Procedure or Trigger executes with access rights inherited from the current user. However, there may be situations where the procedure or trigger is performing controlled actions on the user's behalf and it is appropriate to grant them access rights beyond those that are granted to the current user. SQL thus allows access rights to be granted to a stored procedure or trigger in the same way as they are granted to a normal user.</text:p>
      <text:p text:style-name="P143">Some may view it as good practice to always explicitly grant a stored procedure or trigger all access rights they need to perform their task rather than just assuming that the required access rights have been granted to the current user. Bugs due to a stored procedure or trigger not having sufficient access rights can be difficult to track down, especially in nested levels of calls.</text:p>
      <text:h text:style-name="P323" text:outline-level="3"><text:soft-page-break/>User Privileges for Metadata Changes </text:h>
      <text:p text:style-name="P102">In earlier versions of Firebird, any Firebird user could create a database or an object in a database, while only the object owner (or an administrator) could alter or drop and object. In Firebird 3, the database Metadata is also subject to access rights, permitting the right to create, alter or drop an object (including a database) to be individually granted<text:note text:id="ftn33" text:note-class="endnote"><text:note-citation>36</text:note-citation><text:note-body><text:p text:style-name="P208">See section “User Privileges for Metadata Changes” in the <text:bookmark-ref text:reference-format="text" text:ref-name="__RefNumPara__12424_1530721698">Firebird 3.0.3 Release Notes https://www.firebirdsql.org/file/documentation/release_notes/Firebird-3.0.3-ReleaseNotes.pdf</text:bookmark-ref></text:p></text:note-body></text:note>.</text:p>
      <text:p text:style-name="P102">The syntax of metadata privilege grant/revoke statements is:</text:p>
      <text:p text:style-name="Quoted"><text:span text:style-name="T41">Granting metadata privileges</text:span>:</text:p>
      <text:p text:style-name="P233"><text:s text:c="2"/>GRANT CREATE &lt;object-type&gt;</text:p>
      <text:p text:style-name="P233"><text:s text:c="4"/>TO [USER | ROLE] &lt;user-name&gt; | &lt;role-name&gt; [WITH GRANT OPTION];</text:p>
      <text:p text:style-name="P233"><text:s text:c="2"/>GRANT ALTER ANY &lt;object-type&gt;</text:p>
      <text:p text:style-name="P233"><text:s text:c="4"/>TO [USER | ROLE] &lt;user-name&gt; | &lt;role-name&gt; [WITH GRANT OPTION];</text:p>
      <text:p text:style-name="P233"><text:s text:c="2"/>GRANT DROP ANY &lt;object-type&gt;</text:p>
      <text:p text:style-name="P233"><text:s text:c="4"/>TO [USER | ROLE] &lt;user-name&gt; | &lt;role-name&gt; [WITH GRANT OPTION];</text:p>
      <text:p text:style-name="Quoted"><text:span text:style-name="T41">Revoking metadata privileges</text:span>:</text:p>
      <text:p text:style-name="P233"><text:s text:c="2"/>REVOKE [GRANT OPTION FOR] CREATE &lt;object-type&gt;</text:p>
      <text:p text:style-name="P233"><text:s text:c="4"/>FROM [USER | ROLE] &lt;user-name&gt; | &lt;role-name&gt;;</text:p>
      <text:p text:style-name="P233"><text:s text:c="2"/>REVOKE [GRANT OPTION FOR] ALTER ANY &lt;object-type&gt;</text:p>
      <text:p text:style-name="P233"><text:s text:c="4"/>FROM [USER | ROLE] &lt;user-name&gt; | &lt;role-name&gt;;</text:p>
      <text:p text:style-name="P233"><text:s text:c="2"/>REVOKE [GRANT OPTION FOR] DROP ANY &lt;object-type&gt;</text:p>
      <text:p text:style-name="P233"><text:s text:c="4"/>FROM [USER | ROLE] &lt;user-name&gt; | &lt;role-name&gt;;</text:p>
      <text:p text:style-name="Quoted"><text:span text:style-name="T41">Special form for database access</text:span>:</text:p>
      <text:p text:style-name="P233"><text:s text:c="2"/>GRANT CREATE DATABASE TO [USER | ROLE] &lt;user-name&gt; | &lt;role-name&gt;;</text:p>
      <text:p text:style-name="P233"><text:s text:c="2"/>GRANT ALTER DATABASE</text:p>
      <text:p text:style-name="P233"><text:s text:c="4"/>TO [USER | ROLE] &lt;user-name&gt; | &lt;role-name&gt; [WITH GRANT OPTION];</text:p>
      <text:p text:style-name="P233"><text:s text:c="2"/>GRANT DROP DATABASE</text:p>
      <text:p text:style-name="P233"><text:s text:c="4"/>TO [USER | ROLE] &lt;user-name&gt; | &lt;role-name&gt; [WITH GRANT OPTION];</text:p>
      <text:p text:style-name="P233"><text:s text:c="2"/>REVOKE CREATE DATABASE FROM [USER | ROLE] &lt;user-name&gt; | &lt;role-name&gt;;</text:p>
      <text:p text:style-name="P233"><text:s text:c="2"/>REVOKE [GRANT OPTION FOR] ALTER DATABASE</text:p>
      <text:p text:style-name="P233"><text:s text:c="4"/>FROM [USER | ROLE] &lt;user-name&gt; | &lt;role-name&gt;;</text:p>
      <text:p text:style-name="P233"><text:s text:c="2"/>REVOKE [GRANT OPTION FOR] DROP DATABASE</text:p>
      <text:p text:style-name="P233"><text:s text:c="4"/>FROM [USER | ROLE] &lt;user-name&gt; | &lt;role-name&gt;;</text:p>
      <text:p text:style-name="P144">An &lt;object-type&gt; can be any of the following:</text:p>
      <text:list xml:id="list609014661574933806" text:style-name="L31">
        <text:list-item>
          <text:p text:style-name="P307">CHARACTER SET</text:p>
        </text:list-item>
        <text:list-item>
          <text:p text:style-name="P307">COLLATION</text:p>
        </text:list-item>
        <text:list-item>
          <text:p text:style-name="P307">DOMAIN</text:p>
        </text:list-item>
        <text:list-item>
          <text:p text:style-name="P307">EXCEPTION</text:p>
        </text:list-item>
        <text:list-item>
          <text:p text:style-name="P307">FILTER</text:p>
        </text:list-item>
        <text:list-item>
          <text:p text:style-name="P307">FUNCTION</text:p>
        </text:list-item>
        <text:list-item>
          <text:p text:style-name="P307">GENERATOR</text:p>
        </text:list-item>
        <text:list-item>
          <text:p text:style-name="P307">PACKAGE</text:p>
        </text:list-item>
        <text:list-item>
          <text:p text:style-name="P307">PROCEDURE</text:p>
        </text:list-item>
        <text:list-item>
          <text:p text:style-name="P307">ROLE</text:p>
        </text:list-item>
        <text:list-item>
          <text:p text:style-name="P307">SEQUENCE</text:p>
        </text:list-item>
        <text:list-item>
          <text:p text:style-name="P307">TABLE</text:p>
        </text:list-item>
        <text:list-item>
          <text:p text:style-name="P307"><text:soft-page-break/>VIEW</text:p>
        </text:list-item>
      </text:list>
      <text:h text:style-name="P324" text:outline-level="3">Stale Access Rights</text:h>
      <text:p text:style-name="P103">Access rights assigned to a user name do not require the user to exist when they are granted and persist after a user has been deleted. The only check made is whether the current user has the required access rights to perform an operation on a database object and the check is a simple name match against the user names to which access rights have been assigned. A similar name match occurs when a user assumes a role.</text:p>
      <text:p text:style-name="P168">Note: Granting an access right to a non-existent role fails with an error.</text:p>
      <text:p text:style-name="P103">For this reason it is possible for “stale access rights” to exist in a database for which there is no matching user in the applicable security database. This may have occurred because:</text:p>
      <text:list xml:id="list4510548558572385595" text:style-name="L32">
        <text:list-item>
          <text:p text:style-name="P281">A simple typing error resulting in an incorrect and non-existent user name when an access right is assigned to a user.</text:p>
        </text:list-item>
        <text:list-item>
          <text:p text:style-name="P281">The user has been deleted from the database <text:span text:style-name="T172">without revoking their access rights.</text:span></text:p>
        </text:list-item>
        <text:list-item>
          <text:p text:style-name="P282">A backup is restored which includes access rights to a user that had previously been deleted, even when their access rights had been revoked in what was then the current database.</text:p>
        </text:list-item>
      </text:list>
      <text:p text:style-name="P104">The risk resulting from stale access rights is that a System Administrator may, at some later date, create a new and entirely different user with the same user name who then now has unintended access to database objects.</text:p>
      <text:p text:style-name="P104">This problem has to be mitigated procedurally by a Database Administrator. Strategies include:</text:p>
      <text:list xml:id="list542157671645818443" text:style-name="L33">
        <text:list-item>
          <text:p text:style-name="P283">From Firebird 3, it is possible to make a user “inactive” and hence unable to log in. Rather than deleting a user this can be used to avoid creating a new user with the same name as a previously deleted user.</text:p>
        </text:list-item>
        <text:list-item>
          <text:p text:style-name="P283">Firebird 3 also introduces the SQL statements:</text:p>
        </text:list-item>
      </text:list>
      <text:p text:style-name="P215">REVOKE ALL ON ALL FROM [USER] username</text:p>
      <text:p text:style-name="P215">REVOKE ALL ON ALL FROM [ROLE] rolename</text:p>
      <text:p text:style-name="P214">These can be usefully used to ensure that all access rights have been removed from a given user. A record should also be kept of deleted users and the above executed for each deleted user when a backup is restored.</text:p>
      <text:list xml:id="list9017589790007350379" text:style-name="L34">
        <text:list-item>
          <text:p text:style-name="P305">Never assign access rights to users. Only assign access rights to roles, and roles to users. <text:s/>Revoking a role from a user is a simple command and prior to Firebird 3, revoking all access rights assigned to an individual user would have required a sweep of the user privileges system table to identify all such access rights.</text:p>
        </text:list-item>
      </text:list>
      <text:h text:style-name="P317" text:outline-level="2">Summary</text:h>
      <text:p text:style-name="P145">A point to note from this review is just how many improvements to security there have been in Firebird 3. User Authentication is clearly far superior. But other features such as “over the wire encryption”, and access rights to metadata objects are also very significant improvements. Other, <text:soft-page-break/>apparently minor changes such “REVOKE ALL ON ALL..” are also very important when it comes to managing a secure database.</text:p>
      <text:p text:style-name="P145">On the other hand, database encryption is still a developing area. In the standard release, the hooks exist, but require third parties to step forward with products. There is no default reference implementation. </text:p>
      <text:p text:style-name="P146">Also, what is the purpose of encrypting a Firebird Database? If it is a “belt and braces” extra bit of security on top of an already well secured server, then all you do need is an external encryption engine. However, if the server itself is not secure then the security database is also at risk and this does not seem to have been considered in the current architecture. </text:p>
      <text:p text:style-name="P146">The problem is server masquerade. If an attacker can successfully impersonate a Firebird Server then they may fool a client into giving them the encryption key to the database, allowing them to defeat the protection offered by encryption.</text:p>
      <text:p text:style-name="P146">This is a weakness of the SRP protocol used in Firebird 3 for user authentication. SRP performs server and client authentication simultaneously and requires access to the user credentials on the server side in order to do so. It is just not possible for the client to authenticate the server prior to passing them the encryption key if the encryption key is also used to encrypt the user authentication data. Unfortunately, if the security database is not encrypted then on a poorly secured server, it is always possible for an attacker to steal the security database and use the SRP user credentials within it to impersonate a genuine server.</text:p>
      <text:p text:style-name="P146">There is a need for an additional mechanism to protect the security database. This could be (e.g.) a passphrase based encryption of a separate security database, or SSL/TLS which would enable server authentication separate to client authentication. However, again this required passphrase encryption of the server key used for SSL/TLS authentication. That is both <text:span text:style-name="T180">would </text:span>require that a System Administrator has a separate secure channel to the server to enter the passphrase when the Firebird Server is started.</text:p>
      <text:h text:style-name="Heading_20_1" text:outline-level="1"><text:line-break/><text:span text:style-name="T174">Using the IBX Services API for Database Administration</text:span></text:h>
      <text:p text:style-name="P106">In the IBX examples./services directory, and example application is provided that demonstrates the use of IBX for a range of Server Management tasks. These are:</text:p>
      <text:list xml:id="list4034348168114765067" text:style-name="L35">
        <text:list-item>
          <text:p text:style-name="P284">Database backup and restore.</text:p>
        </text:list-item>
        <text:list-item>
          <text:p text:style-name="P284">Viewing the Server Log</text:p>
        </text:list-item>
        <text:list-item>
          <text:p text:style-name="P284">Viewing Server Statistics</text:p>
        </text:list-item>
        <text:list-item>
          <text:p text:style-name="P284">User Management</text:p>
        </text:list-item>
        <text:list-item>
          <text:p text:style-name="P284">Database Validation</text:p>
        </text:list-item>
        <text:list-item>
          <text:p text:style-name="P284">Limbo Transaction Recovery.</text:p>
        </text:list-item>
      </text:list>
      <text:h text:style-name="Heading_20_1" text:outline-level="1"><text:line-break/><text:span text:style-name="T92">Firebird 3 User Management and IBX</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monospace" svg:font-family="monospace"/>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CG Times" svg:font-family="'CG Times'"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reformatted_20_Text" style:display-name="Preformatted Text" style:family="paragraph" style:parent-style-name="Standard" style:class="html">
      <style:paragraph-properties fo:margin-top="0in" fo:margin-bottom="0.1701in" loext: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ed" style:family="paragraph" style:parent-style-name="Text_20_body" style:master-page-name="">
      <loext:graphic-properties draw:fill="solid" draw:fill-color="#e6e6ff" draw:fill-image-width="0in" draw:fill-image-height="0in"/>
      <style:paragraph-properties fo:margin-left="0.25in" fo:margin-right="0in" fo:text-indent="0in" style:auto-text-indent="false" style:page-number="auto" fo:background-color="#e6e6ff" style:shadow="none">
        <style:tab-stops/>
      </style:paragraph-properties>
      <style:text-properties style:font-name="Liberation Sans" fo:font-family="'Liberation Sans'" style:font-style-name="Regular" style:font-family-generic="swiss" style:font-pitch="variable" fo:font-size="10pt"/>
    </style:style>
    <style:style style:name="QuotedSQL" style:family="paragraph" style:parent-style-name="SQLStatement">
      <loext:graphic-properties draw:fill="solid" draw:fill-color="#e6e6ff" draw:fill-image-width="0in" draw:fill-image-height="0in"/>
      <style:paragraph-properties fo:margin-left="0.25in" fo:margin-right="0in" fo:text-indent="0in" style:auto-text-indent="false" fo:background-color="#e6e6ff"/>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Endnote" style:family="paragraph" style:parent-style-name="Standard" style:class="extra">
      <loext:graphic-properties draw:fill-image-width="0in" draw:fill-image-height="0in"/>
      <style:paragraph-properties fo:margin-left="0.2354in" fo:margin-right="0in" fo:text-align="start" style:justify-single-word="false"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cc" style:text-outline="false" style:text-line-through-style="none" style:text-line-through-type="none" style:font-name="Lohit Devanagari" fo:font-family="'Lohit Devanagari'" style:font-family-generic="roman" style:font-pitch="variable" fo:font-size="36pt" fo:font-style="normal" fo:text-shadow="none" style:text-underline-style="none" fo:font-weight="normal" style:font-name-asian="DejaVu Sans" style:font-family-asian="'DejaVu Sans'" style:font-family-generic-asian="system" style:font-pitch-asian="variable" style:font-size-asian="36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111in" fo:margin-bottom="0in" loext:contextual-spacing="false" fo:line-height="100%"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917in"/>
          <style:tab-stop style:position="1.2917in"/>
          <style:tab-stop style:position="2.2917in"/>
          <style:tab-stop style:position="3.2917in"/>
          <style:tab-stop style:position="4.2917in"/>
          <style:tab-stop style:position="5.2917in"/>
          <style:tab-stop style:position="6.2917in"/>
          <style:tab-stop style:position="7.2917in"/>
          <style:tab-stop style:position="8.2917in"/>
          <style:tab-stop style:position="9.2917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8335in"/>
          <style:tab-stop style:position="1.8335in"/>
          <style:tab-stop style:position="2.8335in"/>
          <style:tab-stop style:position="3.8335in"/>
          <style:tab-stop style:position="4.8335in"/>
          <style:tab-stop style:position="5.8335in"/>
          <style:tab-stop style:position="6.8335in"/>
          <style:tab-stop style:position="7.8335in"/>
          <style:tab-stop style:position="8.833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Bold_20_Paragraph" style:display-name="Bold Paragraph" style:family="paragraph" style:parent-style-name="Text_20_body" style:next-style-name="Text_20_body">
      <style:text-properties fo:font-style="italic" fo:font-weight="bold"/>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5 February 2018</text:modification-date></text:p>
              <text:p text:style-name="MP5"/>
            </table:table-cell>
            <table:table-cell table:style-name="Table3.A1" office:value-type="string">
              <text:p text:style-name="MP6"><text:title>Firebird Server Management using IBX</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Firebird 3 User Management and IBX</text:chapter></text:span></text:p>
      </style:header>
      <style:footer>
        <text:p text:style-name="MP10"><text:page-number text:select-page="current">35</text:page-number></text:p>
      </style:footer>
    </style:master-page>
    <style:master-page style:name="Left_20_Page" style:display-name="Left Page" style:page-layout-name="Mpm6" style:next-style-name="Right_20_Page">
      <style:header>
        <text:p text:style-name="MP11"><text:title>Firebird Server Management using IBX</text:title></text:p>
      </style:header>
      <style:footer>
        <text:p text:style-name="MP12"><text:page-number text:select-page="current">30</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0</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Server Management using IBX</text:title></text:p>
      </style:header>
      <style:footer>
        <text:p text:style-name="Footer"><text:page-number text:select-page="current">0</text:page-number></text:p>
      </style:footer>
    </style:master-page>
    <style:master-page style:name="Endnote" style:page-layout-name="Mpm11"/>
    <style:master-page style:name="Footnote"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Server Management using IBX</dc:title>
    <meta:creation-date>2018-01-30T11:06:15.643135019</meta:creation-date>
    <meta:editing-cycles>81</meta:editing-cycles>
    <meta:editing-duration>PT11H9M47S</meta:editing-duration>
    <meta:initial-creator>Tony Whyman</meta:initial-creator>
    <dc:date>2018-02-15T15:34:19.589560935</dc:date>
    <dc:creator>Tony Whyman</dc:creator>
    <meta:document-statistic meta:table-count="5" meta:image-count="0" meta:object-count="3" meta:page-count="42" meta:paragraph-count="663" meta:word-count="13967" meta:character-count="88494" meta:non-whitespace-character-count="75039"/>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9</meta:user-defined>
    <meta:user-defined meta:name="Reference" meta:value-type="string">MWA/IBX/SvrMgr</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2/content.xml><?xml version="1.0" encoding="utf-8"?>
<math xmlns="http://www.w3.org/1998/Math/MathML" display="block">
  <semantics>
    <mrow>
      <mrow>
        <mi>A</mi>
        <mo stretchy="false">=</mo>
        <msup>
          <mi mathvariant="normal">g</mi>
          <mi>a</mi>
        </msup>
      </mrow>
      <mi mathvariant="italic">mod</mi>
      <mi>N</mi>
    </mrow>
    <annotation encoding="StarMath 5.0">A = func g^{a} mod N </annotation>
  </semantics>
</math>
</file>

<file path=Object 3/content.xml><?xml version="1.0" encoding="utf-8"?>
<math xmlns="http://www.w3.org/1998/Math/MathML" display="block">
  <semantics>
    <mrow>
      <mrow>
        <mi>B</mi>
        <mo stretchy="false">=</mo>
        <mrow>
          <mo fence="true" stretchy="false">(</mo>
          <mrow>
            <mrow>
              <mi mathvariant="italic">kv</mi>
              <mo stretchy="false">+</mo>
              <msup>
                <mi mathvariant="normal">g</mi>
                <mi>b</mi>
              </msup>
            </mrow>
          </mrow>
          <mo fence="true" stretchy="false">)</mo>
        </mrow>
      </mrow>
      <mi mathvariant="italic">mod</mi>
      <mi>N</mi>
    </mrow>
    <annotation encoding="StarMath 5.0">B = (kv + func g^{b}) mod N</annotation>
  </semantics>
</math>
</file>